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7819in"/>
    </style:style>
    <style:style style:name="co3" style:family="table-column">
      <style:table-column-properties fo:break-before="auto" style:column-width="1.8866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4.9535in"/>
    </style:style>
    <style:style style:name="co6" style:family="table-column">
      <style:table-column-properties fo:break-before="auto" style:column-width="2.198in"/>
    </style:style>
    <style:style style:name="co7" style:family="table-column">
      <style:table-column-properties fo:break-before="auto" style:column-width="2.5945in"/>
    </style:style>
    <style:style style:name="co8" style:family="table-column">
      <style:table-column-properties fo:break-before="auto" style:column-width="2.4866in"/>
    </style:style>
    <style:style style:name="co9" style:family="table-column">
      <style:table-column-properties fo:break-before="auto" style:column-width="0.45in"/>
    </style:style>
    <style:style style:name="co10" style:family="table-column">
      <style:table-column-properties fo:break-before="auto" style:column-width="1.4575in"/>
    </style:style>
    <style:style style:name="co11" style:family="table-column">
      <style:table-column-properties fo:break-before="auto" style:column-width="1.6618in"/>
    </style:style>
    <style:style style:name="co12" style:family="table-column">
      <style:table-column-properties fo:break-before="auto" style:column-width="1.6508in"/>
    </style:style>
    <style:style style:name="co13" style:family="table-column">
      <style:table-column-properties fo:break-before="auto" style:column-width="1.6189in"/>
    </style:style>
    <style:style style:name="co14" style:family="table-column">
      <style:table-column-properties fo:break-before="auto" style:column-width="1.6075in"/>
    </style:style>
    <style:style style:name="co15" style:family="table-column">
      <style:table-column-properties fo:break-before="auto" style:column-width="1.6402in"/>
    </style:style>
    <style:style style:name="co16" style:family="table-column">
      <style:table-column-properties fo:break-before="auto" style:column-width="1.5437in"/>
    </style:style>
    <style:style style:name="co17" style:family="table-column">
      <style:table-column-properties fo:break-before="auto" style:column-width="1.6835in"/>
    </style:style>
    <style:style style:name="co18" style:family="table-column">
      <style:table-column-properties fo:break-before="auto" style:column-width="0.5035in"/>
    </style:style>
    <style:style style:name="co19" style:family="table-column">
      <style:table-column-properties fo:break-before="auto" style:column-width="5.0071in"/>
    </style:style>
    <style:style style:name="co20" style:family="table-column">
      <style:table-column-properties fo:break-before="auto" style:column-width="2.1764in"/>
    </style:style>
    <style:style style:name="co21" style:family="table-column">
      <style:table-column-properties fo:break-before="auto" style:column-width="0.5783in"/>
    </style:style>
    <style:style style:name="co22" style:family="table-column">
      <style:table-column-properties fo:break-before="auto" style:column-width="3.2701in"/>
    </style:style>
    <style:style style:name="co23" style:family="table-column">
      <style:table-column-properties fo:break-before="auto" style:column-width="1.7791in"/>
    </style:style>
    <style:style style:name="co24" style:family="table-column">
      <style:table-column-properties fo:break-before="auto" style:column-width="1.6291in"/>
    </style:style>
    <style:style style:name="co25" style:family="table-column">
      <style:table-column-properties fo:break-before="auto" style:column-width="0.3638in"/>
    </style:style>
    <style:style style:name="co26" style:family="table-column">
      <style:table-column-properties fo:break-before="auto" style:column-width="0.5681in"/>
    </style:style>
    <style:style style:name="co27" style:family="table-column">
      <style:table-column-properties fo:break-before="auto" style:column-width="3.9563in"/>
    </style:style>
    <style:style style:name="co28" style:family="table-column">
      <style:table-column-properties fo:break-before="auto" style:column-width="0.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2"/>
    <style:style style:name="ce2" style:family="table-cell" style:parent-style-name="Default" style:data-style-name="N121"/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UMMARY-AL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"/>
        <table:table-column table:style-name="co1" table:number-columns-repeated="56" table:default-cell-style-name="Default"/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1) CIRCLE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TOTAL-INTERPOLATED-POINTS <text:s text:c="9"/></text:p>
          </table:table-cell>
          <table:table-cell office:value-type="float" office:value="49641" calcext:value-type="float">
            <text:p>4.9641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ERROR-(mm) <text:s text:c="14"/></text:p>
          </table:table-cell>
          <table:table-cell office:value-type="float" office:value="0.001093913738449" calcext:value-type="float">
            <text:p>1.09391373844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ERROR/TOT-INTERPOL-PNTS <text:s/></text:p>
          </table:table-cell>
          <table:table-cell office:value-type="float" office:value="0.00000002203694074232" calcext:value-type="float">
            <text:p>2.203694074232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SUM-ARC-LENGTH-(mm) <text:s text:c="15"/></text:p>
          </table:table-cell>
          <table:table-cell office:value-type="float" office:value="496.3785816452" calcext:value-type="float">
            <text:p>4.96378581645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LENGTH-(mm) <text:s text:c="13"/></text:p>
          </table:table-cell>
          <table:table-cell office:value-type="float" office:value="496.378581315" calcext:value-type="float">
            <text:p>4.96378581315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DIFF-ARC-LENGTH-CHORD-LENGTH-(mm) <text:s/></text:p>
          </table:table-cell>
          <table:table-cell office:value-type="float" office:value="0.0000003302195636934" calcext:value-type="float">
            <text:p>3.30219563693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PCNT-DIFF-ARC-CHORD-LENGTH <text:s text:c="8"/></text:p>
          </table:table-cell>
          <table:table-cell office:value-type="float" office:value="0.00000006652574786747" calcext:value-type="float">
            <text:p>6.65257478674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ERROR/SUM-CHORD-LENGTH <text:s text:c="2"/></text:p>
          </table:table-cell>
          <table:table-cell office:value-type="float" office:value="0.000002203789163406" calcext:value-type="float">
            <text:p>2.20378916340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SUM-ARC-THETA-(rad) <text:s text:c="15"/></text:p>
          </table:table-cell>
          <table:table-cell office:value-type="float" office:value="6.283146611127" calcext:value-type="float">
            <text:p>6.283146611127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SUM-ARC-AREA-(mm2) <text:s text:c="16"/></text:p>
          </table:table-cell>
          <table:table-cell office:value-type="float" office:value="0.00005235292684461" calcext:value-type="float">
            <text:p>5.23529268446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SUM-ARC-AREA/SUM-CHORD-LENGTH <text:s text:c="5"/></text:p>
          </table:table-cell>
          <table:table-cell office:value-type="float" office:value="0.000002203789163406" calcext:value-type="float">
            <text:p>2.20378916340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AVG-CHORD-ERROR-(mm) <text:s text:c="14"/></text:p>
          </table:table-cell>
          <table:table-cell office:value-type="float" office:value="0.00000002203694074232" calcext:value-type="float">
            <text:p>2.203694074232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AVG-ARC-LENGTH-(mm) <text:s text:c="15"/></text:p>
          </table:table-cell>
          <table:table-cell office:value-type="float" office:value="0.009999568526293" calcext:value-type="float">
            <text:p>9.999568526293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AVG-CHORD-LENGTH-(mm) <text:s text:c="13"/></text:p>
          </table:table-cell>
          <table:table-cell office:value-type="float" office:value="0.009999568519641" calcext:value-type="float">
            <text:p>9.99956851964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AVG-ARC-THETA-(rad) <text:s text:c="15"/></text:p>
          </table:table-cell>
          <table:table-cell office:value-type="float" office:value="0.0001265742669445" calcext:value-type="float">
            <text:p>1.265742669445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AVG-ARC-AREA-(mm2) <text:s text:c="16"/></text:p>
          </table:table-cell>
          <table:table-cell office:value-type="float" office:value="0.000000001054652031519" calcext:value-type="float">
            <text:p>1.054652031519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2023-10-05 02:49:35.447825261 Total-program-run-duration </text:p>
          </table:table-cell>
          <table:table-cell office:value-type="string" calcext:value-type="string">
            <text:p><text:s/>17.277667419 seconds.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CIRCL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TOTAL-INTERPOLATED-POINTS <text:s text:c="9"/></text:p>
          </table:table-cell>
          <table:table-cell office:value-type="float" office:value="24822" calcext:value-type="float">
            <text:p>2.4822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SUM-CHORD-ERROR-(mm) <text:s text:c="14"/></text:p>
          </table:table-cell>
          <table:table-cell office:value-type="float" office:value="0.002187639876" calcext:value-type="float">
            <text:p>2.18763987600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SUM-CHORD-ERROR/TOT-INTERPOL-PNTS <text:s/></text:p>
          </table:table-cell>
          <table:table-cell office:value-type="float" office:value="0.00000008813665347893" calcext:value-type="float">
            <text:p>8.813665347893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SUM-ARC-LENGTH-(mm) <text:s text:c="15"/></text:p>
          </table:table-cell>
          <table:table-cell office:value-type="float" office:value="496.3771594934" calcext:value-type="float">
            <text:p>4.96377159493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SUM-CHORD-LENGTH-(mm) <text:s text:c="13"/></text:p>
          </table:table-cell>
          <table:table-cell office:value-type="float" office:value="496.3771581682" calcext:value-type="float">
            <text:p>4.96377158168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DIFF-ARC-LENGTH-CHORD-LENGTH-(mm) <text:s/></text:p>
          </table:table-cell>
          <table:table-cell office:value-type="float" office:value="0.000001325165840171" calcext:value-type="float">
            <text:p>1.325165840171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PCNT-DIFF-ARC-CHORD-LENGTH <text:s text:c="8"/></text:p>
          </table:table-cell>
          <table:table-cell office:value-type="float" office:value="0.0000002669675295946" calcext:value-type="float">
            <text:p>2.669675295946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SUM-CHORD-ERROR/SUM-CHORD-LENGTH <text:s text:c="2"/></text:p>
          </table:table-cell>
          <table:table-cell office:value-type="float" office:value="0.000004407213023407" calcext:value-type="float">
            <text:p>4.40721302340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SUM-ARC-THETA-(rad) <text:s text:c="15"/></text:p>
          </table:table-cell>
          <table:table-cell office:value-type="float" office:value="6.283002050952" calcext:value-type="float">
            <text:p>6.283002050952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SUM-ARC-AREA-(mm2) <text:s text:c="16"/></text:p>
          </table:table-cell>
          <table:table-cell office:value-type="float" office:value="0.0002093803820914" calcext:value-type="float">
            <text:p>2.093803820914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SUM-ARC-AREA/SUM-CHORD-LENGTH <text:s text:c="5"/></text:p>
          </table:table-cell>
          <table:table-cell office:value-type="float" office:value="0.000004407213023407" calcext:value-type="float">
            <text:p>4.40721302340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AVG-CHORD-ERROR-(mm) <text:s text:c="14"/></text:p>
          </table:table-cell>
          <table:table-cell office:value-type="float" office:value="0.00000008813665347893" calcext:value-type="float">
            <text:p>8.813665347893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AVG-ARC-LENGTH-(mm) <text:s text:c="15"/></text:p>
          </table:table-cell>
          <table:table-cell office:value-type="float" office:value="0.01999827402173" calcext:value-type="float">
            <text:p>1.99982740217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AVG-CHORD-LENGTH-(mm) <text:s text:c="13"/></text:p>
          </table:table-cell>
          <table:table-cell office:value-type="float" office:value="0.01999827396834" calcext:value-type="float">
            <text:p>1.99982739683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AVG-ARC-THETA-(rad) <text:s text:c="15"/></text:p>
          </table:table-cell>
          <table:table-cell office:value-type="float" office:value="0.0002531325108155" calcext:value-type="float">
            <text:p>2.531325108155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AVG-ARC-AREA-(mm2) <text:s text:c="16"/></text:p>
          </table:table-cell>
          <table:table-cell office:value-type="float" office:value="0.000000008435614281914" calcext:value-type="float">
            <text:p>8.435614281914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12:35.17" calcext:value-type="date">
            <text:p>2023-10-05 03:12:3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8.160163431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TOTAL-INTERPOLATED-POINTS <text:s text:c="9"/></text:p>
          </table:table-cell>
          <table:table-cell office:value-type="float" office:value="16549" calcext:value-type="float">
            <text:p>1.6549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SUM-CHORD-ERROR-(mm) <text:s text:c="14"/></text:p>
          </table:table-cell>
          <table:table-cell office:value-type="float" office:value="0.003281178287065" calcext:value-type="float">
            <text:p>3.28117828706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SUM-CHORD-ERROR/TOT-INTERPOL-PNTS <text:s/></text:p>
          </table:table-cell>
          <table:table-cell office:value-type="float" office:value="0.0000001982824683989" calcext:value-type="float">
            <text:p>1.982824683989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SUM-ARC-LENGTH-(mm) <text:s text:c="15"/></text:p>
          </table:table-cell>
          <table:table-cell office:value-type="float" office:value="496.3757335444" calcext:value-type="float">
            <text:p>4.96375733544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SUM-CHORD-LENGTH-(mm) <text:s text:c="13"/></text:p>
          </table:table-cell>
          <table:table-cell office:value-type="float" office:value="496.375730563" calcext:value-type="float">
            <text:p>4.96375730563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DIFF-ARC-LENGTH-CHORD-LENGTH-(mm) <text:s/></text:p>
          </table:table-cell>
          <table:table-cell office:value-type="float" office:value="0.000002981455850204" calcext:value-type="float">
            <text:p>2.981455850204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PCNT-DIFF-ARC-CHORD-LENGTH <text:s text:c="8"/></text:p>
          </table:table-cell>
          <table:table-cell office:value-type="float" office:value="0.0000006006449648363" calcext:value-type="float">
            <text:p>6.00644964836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SUM-CHORD-ERROR/SUM-CHORD-LENGTH <text:s text:c="2"/></text:p>
          </table:table-cell>
          <table:table-cell office:value-type="float" office:value="0.00000661027138322" calcext:value-type="float">
            <text:p>6.61027138322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SUM-ARC-THETA-(rad) <text:s text:c="15"/></text:p>
          </table:table-cell>
          <table:table-cell office:value-type="float" office:value="6.282857458743" calcext:value-type="float">
            <text:p>6.282857458743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SUM-ARC-AREA-(mm2) <text:s text:c="16"/></text:p>
          </table:table-cell>
          <table:table-cell office:value-type="float" office:value="0.0004710353817982" calcext:value-type="float">
            <text:p>4.71035381798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SUM-ARC-AREA/SUM-CHORD-LENGTH <text:s text:c="5"/></text:p>
          </table:table-cell>
          <table:table-cell office:value-type="float" office:value="0.00000661027138322" calcext:value-type="float">
            <text:p>6.61027138322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AVG-CHORD-ERROR-(mm) <text:s text:c="14"/></text:p>
          </table:table-cell>
          <table:table-cell office:value-type="float" office:value="0.0000001982824683989" calcext:value-type="float">
            <text:p>1.982824683989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AVG-ARC-LENGTH-(mm) <text:s text:c="15"/></text:p>
          </table:table-cell>
          <table:table-cell office:value-type="float" office:value="0.02999611636116" calcext:value-type="float">
            <text:p>2.999611636116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AVG-CHORD-LENGTH-(mm) <text:s text:c="13"/></text:p>
          </table:table-cell>
          <table:table-cell office:value-type="float" office:value="0.02999611618099" calcext:value-type="float">
            <text:p>2.99961161809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AVG-ARC-THETA-(rad) <text:s text:c="15"/></text:p>
          </table:table-cell>
          <table:table-cell office:value-type="float" office:value="0.0003796747316136" calcext:value-type="float">
            <text:p>3.796747316136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AVG-ARC-AREA-(mm2) <text:s text:c="16"/></text:p>
          </table:table-cell>
          <table:table-cell office:value-type="float" office:value="0.00000002846479222856" calcext:value-type="float">
            <text:p>2.846479222856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18:43.48" calcext:value-type="date">
            <text:p>2023-10-05 03:18:43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5.399371536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TOTAL-INTERPOLATED-POINTS <text:s text:c="9"/></text:p>
          </table:table-cell>
          <table:table-cell office:value-type="float" office:value="12413" calcext:value-type="float">
            <text:p>1.2413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SUM-CHORD-ERROR-(mm) <text:s text:c="14"/></text:p>
          </table:table-cell>
          <table:table-cell office:value-type="float" office:value="0.004374701201686" calcext:value-type="float">
            <text:p>4.37470120168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SUM-CHORD-ERROR/TOT-INTERPOL-PNTS <text:s/></text:p>
          </table:table-cell>
          <table:table-cell office:value-type="float" office:value="0.0000003524573962041" calcext:value-type="float">
            <text:p>3.52457396204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SUM-ARC-LENGTH-(mm) <text:s text:c="15"/></text:p>
          </table:table-cell>
          <table:table-cell office:value-type="float" office:value="496.3942987341" calcext:value-type="float">
            <text:p>4.96394298734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SUM-CHORD-LENGTH-(mm) <text:s text:c="13"/></text:p>
          </table:table-cell>
          <table:table-cell office:value-type="float" office:value="496.3942934342" calcext:value-type="float">
            <text:p>4.96394293434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DIFF-ARC-LENGTH-CHORD-LENGTH-(mm) <text:s/></text:p>
          </table:table-cell>
          <table:table-cell office:value-type="float" office:value="0.000005299917688717" calcext:value-type="float">
            <text:p>5.299917688717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PCNT-DIFF-ARC-CHORD-LENGTH <text:s text:c="8"/></text:p>
          </table:table-cell>
          <table:table-cell office:value-type="float" office:value="0.000001067683029848" calcext:value-type="float">
            <text:p>1.067683029848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SUM-CHORD-ERROR/SUM-CHORD-LENGTH <text:s text:c="2"/></text:p>
          </table:table-cell>
          <table:table-cell office:value-type="float" office:value="0.00000881295627196" calcext:value-type="float">
            <text:p>8.8129562719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SUM-ARC-THETA-(rad) <text:s text:c="15"/></text:p>
          </table:table-cell>
          <table:table-cell office:value-type="float" office:value="6.282965934945" calcext:value-type="float">
            <text:p>6.282965934945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SUM-ARC-AREA-(mm2) <text:s text:c="16"/></text:p>
          </table:table-cell>
          <table:table-cell office:value-type="float" office:value="0.0008373046676549" calcext:value-type="float">
            <text:p>8.37304667654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SUM-ARC-AREA/SUM-CHORD-LENGTH <text:s text:c="5"/></text:p>
          </table:table-cell>
          <table:table-cell office:value-type="float" office:value="0.00000881295627196" calcext:value-type="float">
            <text:p>8.8129562719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AVG-CHORD-ERROR-(mm) <text:s text:c="14"/></text:p>
          </table:table-cell>
          <table:table-cell office:value-type="float" office:value="0.0000003524573962041" calcext:value-type="float">
            <text:p>3.524573962041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AVG-ARC-LENGTH-(mm) <text:s text:c="15"/></text:p>
          </table:table-cell>
          <table:table-cell office:value-type="float" office:value="0.03999309528956" calcext:value-type="float">
            <text:p>3.999309528956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AVG-CHORD-LENGTH-(mm) <text:s text:c="13"/></text:p>
          </table:table-cell>
          <table:table-cell office:value-type="float" office:value="0.03999309486257" calcext:value-type="float">
            <text:p>3.99930948625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AVG-ARC-THETA-(rad) <text:s text:c="15"/></text:p>
          </table:table-cell>
          <table:table-cell office:value-type="float" office:value="0.0005062009293381" calcext:value-type="float">
            <text:p>5.06200929338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AVG-ARC-AREA-(mm2) <text:s text:c="16"/></text:p>
          </table:table-cell>
          <table:table-cell office:value-type="float" office:value="0.0000000674592867914" calcext:value-type="float">
            <text:p>6.745928679140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23:14.25" calcext:value-type="date">
            <text:p>2023-10-05 03:23:14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.053925000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2) ELLIPSE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TOTAL-INTERPOLATED-POINTS <text:s text:c="9"/></text:p>
          </table:table-cell>
          <table:table-cell office:value-type="float" office:value="21575" calcext:value-type="float">
            <text:p>2.1575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ERROR-(mm) <text:s text:c="14"/></text:p>
          </table:table-cell>
          <table:table-cell office:value-type="float" office:value="0.002990951697698" calcext:value-type="float">
            <text:p>2.99095169769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ERROR/TOT-INTERPOL-PNTS <text:s/></text:p>
          </table:table-cell>
          <table:table-cell office:value-type="float" office:value="0.0000001386368637108" calcext:value-type="float">
            <text:p>1.386368637108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SUM-ARC-LENGTH-(mm) <text:s text:c="15"/></text:p>
          </table:table-cell>
          <table:table-cell office:value-type="float" office:value="215.6436635306" calcext:value-type="float">
            <text:p>2.15643663530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LENGTH-(mm) <text:s text:c="13"/></text:p>
          </table:table-cell>
          <table:table-cell office:value-type="float" office:value="215.6436625529" calcext:value-type="float">
            <text:p>2.15643662552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DIFF-ARC-LENGTH-CHORD-LENGTH-(mm) <text:s/></text:p>
          </table:table-cell>
          <table:table-cell office:value-type="float" office:value="0.0000009777115224097" calcext:value-type="float">
            <text:p>9.777115224097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PCNT-DIFF-ARC-CHORD-LENGTH <text:s text:c="8"/></text:p>
          </table:table-cell>
          <table:table-cell office:value-type="float" office:value="0.0000004533921870933" calcext:value-type="float">
            <text:p>4.53392187093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ERROR/SUM-CHORD-LENGTH <text:s text:c="2"/></text:p>
          </table:table-cell>
          <table:table-cell office:value-type="float" office:value="0.00001386987988559" calcext:value-type="float">
            <text:p>1.38698798855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SUM-ARC-THETA-(rad) <text:s text:c="15"/></text:p>
          </table:table-cell>
          <table:table-cell office:value-type="float" office:value="6.280515723261" calcext:value-type="float">
            <text:p>6.28051572326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SUM-ARC-AREA-(mm2) <text:s text:c="16"/></text:p>
          </table:table-cell>
          <table:table-cell office:value-type="float" office:value="0.00005185017589366" calcext:value-type="float">
            <text:p>5.18501758936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SUM-ARC-AREA/SUM-CHORD-LENGTH <text:s text:c="5"/></text:p>
          </table:table-cell>
          <table:table-cell office:value-type="float" office:value="0.00001386987988559" calcext:value-type="float">
            <text:p>1.38698798855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AVG-CHORD-ERROR-(mm) <text:s text:c="14"/></text:p>
          </table:table-cell>
          <table:table-cell office:value-type="float" office:value="0.0000001386368637108" calcext:value-type="float">
            <text:p>1.386368637108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AVG-ARC-LENGTH-(mm) <text:s text:c="15"/></text:p>
          </table:table-cell>
          <table:table-cell office:value-type="float" office:value="0.009995534603255" calcext:value-type="float">
            <text:p>9.99553460325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AVG-CHORD-LENGTH-(mm) <text:s text:c="13"/></text:p>
          </table:table-cell>
          <table:table-cell office:value-type="float" office:value="0.009995534557936" calcext:value-type="float">
            <text:p>9.99553455793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AVG-ARC-THETA-(rad) <text:s text:c="15"/></text:p>
          </table:table-cell>
          <table:table-cell office:value-type="float" office:value="0.0002911150330611" calcext:value-type="float">
            <text:p>2.91115033061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AVG-ARC-AREA-(mm2) <text:s text:c="16"/></text:p>
          </table:table-cell>
          <table:table-cell office:value-type="float" office:value="0.00000000240336404439" calcext:value-type="float">
            <text:p>2.403364044390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39:29.9" calcext:value-type="date">
            <text:p>2023-10-05 03:39:2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.134398760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ELLIPS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TOTAL-INTERPOLATED-POINTS <text:s text:c="9"/></text:p>
          </table:table-cell>
          <table:table-cell office:value-type="float" office:value="11296" calcext:value-type="float">
            <text:p>1.1296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SUM-CHORD-ERROR-(mm) <text:s text:c="14"/></text:p>
          </table:table-cell>
          <table:table-cell office:value-type="float" office:value="0.005148661124856" calcext:value-type="float">
            <text:p>5.14866112485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SUM-CHORD-ERROR/TOT-INTERPOL-PNTS <text:s/></text:p>
          </table:table-cell>
          <table:table-cell office:value-type="float" office:value="0.000000455835424954" calcext:value-type="float">
            <text:p>4.558354249540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SUM-ARC-LENGTH-(mm) <text:s text:c="15"/></text:p>
          </table:table-cell>
          <table:table-cell office:value-type="float" office:value="215.6499394203" calcext:value-type="float">
            <text:p>2.15649939420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SUM-CHORD-LENGTH-(mm) <text:s text:c="13"/></text:p>
          </table:table-cell>
          <table:table-cell office:value-type="float" office:value="215.6499358521" calcext:value-type="float">
            <text:p>2.15649935852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DIFF-ARC-LENGTH-CHORD-LENGTH-(mm) <text:s/></text:p>
          </table:table-cell>
          <table:table-cell office:value-type="float" office:value="0.000003568242959773" calcext:value-type="float">
            <text:p>3.568242959773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PCNT-DIFF-ARC-CHORD-LENGTH <text:s text:c="8"/></text:p>
          </table:table-cell>
          <table:table-cell office:value-type="float" office:value="0.000001654645936542" calcext:value-type="float">
            <text:p>1.65464593654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SUM-CHORD-ERROR/SUM-CHORD-LENGTH <text:s text:c="2"/></text:p>
          </table:table-cell>
          <table:table-cell office:value-type="float" office:value="0.00002387508767166" calcext:value-type="float">
            <text:p>2.38750876716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SUM-ARC-THETA-(rad) <text:s text:c="15"/></text:p>
          </table:table-cell>
          <table:table-cell office:value-type="float" office:value="6.283169115421" calcext:value-type="float">
            <text:p>6.28316911542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SUM-ARC-AREA-(mm2) <text:s text:c="16"/></text:p>
          </table:table-cell>
          <table:table-cell office:value-type="float" office:value="0.0001275076043292" calcext:value-type="float">
            <text:p>1.27507604329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SUM-ARC-AREA/SUM-CHORD-LENGTH <text:s text:c="5"/></text:p>
          </table:table-cell>
          <table:table-cell office:value-type="float" office:value="0.00002387508767166" calcext:value-type="float">
            <text:p>2.38750876716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AVG-CHORD-ERROR-(mm) <text:s text:c="14"/></text:p>
          </table:table-cell>
          <table:table-cell office:value-type="float" office:value="0.000000455835424954" calcext:value-type="float">
            <text:p>4.558354249540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AVG-ARC-LENGTH-(mm) <text:s text:c="15"/></text:p>
          </table:table-cell>
          <table:table-cell office:value-type="float" office:value="0.01909251345023" calcext:value-type="float">
            <text:p>1.90925134502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AVG-CHORD-LENGTH-(mm) <text:s text:c="13"/></text:p>
          </table:table-cell>
          <table:table-cell office:value-type="float" office:value="0.01909251313431" calcext:value-type="float">
            <text:p>1.909251313431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AVG-ARC-THETA-(rad) <text:s text:c="15"/></text:p>
          </table:table-cell>
          <table:table-cell office:value-type="float" office:value="0.0005562788061462" calcext:value-type="float">
            <text:p>5.56278806146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AVG-ARC-AREA-(mm2) <text:s text:c="16"/></text:p>
          </table:table-cell>
          <table:table-cell office:value-type="float" office:value="0.00000001128885385827" calcext:value-type="float">
            <text:p>1.12888538582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46:16.65" calcext:value-type="date">
            <text:p>2023-10-05 03:46:1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.63305172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TOTAL-INTERPOLATED-POINTS <text:s text:c="9"/></text:p>
          </table:table-cell>
          <table:table-cell office:value-type="float" office:value="8338" calcext:value-type="float">
            <text:p>8.338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SUM-CHORD-ERROR-(mm) <text:s text:c="14"/></text:p>
          </table:table-cell>
          <table:table-cell office:value-type="float" office:value="0.006561982225601" calcext:value-type="float">
            <text:p>6.56198222560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SUM-CHORD-ERROR/TOT-INTERPOL-PNTS <text:s/></text:p>
          </table:table-cell>
          <table:table-cell office:value-type="float" office:value="0.0000007870915467915" calcext:value-type="float">
            <text:p>7.87091546791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SUM-ARC-LENGTH-(mm) <text:s text:c="15"/></text:p>
          </table:table-cell>
          <table:table-cell office:value-type="float" office:value="215.6478495089" calcext:value-type="float">
            <text:p>2.15647849508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SUM-CHORD-LENGTH-(mm) <text:s text:c="13"/></text:p>
          </table:table-cell>
          <table:table-cell office:value-type="float" office:value="215.6478426167" calcext:value-type="float">
            <text:p>2.15647842616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DIFF-ARC-LENGTH-CHORD-LENGTH-(mm) <text:s/></text:p>
          </table:table-cell>
          <table:table-cell office:value-type="float" office:value="0.000006892209597709" calcext:value-type="float">
            <text:p>6.892209597709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PCNT-DIFF-ARC-CHORD-LENGTH <text:s text:c="8"/></text:p>
          </table:table-cell>
          <table:table-cell office:value-type="float" office:value="0.000003196048378596" calcext:value-type="float">
            <text:p>3.19604837859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SUM-CHORD-ERROR/SUM-CHORD-LENGTH <text:s text:c="2"/></text:p>
          </table:table-cell>
          <table:table-cell office:value-type="float" office:value="0.00003042915776933" calcext:value-type="float">
            <text:p>3.04291577693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SUM-ARC-THETA-(rad) <text:s text:c="15"/></text:p>
          </table:table-cell>
          <table:table-cell office:value-type="float" office:value="6.282291919271" calcext:value-type="float">
            <text:p>6.28229191927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SUM-ARC-AREA-(mm2) <text:s text:c="16"/></text:p>
          </table:table-cell>
          <table:table-cell office:value-type="float" office:value="0.0001849039783361" calcext:value-type="float">
            <text:p>1.849039783361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SUM-ARC-AREA/SUM-CHORD-LENGTH <text:s text:c="5"/></text:p>
          </table:table-cell>
          <table:table-cell office:value-type="float" office:value="0.00003042915776933" calcext:value-type="float">
            <text:p>3.04291577693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AVG-CHORD-ERROR-(mm) <text:s text:c="14"/></text:p>
          </table:table-cell>
          <table:table-cell office:value-type="float" office:value="0.0000007870915467915" calcext:value-type="float">
            <text:p>7.87091546791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AVG-ARC-LENGTH-(mm) <text:s text:c="15"/></text:p>
          </table:table-cell>
          <table:table-cell office:value-type="float" office:value="0.02586636074235" calcext:value-type="float">
            <text:p>2.58663607423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AVG-CHORD-LENGTH-(mm) <text:s text:c="13"/></text:p>
          </table:table-cell>
          <table:table-cell office:value-type="float" office:value="0.02586635991565" calcext:value-type="float">
            <text:p>2.58663599156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AVG-ARC-THETA-(rad) <text:s text:c="15"/></text:p>
          </table:table-cell>
          <table:table-cell office:value-type="float" office:value="0.0007535434711852" calcext:value-type="float">
            <text:p>7.53543471185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AVG-ARC-AREA-(mm2) <text:s text:c="16"/></text:p>
          </table:table-cell>
          <table:table-cell office:value-type="float" office:value="0.00000002217871876407" calcext:value-type="float">
            <text:p>2.21787187640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23:04.26" calcext:value-type="date">
            <text:p>2023-10-05 10:23:04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1.041426063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TOTAL-INTERPOLATED-POINTS <text:s text:c="9"/></text:p>
          </table:table-cell>
          <table:table-cell office:value-type="float" office:value="7351" calcext:value-type="float">
            <text:p>7.351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SUM-CHORD-ERROR-(mm) <text:s text:c="14"/></text:p>
          </table:table-cell>
          <table:table-cell office:value-type="float" office:value="0.007331840610025" calcext:value-type="float">
            <text:p>7.33184061002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SUM-CHORD-ERROR/TOT-INTERPOL-PNTS <text:s/></text:p>
          </table:table-cell>
          <table:table-cell office:value-type="float" office:value="0.0000009975293346972" calcext:value-type="float">
            <text:p>9.975293346972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SUM-ARC-LENGTH-(mm) <text:s text:c="15"/></text:p>
          </table:table-cell>
          <table:table-cell office:value-type="float" office:value="215.6438658943" calcext:value-type="float">
            <text:p>2.15643865894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SUM-CHORD-LENGTH-(mm) <text:s text:c="13"/></text:p>
          </table:table-cell>
          <table:table-cell office:value-type="float" office:value="215.6438551446" calcext:value-type="float">
            <text:p>2.15643855144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DIFF-ARC-LENGTH-CHORD-LENGTH-(mm) <text:s/></text:p>
          </table:table-cell>
          <table:table-cell office:value-type="float" office:value="0.00001074976646009" calcext:value-type="float">
            <text:p>1.074976646009E-05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PCNT-DIFF-ARC-CHORD-LENGTH <text:s text:c="8"/></text:p>
          </table:table-cell>
          <table:table-cell office:value-type="float" office:value="0.000004984962783667" calcext:value-type="float">
            <text:p>4.98496278366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SUM-CHORD-ERROR/SUM-CHORD-LENGTH <text:s text:c="2"/></text:p>
          </table:table-cell>
          <table:table-cell office:value-type="float" office:value="0.00003399976598039" calcext:value-type="float">
            <text:p>3.39997659803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SUM-ARC-THETA-(rad) <text:s text:c="15"/></text:p>
          </table:table-cell>
          <table:table-cell office:value-type="float" office:value="6.280610715483" calcext:value-type="float">
            <text:p>6.280610715483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SUM-ARC-AREA-(mm2) <text:s text:c="16"/></text:p>
          </table:table-cell>
          <table:table-cell office:value-type="float" office:value="0.0002200267776119" calcext:value-type="float">
            <text:p>2.2002677761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SUM-ARC-AREA/SUM-CHORD-LENGTH <text:s text:c="5"/></text:p>
          </table:table-cell>
          <table:table-cell office:value-type="float" office:value="0.00003399976598039" calcext:value-type="float">
            <text:p>3.39997659803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AVG-CHORD-ERROR-(mm) <text:s text:c="14"/></text:p>
          </table:table-cell>
          <table:table-cell office:value-type="float" office:value="0.0000009975293346972" calcext:value-type="float">
            <text:p>9.97529334697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AVG-ARC-LENGTH-(mm) <text:s text:c="15"/></text:p>
          </table:table-cell>
          <table:table-cell office:value-type="float" office:value="0.02933930148222" calcext:value-type="float">
            <text:p>2.93393014822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AVG-CHORD-LENGTH-(mm) <text:s text:c="13"/></text:p>
          </table:table-cell>
          <table:table-cell office:value-type="float" office:value="0.02933930001967" calcext:value-type="float">
            <text:p>2.93393000196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AVG-ARC-THETA-(rad) <text:s text:c="15"/></text:p>
          </table:table-cell>
          <table:table-cell office:value-type="float" office:value="0.0008545048592494" calcext:value-type="float">
            <text:p>8.54504859249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AVG-ARC-AREA-(mm2) <text:s text:c="16"/></text:p>
          </table:table-cell>
          <table:table-cell office:value-type="float" office:value="0.00000002993561600162" calcext:value-type="float">
            <text:p>2.993561600162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27:11.32" calcext:value-type="date">
            <text:p>2023-10-05 10:27:1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776571251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3) TEARDROP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TOTAL-INTERPOLATED-POINTS <text:s text:c="9"/></text:p>
          </table:table-cell>
          <table:table-cell office:value-type="float" office:value="10261" calcext:value-type="float">
            <text:p>1.0261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ERROR-(mm) <text:s text:c="14"/></text:p>
          </table:table-cell>
          <table:table-cell office:value-type="float" office:value="0.005809737838076" calcext:value-type="float">
            <text:p>5.80973783807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ERROR/TOT-INTERPOL-PNTS <text:s/></text:p>
          </table:table-cell>
          <table:table-cell office:value-type="float" office:value="0.0000005662512512745" calcext:value-type="float">
            <text:p>5.66251251274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SUM-ARC-LENGTH-(mm) <text:s text:c="15"/></text:p>
          </table:table-cell>
          <table:table-cell office:value-type="float" office:value="101.8356741269" calcext:value-type="float">
            <text:p>1.01835674126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LENGTH-(mm) <text:s text:c="13"/></text:p>
          </table:table-cell>
          <table:table-cell office:value-type="float" office:value="101.8356732173" calcext:value-type="float">
            <text:p>1.01835673217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DIFF-ARC-LENGTH-CHORD-LENGTH-(mm) <text:s/></text:p>
          </table:table-cell>
          <table:table-cell office:value-type="float" office:value="0.0000009095903408252" calcext:value-type="float">
            <text:p>9.09590340825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PCNT-DIFF-ARC-CHORD-LENGTH <text:s text:c="8"/></text:p>
          </table:table-cell>
          <table:table-cell office:value-type="float" office:value="0.0000008931942058845" calcext:value-type="float">
            <text:p>8.93194205884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ERROR/SUM-CHORD-LENGTH <text:s text:c="2"/></text:p>
          </table:table-cell>
          <table:table-cell office:value-type="float" office:value="0.00005705012452441" calcext:value-type="float">
            <text:p>5.70501245244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SUM-ARC-THETA-(rad) <text:s text:c="15"/></text:p>
          </table:table-cell>
          <table:table-cell office:value-type="float" office:value="4.712304324578" calcext:value-type="float">
            <text:p>4.712304324578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SUM-ARC-AREA-(mm2) <text:s text:c="16"/></text:p>
          </table:table-cell>
          <table:table-cell office:value-type="float" office:value="0.00003822127588087" calcext:value-type="float">
            <text:p>3.82212758808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SUM-ARC-AREA/SUM-CHORD-LENGTH <text:s text:c="5"/></text:p>
          </table:table-cell>
          <table:table-cell office:value-type="float" office:value="0.00005705012452441" calcext:value-type="float">
            <text:p>5.70501245244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AVG-CHORD-ERROR-(mm) <text:s text:c="14"/></text:p>
          </table:table-cell>
          <table:table-cell office:value-type="float" office:value="0.0000005662512512745" calcext:value-type="float">
            <text:p>5.66251251274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AVG-ARC-LENGTH-(mm) <text:s text:c="15"/></text:p>
          </table:table-cell>
          <table:table-cell office:value-type="float" office:value="0.009925504300871" calcext:value-type="float">
            <text:p>9.92550430087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AVG-CHORD-LENGTH-(mm) <text:s text:c="13"/></text:p>
          </table:table-cell>
          <table:table-cell office:value-type="float" office:value="0.009925504212216" calcext:value-type="float">
            <text:p>9.92550421221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AVG-ARC-THETA-(rad) <text:s text:c="15"/></text:p>
          </table:table-cell>
          <table:table-cell office:value-type="float" office:value="0.0004592889205241" calcext:value-type="float">
            <text:p>4.59288920524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AVG-ARC-AREA-(mm2) <text:s text:c="16"/></text:p>
          </table:table-cell>
          <table:table-cell office:value-type="float" office:value="0.000000003725270553691" calcext:value-type="float">
            <text:p>3.725270553691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40:38.22" calcext:value-type="date">
            <text:p>2023-10-05 10:40:3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.487434922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TEARDRO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TOTAL-INTERPOLATED-POINTS <text:s text:c="9"/></text:p>
          </table:table-cell>
          <table:table-cell office:value-type="float" office:value="7599" calcext:value-type="float">
            <text:p>7.599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ERROR-(mm) <text:s text:c="14"/></text:p>
          </table:table-cell>
          <table:table-cell office:value-type="float" office:value="0.00714080716286" calcext:value-type="float">
            <text:p>7.14080716286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ERROR/TOT-INTERPOL-PNTS <text:s/></text:p>
          </table:table-cell>
          <table:table-cell office:value-type="float" office:value="0.0000009398272128007" calcext:value-type="float">
            <text:p>9.398272128007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SUM-ARC-LENGTH-(mm) <text:s text:c="15"/></text:p>
          </table:table-cell>
          <table:table-cell office:value-type="float" office:value="101.8418663504" calcext:value-type="float">
            <text:p>1.01841866350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LENGTH-(mm) <text:s text:c="13"/></text:p>
          </table:table-cell>
          <table:table-cell office:value-type="float" office:value="101.8418655699" calcext:value-type="float">
            <text:p>1.01841865569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DIFF-ARC-LENGTH-CHORD-LENGTH-(mm) <text:s/></text:p>
          </table:table-cell>
          <table:table-cell office:value-type="float" office:value="0.0000007805327442156" calcext:value-type="float">
            <text:p>7.805327442156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PCNT-DIFF-ARC-CHORD-LENGTH <text:s text:c="8"/></text:p>
          </table:table-cell>
          <table:table-cell office:value-type="float" office:value="0.0000007664163788301" calcext:value-type="float">
            <text:p>7.66416378830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ERROR/SUM-CHORD-LENGTH <text:s text:c="2"/></text:p>
          </table:table-cell>
          <table:table-cell office:value-type="float" office:value="0.00007011661778683" calcext:value-type="float">
            <text:p>7.01166177868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SUM-ARC-THETA-(rad) <text:s text:c="15"/></text:p>
          </table:table-cell>
          <table:table-cell office:value-type="float" office:value="4.71226880577" calcext:value-type="float">
            <text:p>4.71226880577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SUM-ARC-AREA-(mm2) <text:s text:c="16"/></text:p>
          </table:table-cell>
          <table:table-cell office:value-type="float" office:value="0.00006182290957317" calcext:value-type="float">
            <text:p>6.18229095731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SUM-ARC-AREA/SUM-CHORD-LENGTH <text:s text:c="5"/></text:p>
          </table:table-cell>
          <table:table-cell office:value-type="float" office:value="0.00007011661778683" calcext:value-type="float">
            <text:p>7.01166177868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AVG-CHORD-ERROR-(mm) <text:s text:c="14"/></text:p>
          </table:table-cell>
          <table:table-cell office:value-type="float" office:value="0.0000009398272128007" calcext:value-type="float">
            <text:p>9.398272128007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AVG-ARC-LENGTH-(mm) <text:s text:c="15"/></text:p>
          </table:table-cell>
          <table:table-cell office:value-type="float" office:value="0.01340377288107" calcext:value-type="float">
            <text:p>1.34037728810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AVG-CHORD-LENGTH-(mm) <text:s text:c="13"/></text:p>
          </table:table-cell>
          <table:table-cell office:value-type="float" office:value="0.01340377277834" calcext:value-type="float">
            <text:p>1.34037727783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AVG-ARC-THETA-(rad) <text:s text:c="15"/></text:p>
          </table:table-cell>
          <table:table-cell office:value-type="float" office:value="0.0006201985793327" calcext:value-type="float">
            <text:p>6.201985793327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AVG-ARC-AREA-(mm2) <text:s text:c="16"/></text:p>
          </table:table-cell>
          <table:table-cell office:value-type="float" office:value="0.00000000813673461084" calcext:value-type="float">
            <text:p>8.136734610840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43:45.72" calcext:value-type="date">
            <text:p>2023-10-05 10:43:4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9.907344569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TOTAL-INTERPOLATED-POINTS <text:s text:c="9"/></text:p>
          </table:table-cell>
          <table:table-cell office:value-type="float" office:value="7347" calcext:value-type="float">
            <text:p>7.347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ERROR-(mm) <text:s text:c="14"/></text:p>
          </table:table-cell>
          <table:table-cell office:value-type="float" office:value="0.007336793707381" calcext:value-type="float">
            <text:p>7.33679370738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ERROR/TOT-INTERPOL-PNTS <text:s/></text:p>
          </table:table-cell>
          <table:table-cell office:value-type="float" office:value="0.0000009987467611463" calcext:value-type="float">
            <text:p>9.98746761146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SUM-ARC-LENGTH-(mm) <text:s text:c="15"/></text:p>
          </table:table-cell>
          <table:table-cell office:value-type="float" office:value="101.8595636256" calcext:value-type="float">
            <text:p>1.01859563625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LENGTH-(mm) <text:s text:c="13"/></text:p>
          </table:table-cell>
          <table:table-cell office:value-type="float" office:value="101.8595666011" calcext:value-type="float">
            <text:p>1.01859566601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DIFF-ARC-LENGTH-CHORD-LENGTH-(mm) <text:s/></text:p>
          </table:table-cell>
          <table:table-cell office:value-type="float" office:value="-0.000002975420997586" calcext:value-type="float">
            <text:p>-2.975420997586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PCNT-DIFF-ARC-CHORD-LENGTH <text:s text:c="8"/></text:p>
          </table:table-cell>
          <table:table-cell office:value-type="float" office:value="-0.000002921101261067" calcext:value-type="float">
            <text:p>-2.92110126106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ERROR/SUM-CHORD-LENGTH <text:s text:c="2"/></text:p>
          </table:table-cell>
          <table:table-cell office:value-type="float" office:value="0.00007202851879506" calcext:value-type="float">
            <text:p>7.20285187950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SUM-ARC-THETA-(rad) <text:s text:c="15"/></text:p>
          </table:table-cell>
          <table:table-cell office:value-type="float" office:value="4.712349787227" calcext:value-type="float">
            <text:p>4.712349787227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SUM-ARC-AREA-(mm2) <text:s text:c="16"/></text:p>
          </table:table-cell>
          <table:table-cell office:value-type="float" office:value="0.00006781012634326" calcext:value-type="float">
            <text:p>6.78101263432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SUM-ARC-AREA/SUM-CHORD-LENGTH <text:s text:c="5"/></text:p>
          </table:table-cell>
          <table:table-cell office:value-type="float" office:value="0.00007202851879506" calcext:value-type="float">
            <text:p>7.20285187950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AVG-CHORD-ERROR-(mm) <text:s text:c="14"/></text:p>
          </table:table-cell>
          <table:table-cell office:value-type="float" office:value="0.0000009987467611463" calcext:value-type="float">
            <text:p>9.987467611463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AVG-ARC-LENGTH-(mm) <text:s text:c="15"/></text:p>
          </table:table-cell>
          <table:table-cell office:value-type="float" office:value="0.01386599014779" calcext:value-type="float">
            <text:p>1.38659901477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AVG-CHORD-LENGTH-(mm) <text:s text:c="13"/></text:p>
          </table:table-cell>
          <table:table-cell office:value-type="float" office:value="0.01386599055283" calcext:value-type="float">
            <text:p>1.38659905528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AVG-ARC-THETA-(rad) <text:s text:c="15"/></text:p>
          </table:table-cell>
          <table:table-cell office:value-type="float" office:value="0.0006414851330284" calcext:value-type="float">
            <text:p>6.41485133028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AVG-ARC-AREA-(mm2) <text:s text:c="16"/></text:p>
          </table:table-cell>
          <table:table-cell office:value-type="float" office:value="0.000000009230891143923" calcext:value-type="float">
            <text:p>9.230891143923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47:19.21" calcext:value-type="date">
            <text:p>2023-10-05 10:47:1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8.094412173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TOTAL-INTERPOLATED-POINTS <text:s text:c="9"/></text:p>
          </table:table-cell>
          <table:table-cell office:value-type="float" office:value="7347" calcext:value-type="float">
            <text:p>7.347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ERROR-(mm) <text:s text:c="14"/></text:p>
          </table:table-cell>
          <table:table-cell office:value-type="float" office:value="0.007335147000398" calcext:value-type="float">
            <text:p>7.33514700039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ERROR/TOT-INTERPOL-PNTS <text:s/></text:p>
          </table:table-cell>
          <table:table-cell office:value-type="float" office:value="0.0000009985225973861" calcext:value-type="float">
            <text:p>9.98522597386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SUM-ARC-LENGTH-(mm) <text:s text:c="15"/></text:p>
          </table:table-cell>
          <table:table-cell office:value-type="float" office:value="101.8355644559" calcext:value-type="float">
            <text:p>1.01835564455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LENGTH-(mm) <text:s text:c="13"/></text:p>
          </table:table-cell>
          <table:table-cell office:value-type="float" office:value="101.8355608386" calcext:value-type="float">
            <text:p>1.01835560838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DIFF-ARC-LENGTH-CHORD-LENGTH-(mm) <text:s/></text:p>
          </table:table-cell>
          <table:table-cell office:value-type="float" office:value="0.000003617250541765" calcext:value-type="float">
            <text:p>3.617250541765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PCNT-DIFF-ARC-CHORD-LENGTH <text:s text:c="8"/></text:p>
          </table:table-cell>
          <table:table-cell office:value-type="float" office:value="0.00000355205036776" calcext:value-type="float">
            <text:p>3.5520503677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ERROR/SUM-CHORD-LENGTH <text:s text:c="2"/></text:p>
          </table:table-cell>
          <table:table-cell office:value-type="float" office:value="0.00007202932786929" calcext:value-type="float">
            <text:p>7.20293278692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SUM-ARC-THETA-(rad) <text:s text:c="15"/></text:p>
          </table:table-cell>
          <table:table-cell office:value-type="float" office:value="4.712123379377" calcext:value-type="float">
            <text:p>4.712123379377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SUM-ARC-AREA-(mm2) <text:s text:c="16"/></text:p>
          </table:table-cell>
          <table:table-cell office:value-type="float" office:value="0.00006777759239889" calcext:value-type="float">
            <text:p>6.77775923988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SUM-ARC-AREA/SUM-CHORD-LENGTH <text:s text:c="5"/></text:p>
          </table:table-cell>
          <table:table-cell office:value-type="float" office:value="0.00007202932786929" calcext:value-type="float">
            <text:p>7.20293278692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AVG-CHORD-ERROR-(mm) <text:s text:c="14"/></text:p>
          </table:table-cell>
          <table:table-cell office:value-type="float" office:value="0.0000009985225973861" calcext:value-type="float">
            <text:p>9.985225973861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AVG-ARC-LENGTH-(mm) <text:s text:c="15"/></text:p>
          </table:table-cell>
          <table:table-cell office:value-type="float" office:value="0.01386272317668" calcext:value-type="float">
            <text:p>1.38627231766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AVG-CHORD-LENGTH-(mm) <text:s text:c="13"/></text:p>
          </table:table-cell>
          <table:table-cell office:value-type="float" office:value="0.01386272268427" calcext:value-type="float">
            <text:p>1.38627226842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AVG-ARC-THETA-(rad) <text:s text:c="15"/></text:p>
          </table:table-cell>
          <table:table-cell office:value-type="float" office:value="0.0006414543124663" calcext:value-type="float">
            <text:p>6.414543124663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AVG-ARC-AREA-(mm2) <text:s text:c="16"/></text:p>
          </table:table-cell>
          <table:table-cell office:value-type="float" office:value="0.000000009226462346704" calcext:value-type="float">
            <text:p>9.226462346704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1:11:55.56" calcext:value-type="date">
            <text:p>2023-10-05 11:11:5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2.963240770 seconds.</text:p>
          </table:table-cell>
          <table:table-cell table:number-columns-repeated="55"/>
        </table:table-row>
        <table:table-row table:style-name="ro1" table:number-rows-repeated="3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4) BUTTERFLY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TOTAL-INTERPOLATED-POINTS <text:s text:c="9"/></text:p>
          </table:table-cell>
          <table:table-cell office:value-type="float" office:value="35656" calcext:value-type="float">
            <text:p>3.5656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ERROR-(mm) <text:s text:c="14"/></text:p>
          </table:table-cell>
          <table:table-cell office:value-type="float" office:value="0.001938859834664" calcext:value-type="float">
            <text:p>1.93885983466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ERROR/TOT-INTERPOL-PNTS <text:s/></text:p>
          </table:table-cell>
          <table:table-cell office:value-type="float" office:value="0.00000005437834342068" calcext:value-type="float">
            <text:p>5.437834342068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SUM-ARC-LENGTH-(mm) <text:s text:c="15"/></text:p>
          </table:table-cell>
          <table:table-cell office:value-type="float" office:value="356.074850687" calcext:value-type="float">
            <text:p>3.56074850687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LENGTH-(mm) <text:s text:c="13"/></text:p>
          </table:table-cell>
          <table:table-cell office:value-type="float" office:value="356.0747025702" calcext:value-type="float">
            <text:p>3.56074702570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DIFF-ARC-LENGTH-CHORD-LENGTH-(mm) <text:s/></text:p>
          </table:table-cell>
          <table:table-cell office:value-type="float" office:value="0.0001481168304736" calcext:value-type="float">
            <text:p>1.481168304736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PCNT-DIFF-ARC-CHORD-LENGTH <text:s text:c="8"/></text:p>
          </table:table-cell>
          <table:table-cell office:value-type="float" office:value="0.00004159710526812" calcext:value-type="float">
            <text:p>4.159710526812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ERROR/SUM-CHORD-LENGTH <text:s text:c="2"/></text:p>
          </table:table-cell>
          <table:table-cell office:value-type="float" office:value="0.000005445092899523" calcext:value-type="float">
            <text:p>5.44509289952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SUM-ARC-THETA-(rad) <text:s text:c="15"/></text:p>
          </table:table-cell>
          <table:table-cell office:value-type="float" office:value="22.12404302532" calcext:value-type="float">
            <text:p>2.21240430253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SUM-ARC-AREA-(mm2) <text:s text:c="16"/></text:p>
          </table:table-cell>
          <table:table-cell office:value-type="float" office:value="0.0001758667624644" calcext:value-type="float">
            <text:p>1.758667624644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SUM-ARC-AREA/SUM-CHORD-LENGTH <text:s text:c="5"/></text:p>
          </table:table-cell>
          <table:table-cell office:value-type="float" office:value="0.000005445092899523" calcext:value-type="float">
            <text:p>5.44509289952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AVG-CHORD-ERROR-(mm) <text:s text:c="14"/></text:p>
          </table:table-cell>
          <table:table-cell office:value-type="float" office:value="0.00000005437834342068" calcext:value-type="float">
            <text:p>5.437834342068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AVG-ARC-LENGTH-(mm) <text:s text:c="15"/></text:p>
          </table:table-cell>
          <table:table-cell office:value-type="float" office:value="0.009986673697574" calcext:value-type="float">
            <text:p>9.98667369757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AVG-CHORD-LENGTH-(mm) <text:s text:c="13"/></text:p>
          </table:table-cell>
          <table:table-cell office:value-type="float" office:value="0.009986669543407" calcext:value-type="float">
            <text:p>9.98666954340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AVG-ARC-THETA-(rad) <text:s text:c="15"/></text:p>
          </table:table-cell>
          <table:table-cell office:value-type="float" office:value="0.0006205032400874" calcext:value-type="float">
            <text:p>6.20503240087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AVG-ARC-AREA-(mm2) <text:s text:c="16"/></text:p>
          </table:table-cell>
          <table:table-cell office:value-type="float" office:value="0.000000004932457228003" calcext:value-type="float">
            <text:p>4.932457228003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5:41:31.99" calcext:value-type="date">
            <text:p>2023-10-05 15:41:31</text:p>
          </table:table-cell>
          <table:table-cell office:value-type="string" calcext:value-type="string">
            <text:p>Total program run duration <text:s/></text:p>
          </table:table-cell>
          <table:table-cell office:value-type="string" calcext:value-type="string">
            <text:p><text:s/>14.21921887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TOTAL-INTERPOLATED-POINTS <text:s text:c="9"/></text:p>
          </table:table-cell>
          <table:table-cell office:value-type="float" office:value="18029" calcext:value-type="float">
            <text:p>1.8029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ERROR-(mm) <text:s text:c="14"/></text:p>
          </table:table-cell>
          <table:table-cell office:value-type="float" office:value="0.003534046223178" calcext:value-type="float">
            <text:p>3.53404622317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ERROR/TOT-INTERPOL-PNTS <text:s/></text:p>
          </table:table-cell>
          <table:table-cell office:value-type="float" office:value="0.0000001960309642322" calcext:value-type="float">
            <text:p>1.960309642322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SUM-ARC-LENGTH-(mm) <text:s text:c="15"/></text:p>
          </table:table-cell>
          <table:table-cell office:value-type="float" office:value="356.0738974072" calcext:value-type="float">
            <text:p>3.56073897407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LENGTH-(mm) <text:s text:c="13"/></text:p>
          </table:table-cell>
          <table:table-cell office:value-type="float" office:value="356.0737108999" calcext:value-type="float">
            <text:p>3.56073710899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DIFF-ARC-LENGTH-CHORD-LENGTH-(mm) <text:s/></text:p>
          </table:table-cell>
          <table:table-cell office:value-type="float" office:value="0.0001865072539431" calcext:value-type="float">
            <text:p>1.86507253943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PCNT-DIFF-ARC-CHORD-LENGTH <text:s text:c="8"/></text:p>
          </table:table-cell>
          <table:table-cell office:value-type="float" office:value="0.00005237880543932" calcext:value-type="float">
            <text:p>5.237880543932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ERROR/SUM-CHORD-LENGTH <text:s text:c="2"/></text:p>
          </table:table-cell>
          <table:table-cell office:value-type="float" office:value="0.000009925041122094" calcext:value-type="float">
            <text:p>9.925041122094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SUM-ARC-THETA-(rad) <text:s text:c="15"/></text:p>
          </table:table-cell>
          <table:table-cell office:value-type="float" office:value="22.12055105865" calcext:value-type="float">
            <text:p>2.212055105865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SUM-ARC-AREA-(mm2) <text:s text:c="16"/></text:p>
          </table:table-cell>
          <table:table-cell office:value-type="float" office:value="0.0006462621773264" calcext:value-type="float">
            <text:p>6.462621773264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SUM-ARC-AREA/SUM-CHORD-LENGTH <text:s text:c="5"/></text:p>
          </table:table-cell>
          <table:table-cell office:value-type="float" office:value="0.000009925041122094" calcext:value-type="float">
            <text:p>9.925041122094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AVG-CHORD-ERROR-(mm) <text:s text:c="14"/></text:p>
          </table:table-cell>
          <table:table-cell office:value-type="float" office:value="0.0000001960309642322" calcext:value-type="float">
            <text:p>1.96030964232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AVG-ARC-LENGTH-(mm) <text:s text:c="15"/></text:p>
          </table:table-cell>
          <table:table-cell office:value-type="float" office:value="0.01975115916392" calcext:value-type="float">
            <text:p>1.97511591639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AVG-CHORD-LENGTH-(mm) <text:s text:c="13"/></text:p>
          </table:table-cell>
          <table:table-cell office:value-type="float" office:value="0.0197511488185" calcext:value-type="float">
            <text:p>1.975114881850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AVG-ARC-THETA-(rad) <text:s text:c="15"/></text:p>
          </table:table-cell>
          <table:table-cell office:value-type="float" office:value="0.001227010819761" calcext:value-type="float">
            <text:p>1.22701081976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AVG-ARC-AREA-(mm2) <text:s text:c="16"/></text:p>
          </table:table-cell>
          <table:table-cell office:value-type="float" office:value="0.00000003584769122068" calcext:value-type="float">
            <text:p>3.584769122068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5:51:33.01" calcext:value-type="date">
            <text:p>2023-10-05 15:51:33</text:p>
          </table:table-cell>
          <table:table-cell office:value-type="string" calcext:value-type="string">
            <text:p>Total program run duration <text:s/></text:p>
          </table:table-cell>
          <table:table-cell office:value-type="string" calcext:value-type="string">
            <text:p><text:s/>8.188216860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TOTAL-INTERPOLATED-POINTS <text:s text:c="9"/></text:p>
          </table:table-cell>
          <table:table-cell office:value-type="float" office:value="12343" calcext:value-type="float">
            <text:p>1.2343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ERROR-(mm) <text:s text:c="14"/></text:p>
          </table:table-cell>
          <table:table-cell office:value-type="float" office:value="0.004846582536157" calcext:value-type="float">
            <text:p>4.84658253615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ERROR/TOT-INTERPOL-PNTS <text:s/></text:p>
          </table:table-cell>
          <table:table-cell office:value-type="float" office:value="0.0000003926902071104" calcext:value-type="float">
            <text:p>3.92690207110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SUM-ARC-LENGTH-(mm) <text:s text:c="15"/></text:p>
          </table:table-cell>
          <table:table-cell office:value-type="float" office:value="356.0730284349" calcext:value-type="float">
            <text:p>3.56073028434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LENGTH-(mm) <text:s text:c="13"/></text:p>
          </table:table-cell>
          <table:table-cell office:value-type="float" office:value="356.0727930088" calcext:value-type="float">
            <text:p>3.56072793008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DIFF-ARC-LENGTH-CHORD-LENGTH-(mm) <text:s/></text:p>
          </table:table-cell>
          <table:table-cell office:value-type="float" office:value="0.0002354260789161" calcext:value-type="float">
            <text:p>2.35426078916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PCNT-DIFF-ARC-CHORD-LENGTH <text:s text:c="8"/></text:p>
          </table:table-cell>
          <table:table-cell office:value-type="float" office:value="0.00006611735799" calcext:value-type="float">
            <text:p>6.611735799000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ERROR/SUM-CHORD-LENGTH <text:s text:c="2"/></text:p>
          </table:table-cell>
          <table:table-cell office:value-type="float" office:value="0.00001361121273884" calcext:value-type="float">
            <text:p>1.361121273884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SUM-ARC-THETA-(rad) <text:s text:c="15"/></text:p>
          </table:table-cell>
          <table:table-cell office:value-type="float" office:value="22.11618559661" calcext:value-type="float">
            <text:p>2.211618559661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SUM-ARC-AREA-(mm2) <text:s text:c="16"/></text:p>
          </table:table-cell>
          <table:table-cell office:value-type="float" office:value="0.00129893207359" calcext:value-type="float">
            <text:p>1.298932073590E-03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SUM-ARC-AREA/SUM-CHORD-LENGTH <text:s text:c="5"/></text:p>
          </table:table-cell>
          <table:table-cell office:value-type="float" office:value="0.00001361121273884" calcext:value-type="float">
            <text:p>1.361121273884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AVG-CHORD-ERROR-(mm) <text:s text:c="14"/></text:p>
          </table:table-cell>
          <table:table-cell office:value-type="float" office:value="0.0000003926902071104" calcext:value-type="float">
            <text:p>3.92690207110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AVG-ARC-LENGTH-(mm) <text:s text:c="15"/></text:p>
          </table:table-cell>
          <table:table-cell office:value-type="float" office:value="0.02885051275603" calcext:value-type="float">
            <text:p>2.88505127560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AVG-CHORD-LENGTH-(mm) <text:s text:c="13"/></text:p>
          </table:table-cell>
          <table:table-cell office:value-type="float" office:value="0.02885049368083" calcext:value-type="float">
            <text:p>2.88504936808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AVG-ARC-THETA-(rad) <text:s text:c="15"/></text:p>
          </table:table-cell>
          <table:table-cell office:value-type="float" office:value="0.001791945032946" calcext:value-type="float">
            <text:p>1.79194503294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AVG-ARC-AREA-(mm2) <text:s text:c="16"/></text:p>
          </table:table-cell>
          <table:table-cell office:value-type="float" office:value="0.0000001052448609294" calcext:value-type="float">
            <text:p>1.05244860929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5:57:25.19" calcext:value-type="date">
            <text:p>2023-10-05 15:57:2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8.667691811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TOTAL-INTERPOLATED-POINTS <text:s text:c="9"/></text:p>
          </table:table-cell>
          <table:table-cell office:value-type="float" office:value="9732" calcext:value-type="float">
            <text:p>9.732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ERROR-(mm) <text:s text:c="14"/></text:p>
          </table:table-cell>
          <table:table-cell office:value-type="float" office:value="0.005851472692902" calcext:value-type="float">
            <text:p>5.85147269290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ERROR/TOT-INTERPOL-PNTS <text:s/></text:p>
          </table:table-cell>
          <table:table-cell office:value-type="float" office:value="0.0000006013228540645" calcext:value-type="float">
            <text:p>6.01322854064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SUM-ARC-LENGTH-(mm) <text:s text:c="15"/></text:p>
          </table:table-cell>
          <table:table-cell office:value-type="float" office:value="356.0734306512" calcext:value-type="float">
            <text:p>3.56073430651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LENGTH-(mm) <text:s text:c="13"/></text:p>
          </table:table-cell>
          <table:table-cell office:value-type="float" office:value="356.0731526728" calcext:value-type="float">
            <text:p>3.56073152672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DIFF-ARC-LENGTH-CHORD-LENGTH-(mm) <text:s/></text:p>
          </table:table-cell>
          <table:table-cell office:value-type="float" office:value="0.0002779783607707" calcext:value-type="float">
            <text:p>2.779783607707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PCNT-DIFF-ARC-CHORD-LENGTH <text:s text:c="8"/></text:p>
          </table:table-cell>
          <table:table-cell office:value-type="float" office:value="0.00007806770650153" calcext:value-type="float">
            <text:p>7.80677065015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ERROR/SUM-CHORD-LENGTH <text:s text:c="2"/></text:p>
          </table:table-cell>
          <table:table-cell office:value-type="float" office:value="0.00001643334424114" calcext:value-type="float">
            <text:p>1.643334424114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SUM-ARC-THETA-(rad) <text:s text:c="15"/></text:p>
          </table:table-cell>
          <table:table-cell office:value-type="float" office:value="22.11929011631" calcext:value-type="float">
            <text:p>2.211929011631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SUM-ARC-AREA-(mm2) <text:s text:c="16"/></text:p>
          </table:table-cell>
          <table:table-cell office:value-type="float" office:value="0.002003665777961" calcext:value-type="float">
            <text:p>2.003665777961E-03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SUM-ARC-AREA/SUM-CHORD-LENGTH <text:s text:c="5"/></text:p>
          </table:table-cell>
          <table:table-cell office:value-type="float" office:value="0.00001643334424114" calcext:value-type="float">
            <text:p>1.643334424114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AVG-CHORD-ERROR-(mm) <text:s text:c="14"/></text:p>
          </table:table-cell>
          <table:table-cell office:value-type="float" office:value="0.0000006013228540645" calcext:value-type="float">
            <text:p>6.01322854064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AVG-ARC-LENGTH-(mm) <text:s text:c="15"/></text:p>
          </table:table-cell>
          <table:table-cell office:value-type="float" office:value="0.03659165868371" calcext:value-type="float">
            <text:p>3.659165868371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AVG-CHORD-LENGTH-(mm) <text:s text:c="13"/></text:p>
          </table:table-cell>
          <table:table-cell office:value-type="float" office:value="0.03659163011744" calcext:value-type="float">
            <text:p>3.65916301174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AVG-ARC-THETA-(rad) <text:s text:c="15"/></text:p>
          </table:table-cell>
          <table:table-cell office:value-type="float" office:value="0.002273074721643" calcext:value-type="float">
            <text:p>2.273074721643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AVG-ARC-AREA-(mm2) <text:s text:c="16"/></text:p>
          </table:table-cell>
          <table:table-cell office:value-type="float" office:value="0.0000002059054339699" calcext:value-type="float">
            <text:p>2.059054339699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6:00:57.51" calcext:value-type="date">
            <text:p>2023-10-05 16:00:5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0.542664043 seconds. </text:p>
          </table:table-cell>
          <table:table-cell table:number-columns-repeated="55"/>
        </table:table-row>
        <table:table-row table:style-name="ro1" table:number-rows-repeated="3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5) SKEWEDASTROID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TOTAL-INTERPOLATED-POINTS <text:s text:c="9"/></text:p>
          </table:table-cell>
          <table:table-cell office:value-type="float" office:value="116194" calcext:value-type="float">
            <text:p>1.161940000000E+05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ERROR-(mm) <text:s text:c="14"/></text:p>
          </table:table-cell>
          <table:table-cell office:value-type="float" office:value="0.0005163683043374" calcext:value-type="float">
            <text:p>5.16368304337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ERROR/TOT-INTERPOL-PNTS <text:s/></text:p>
          </table:table-cell>
          <table:table-cell office:value-type="float" office:value="0.000000004444056908225" calcext:value-type="float">
            <text:p>4.444056908225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ARC-LENGTH-(mm) <text:s text:c="15"/></text:p>
          </table:table-cell>
          <table:table-cell office:value-type="float" office:value="1161.845691077" calcext:value-type="float">
            <text:p>1.161845691077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LENGTH-(mm) <text:s text:c="13"/></text:p>
          </table:table-cell>
          <table:table-cell office:value-type="float" office:value="445.7142858819" calcext:value-type="float">
            <text:p>4.45714285881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DIFF-ARC-LENGTH-CHORD-LENGTH-(mm) <text:s/></text:p>
          </table:table-cell>
          <table:table-cell office:value-type="float" office:value="716.1314051951" calcext:value-type="float">
            <text:p>7.16131405195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PCNT-DIFF-ARC-CHORD-LENGTH <text:s text:c="8"/></text:p>
          </table:table-cell>
          <table:table-cell office:value-type="float" office:value="61.63739390653" calcext:value-type="float">
            <text:p>6.163739390653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ERROR/SUM-CHORD-LENGTH <text:s text:c="2"/></text:p>
          </table:table-cell>
          <table:table-cell office:value-type="float" office:value="0.000001158518631091" calcext:value-type="float">
            <text:p>1.158518631091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ARC-THETA-(rad) <text:s text:c="15"/></text:p>
          </table:table-cell>
          <table:table-cell office:value-type="float" office:value="8.421542473789" calcext:value-type="float">
            <text:p>8.421542473789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ARC-AREA-(mm2) <text:s text:c="16"/></text:p>
          </table:table-cell>
          <table:table-cell office:value-type="float" office:value="0.00004343191363991" calcext:value-type="float">
            <text:p>4.34319136399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ARC-AREA/SUM-CHORD-LENGTH <text:s text:c="5"/></text:p>
          </table:table-cell>
          <table:table-cell office:value-type="float" office:value="0.000001158518631091" calcext:value-type="float">
            <text:p>1.158518631091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CHORD-ERROR-(mm) <text:s text:c="14"/></text:p>
          </table:table-cell>
          <table:table-cell office:value-type="float" office:value="0.000000004444056908225" calcext:value-type="float">
            <text:p>4.444056908225E-09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ARC-LENGTH-(mm) <text:s text:c="15"/></text:p>
          </table:table-cell>
          <table:table-cell office:value-type="float" office:value="0.009999274406178" calcext:value-type="float">
            <text:p>9.99927440617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CHORD-LENGTH-(mm) <text:s text:c="13"/></text:p>
          </table:table-cell>
          <table:table-cell office:value-type="float" office:value="0.003835982252648" calcext:value-type="float">
            <text:p>3.83598225264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ARC-THETA-(rad) <text:s text:c="15"/></text:p>
          </table:table-cell>
          <table:table-cell office:value-type="float" office:value="0.00007247891416685" calcext:value-type="float">
            <text:p>7.247891416685E-05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ARC-AREA-(mm2) <text:s text:c="16"/></text:p>
          </table:table-cell>
          <table:table-cell office:value-type="float" office:value="0.0000000003737911375032" calcext:value-type="float">
            <text:p>3.737911375032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7:07:27.47" calcext:value-type="date">
            <text:p>2023-10-06 07:07:2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8.427006969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KEWEDASTROID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TOTAL-INTERPOLATED-POINTS <text:s text:c="9"/></text:p>
          </table:table-cell>
          <table:table-cell office:value-type="float" office:value="58102" calcext:value-type="float">
            <text:p>5.8102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ERROR-(mm) <text:s text:c="14"/></text:p>
          </table:table-cell>
          <table:table-cell office:value-type="float" office:value="0.001032591177038" calcext:value-type="float">
            <text:p>1.03259117703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ERROR/TOT-INTERPOL-PNTS <text:s/></text:p>
          </table:table-cell>
          <table:table-cell office:value-type="float" office:value="0.00000001777234775714" calcext:value-type="float">
            <text:p>1.777234775714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ARC-LENGTH-(mm) <text:s text:c="15"/></text:p>
          </table:table-cell>
          <table:table-cell office:value-type="float" office:value="1161.851349542" calcext:value-type="float">
            <text:p>1.161851349542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LENGTH-(mm) <text:s text:c="13"/></text:p>
          </table:table-cell>
          <table:table-cell office:value-type="float" office:value="445.7142855374" calcext:value-type="float">
            <text:p>4.45714285537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DIFF-ARC-LENGTH-CHORD-LENGTH-(mm) <text:s/></text:p>
          </table:table-cell>
          <table:table-cell office:value-type="float" office:value="716.1370640044" calcext:value-type="float">
            <text:p>7.16137064004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PCNT-DIFF-ARC-CHORD-LENGTH <text:s text:c="8"/></text:p>
          </table:table-cell>
          <table:table-cell office:value-type="float" office:value="61.63758077028" calcext:value-type="float">
            <text:p>6.163758077028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ERROR/SUM-CHORD-LENGTH <text:s text:c="2"/></text:p>
          </table:table-cell>
          <table:table-cell office:value-type="float" office:value="0.000002316710975042" calcext:value-type="float">
            <text:p>2.31671097504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ARC-THETA-(rad) <text:s text:c="15"/></text:p>
          </table:table-cell>
          <table:table-cell office:value-type="float" office:value="8.421464824576" calcext:value-type="float">
            <text:p>8.421464824576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ARC-AREA-(mm2) <text:s text:c="16"/></text:p>
          </table:table-cell>
          <table:table-cell office:value-type="float" office:value="0.0001736583480748" calcext:value-type="float">
            <text:p>1.73658348074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ARC-AREA/SUM-CHORD-LENGTH <text:s text:c="5"/></text:p>
          </table:table-cell>
          <table:table-cell office:value-type="float" office:value="0.000002316710975042" calcext:value-type="float">
            <text:p>2.31671097504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CHORD-ERROR-(mm) <text:s text:c="14"/></text:p>
          </table:table-cell>
          <table:table-cell office:value-type="float" office:value="0.00000001777234775714" calcext:value-type="float">
            <text:p>1.777234775714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ARC-LENGTH-(mm) <text:s text:c="15"/></text:p>
          </table:table-cell>
          <table:table-cell office:value-type="float" office:value="0.0199970972882" calcext:value-type="float">
            <text:p>1.999709728820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CHORD-LENGTH-(mm) <text:s text:c="13"/></text:p>
          </table:table-cell>
          <table:table-cell office:value-type="float" office:value="0.007671370295474" calcext:value-type="float">
            <text:p>7.67137029547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ARC-THETA-(rad) <text:s text:c="15"/></text:p>
          </table:table-cell>
          <table:table-cell office:value-type="float" office:value="0.0001449452647042" calcext:value-type="float">
            <text:p>1.44945264704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ARC-AREA-(mm2) <text:s text:c="16"/></text:p>
          </table:table-cell>
          <table:table-cell office:value-type="float" office:value="0.000000002988904632878" calcext:value-type="float">
            <text:p>2.988904632878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7:11:22.94" calcext:value-type="date">
            <text:p>2023-10-06 07:11:22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9.305250287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TOTAL-INTERPOLATED-POINTS <text:s text:c="9"/></text:p>
          </table:table-cell>
          <table:table-cell office:value-type="float" office:value="38738" calcext:value-type="float">
            <text:p>3.8738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ERROR-(mm) <text:s text:c="14"/></text:p>
          </table:table-cell>
          <table:table-cell office:value-type="float" office:value="0.001548668518105" calcext:value-type="float">
            <text:p>1.54866851810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ERROR/TOT-INTERPOL-PNTS <text:s/></text:p>
          </table:table-cell>
          <table:table-cell office:value-type="float" office:value="0.00000003997905150386" calcext:value-type="float">
            <text:p>3.997905150386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ARC-LENGTH-(mm) <text:s text:c="15"/></text:p>
          </table:table-cell>
          <table:table-cell office:value-type="float" office:value="1161.856975395" calcext:value-type="float">
            <text:p>1.161856975395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LENGTH-(mm) <text:s text:c="13"/></text:p>
          </table:table-cell>
          <table:table-cell office:value-type="float" office:value="445.7142846207" calcext:value-type="float">
            <text:p>4.45714284620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DIFF-ARC-LENGTH-CHORD-LENGTH-(mm) <text:s/></text:p>
          </table:table-cell>
          <table:table-cell office:value-type="float" office:value="716.1426907744" calcext:value-type="float">
            <text:p>7.16142690774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PCNT-DIFF-ARC-CHORD-LENGTH <text:s text:c="8"/></text:p>
          </table:table-cell>
          <table:table-cell office:value-type="float" office:value="61.63776660469" calcext:value-type="float">
            <text:p>6.163776660469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ERROR/SUM-CHORD-LENGTH <text:s text:c="2"/></text:p>
          </table:table-cell>
          <table:table-cell office:value-type="float" office:value="0.000003474576811966" calcext:value-type="float">
            <text:p>3.47457681196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ARC-THETA-(rad) <text:s text:c="15"/></text:p>
          </table:table-cell>
          <table:table-cell office:value-type="float" office:value="8.421387277982" calcext:value-type="float">
            <text:p>8.421387277982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ARC-AREA-(mm2) <text:s text:c="16"/></text:p>
          </table:table-cell>
          <table:table-cell office:value-type="float" office:value="0.0003905753943512" calcext:value-type="float">
            <text:p>3.90575394351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ARC-AREA/SUM-CHORD-LENGTH <text:s text:c="5"/></text:p>
          </table:table-cell>
          <table:table-cell office:value-type="float" office:value="0.000003474576811966" calcext:value-type="float">
            <text:p>3.47457681196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CHORD-ERROR-(mm) <text:s text:c="14"/></text:p>
          </table:table-cell>
          <table:table-cell office:value-type="float" office:value="0.00000003997905150386" calcext:value-type="float">
            <text:p>3.997905150386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ARC-LENGTH-(mm) <text:s text:c="15"/></text:p>
          </table:table-cell>
          <table:table-cell office:value-type="float" office:value="0.02999346814144" calcext:value-type="float">
            <text:p>2.99934681414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CHORD-LENGTH-(mm) <text:s text:c="13"/></text:p>
          </table:table-cell>
          <table:table-cell office:value-type="float" office:value="0.01150616425177" calcext:value-type="float">
            <text:p>1.15061642517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ARC-THETA-(rad) <text:s text:c="15"/></text:p>
          </table:table-cell>
          <table:table-cell office:value-type="float" office:value="0.00021739905718" calcext:value-type="float">
            <text:p>2.173990571800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ARC-AREA-(mm2) <text:s text:c="16"/></text:p>
          </table:table-cell>
          <table:table-cell office:value-type="float" office:value="0.00000001008274761471" calcext:value-type="float">
            <text:p>1.008274761471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7:15:01.07" calcext:value-type="date">
            <text:p>2023-10-06 07:15:0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2.910301226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TOTAL-INTERPOLATED-POINTS <text:s text:c="9"/></text:p>
          </table:table-cell>
          <table:table-cell office:value-type="float" office:value="29056" calcext:value-type="float">
            <text:p>2.9056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ERROR-(mm) <text:s text:c="14"/></text:p>
          </table:table-cell>
          <table:table-cell office:value-type="float" office:value="0.002064600313211" calcext:value-type="float">
            <text:p>2.06460031321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ERROR/TOT-INTERPOL-PNTS <text:s/></text:p>
          </table:table-cell>
          <table:table-cell office:value-type="float" office:value="0.00000007105834841547" calcext:value-type="float">
            <text:p>7.10583484154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ARC-LENGTH-(mm) <text:s text:c="15"/></text:p>
          </table:table-cell>
          <table:table-cell office:value-type="float" office:value="1161.862568638" calcext:value-type="float">
            <text:p>1.161862568638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LENGTH-(mm) <text:s text:c="13"/></text:p>
          </table:table-cell>
          <table:table-cell office:value-type="float" office:value="445.7142831748" calcext:value-type="float">
            <text:p>4.45714283174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DIFF-ARC-LENGTH-CHORD-LENGTH-(mm) <text:s/></text:p>
          </table:table-cell>
          <table:table-cell office:value-type="float" office:value="716.1482854628" calcext:value-type="float">
            <text:p>7.16148285462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PCNT-DIFF-ARC-CHORD-LENGTH <text:s text:c="8"/></text:p>
          </table:table-cell>
          <table:table-cell office:value-type="float" office:value="61.63795140613" calcext:value-type="float">
            <text:p>6.163795140613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ERROR/SUM-CHORD-LENGTH <text:s text:c="2"/></text:p>
          </table:table-cell>
          <table:table-cell office:value-type="float" office:value="0.000004632116113725" calcext:value-type="float">
            <text:p>4.632116113725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ARC-THETA-(rad) <text:s text:c="15"/></text:p>
          </table:table-cell>
          <table:table-cell office:value-type="float" office:value="8.421309770499" calcext:value-type="float">
            <text:p>8.421309770499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ARC-AREA-(mm2) <text:s text:c="16"/></text:p>
          </table:table-cell>
          <table:table-cell office:value-type="float" office:value="0.0006940792041172" calcext:value-type="float">
            <text:p>6.94079204117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ARC-AREA/SUM-CHORD-LENGTH <text:s text:c="5"/></text:p>
          </table:table-cell>
          <table:table-cell office:value-type="float" office:value="0.000004632116113725" calcext:value-type="float">
            <text:p>4.632116113725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CHORD-ERROR-(mm) <text:s text:c="14"/></text:p>
          </table:table-cell>
          <table:table-cell office:value-type="float" office:value="0.00000007105834841547" calcext:value-type="float">
            <text:p>7.105834841547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ARC-LENGTH-(mm) <text:s text:c="15"/></text:p>
          </table:table-cell>
          <table:table-cell office:value-type="float" office:value="0.03998838646145" calcext:value-type="float">
            <text:p>3.99883864614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CHORD-LENGTH-(mm) <text:s text:c="13"/></text:p>
          </table:table-cell>
          <table:table-cell office:value-type="float" office:value="0.01534036424625" calcext:value-type="float">
            <text:p>1.53403642462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ARC-THETA-(rad) <text:s text:c="15"/></text:p>
          </table:table-cell>
          <table:table-cell office:value-type="float" office:value="0.000289840294975" calcext:value-type="float">
            <text:p>2.898402949750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ARC-AREA-(mm2) <text:s text:c="16"/></text:p>
          </table:table-cell>
          <table:table-cell office:value-type="float" office:value="0.00000002388845995929" calcext:value-type="float">
            <text:p>2.388845995929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7:21:09.44" calcext:value-type="date">
            <text:p>2023-10-06 07:21:0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9.663656563 seconds. </text:p>
          </table:table-cell>
          <table:table-cell table:number-columns-repeated="55"/>
        </table:table-row>
        <table:table-row table:style-name="ro1" table:number-rows-repeated="3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6) SNAILSHELL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TOTAL-INTERPOLATED-POINTS <text:s text:c="9"/></text:p>
          </table:table-cell>
          <table:table-cell office:value-type="float" office:value="15621" calcext:value-type="float">
            <text:p>1.5621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ERROR-(mm) <text:s text:c="14"/></text:p>
          </table:table-cell>
          <table:table-cell office:value-type="float" office:value="0.005115139395656" calcext:value-type="float">
            <text:p>5.11513939565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ERROR/TOT-INTERPOL-PNTS <text:s/></text:p>
          </table:table-cell>
          <table:table-cell office:value-type="float" office:value="0.0000003274737129101" calcext:value-type="float">
            <text:p>3.27473712910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SUM-ARC-LENGTH-(mm) <text:s text:c="15"/></text:p>
          </table:table-cell>
          <table:table-cell office:value-type="float" office:value="138.5725614787" calcext:value-type="float">
            <text:p>1.38572561478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LENGTH-(mm) <text:s text:c="13"/></text:p>
          </table:table-cell>
          <table:table-cell office:value-type="float" office:value="138.5595406106" calcext:value-type="float">
            <text:p>1.38559540610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DIFF-ARC-LENGTH-CHORD-LENGTH-(mm) <text:s/></text:p>
          </table:table-cell>
          <table:table-cell office:value-type="float" office:value="0.01302086811782" calcext:value-type="float">
            <text:p>1.30208681178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PCNT-DIFF-ARC-CHORD-LENGTH <text:s text:c="8"/></text:p>
          </table:table-cell>
          <table:table-cell office:value-type="float" office:value="0.009396425943836" calcext:value-type="float">
            <text:p>9.396425943836E-03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ERROR/SUM-CHORD-LENGTH <text:s text:c="2"/></text:p>
          </table:table-cell>
          <table:table-cell office:value-type="float" office:value="0.00003691654413053" calcext:value-type="float">
            <text:p>3.69165441305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SUM-ARC-THETA-(rad) <text:s text:c="15"/></text:p>
          </table:table-cell>
          <table:table-cell office:value-type="float" office:value="18.9456215008" calcext:value-type="float">
            <text:p>1.894562150080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SUM-ARC-AREA-(mm2) <text:s text:c="16"/></text:p>
          </table:table-cell>
          <table:table-cell office:value-type="float" office:value="0.0001070830851582" calcext:value-type="float">
            <text:p>1.07083085158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SUM-ARC-AREA/SUM-CHORD-LENGTH <text:s text:c="5"/></text:p>
          </table:table-cell>
          <table:table-cell office:value-type="float" office:value="0.00003691654413053" calcext:value-type="float">
            <text:p>3.69165441305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AVG-CHORD-ERROR-(mm) <text:s text:c="14"/></text:p>
          </table:table-cell>
          <table:table-cell office:value-type="float" office:value="0.0000003274737129101" calcext:value-type="float">
            <text:p>3.274737129101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AVG-ARC-LENGTH-(mm) <text:s text:c="15"/></text:p>
          </table:table-cell>
          <table:table-cell office:value-type="float" office:value="0.008871482809134" calcext:value-type="float">
            <text:p>8.87148280913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AVG-CHORD-LENGTH-(mm) <text:s text:c="13"/></text:p>
          </table:table-cell>
          <table:table-cell office:value-type="float" office:value="0.008870649206822" calcext:value-type="float">
            <text:p>8.87064920682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AVG-ARC-THETA-(rad) <text:s text:c="15"/></text:p>
          </table:table-cell>
          <table:table-cell office:value-type="float" office:value="0.001212907906581" calcext:value-type="float">
            <text:p>1.21290790658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AVG-ARC-AREA-(mm2) <text:s text:c="16"/></text:p>
          </table:table-cell>
          <table:table-cell office:value-type="float" office:value="0.000000006855511213715" calcext:value-type="float">
            <text:p>6.855511213715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6:15:58.71" calcext:value-type="date">
            <text:p>2023-10-05 16:15:5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7.308275283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NAILSHEL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TOTAL-INTERPOLATED-POINTS <text:s text:c="9"/></text:p>
          </table:table-cell>
          <table:table-cell office:value-type="float" office:value="9883" calcext:value-type="float">
            <text:p>9.883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ERROR-(mm) <text:s text:c="14"/></text:p>
          </table:table-cell>
          <table:table-cell office:value-type="float" office:value="0.006269762299809" calcext:value-type="float">
            <text:p>6.26976229980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ERROR/TOT-INTERPOL-PNTS <text:s/></text:p>
          </table:table-cell>
          <table:table-cell office:value-type="float" office:value="0.0000006344628921078" calcext:value-type="float">
            <text:p>6.344628921078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SUM-ARC-LENGTH-(mm) <text:s text:c="15"/></text:p>
          </table:table-cell>
          <table:table-cell office:value-type="float" office:value="138.582355888" calcext:value-type="float">
            <text:p>1.38582355888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LENGTH-(mm) <text:s text:c="13"/></text:p>
          </table:table-cell>
          <table:table-cell office:value-type="float" office:value="138.5613905727" calcext:value-type="float">
            <text:p>1.38561390572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DIFF-ARC-LENGTH-CHORD-LENGTH-(mm) <text:s/></text:p>
          </table:table-cell>
          <table:table-cell office:value-type="float" office:value="0.02096531529295" calcext:value-type="float">
            <text:p>2.09653152929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PCNT-DIFF-ARC-CHORD-LENGTH <text:s text:c="8"/></text:p>
          </table:table-cell>
          <table:table-cell office:value-type="float" office:value="0.01512841599395" calcext:value-type="float">
            <text:p>1.512841599395E-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ERROR/SUM-CHORD-LENGTH <text:s text:c="2"/></text:p>
          </table:table-cell>
          <table:table-cell office:value-type="float" office:value="0.00004524898511695" calcext:value-type="float">
            <text:p>4.524898511695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SUM-ARC-THETA-(rad) <text:s text:c="15"/></text:p>
          </table:table-cell>
          <table:table-cell office:value-type="float" office:value="18.94533592343" calcext:value-type="float">
            <text:p>1.894533592343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SUM-ARC-AREA-(mm2) <text:s text:c="16"/></text:p>
          </table:table-cell>
          <table:table-cell office:value-type="float" office:value="0.0003068808285119" calcext:value-type="float">
            <text:p>3.0688082851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SUM-ARC-AREA/SUM-CHORD-LENGTH <text:s text:c="5"/></text:p>
          </table:table-cell>
          <table:table-cell office:value-type="float" office:value="0.00004524898511695" calcext:value-type="float">
            <text:p>4.524898511695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AVG-CHORD-ERROR-(mm) <text:s text:c="14"/></text:p>
          </table:table-cell>
          <table:table-cell office:value-type="float" office:value="0.0000006344628921078" calcext:value-type="float">
            <text:p>6.344628921078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AVG-ARC-LENGTH-(mm) <text:s text:c="15"/></text:p>
          </table:table-cell>
          <table:table-cell office:value-type="float" office:value="0.01402371543089" calcext:value-type="float">
            <text:p>1.40237154308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AVG-CHORD-LENGTH-(mm) <text:s text:c="13"/></text:p>
          </table:table-cell>
          <table:table-cell office:value-type="float" office:value="0.01402159386488" calcext:value-type="float">
            <text:p>1.40215938648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AVG-ARC-THETA-(rad) <text:s text:c="15"/></text:p>
          </table:table-cell>
          <table:table-cell office:value-type="float" office:value="0.001917156033539" calcext:value-type="float">
            <text:p>1.91715603353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AVG-ARC-AREA-(mm2) <text:s text:c="16"/></text:p>
          </table:table-cell>
          <table:table-cell office:value-type="float" office:value="0.00000003105452626107" calcext:value-type="float">
            <text:p>3.10545262610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6:42:11.99" calcext:value-type="date">
            <text:p>2023-10-06 06:42:1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4.175009890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TOTAL-INTERPOLATED-POINTS <text:s text:c="9"/></text:p>
          </table:table-cell>
          <table:table-cell office:value-type="float" office:value="8370" calcext:value-type="float">
            <text:p>8.370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ERROR-(mm) <text:s text:c="14"/></text:p>
          </table:table-cell>
          <table:table-cell office:value-type="float" office:value="0.006764496555494" calcext:value-type="float">
            <text:p>6.76449655549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ERROR/TOT-INTERPOL-PNTS <text:s/></text:p>
          </table:table-cell>
          <table:table-cell office:value-type="float" office:value="0.0000008082801476275" calcext:value-type="float">
            <text:p>8.08280147627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SUM-ARC-LENGTH-(mm) <text:s text:c="15"/></text:p>
          </table:table-cell>
          <table:table-cell office:value-type="float" office:value="138.5855208343" calcext:value-type="float">
            <text:p>1.38585520834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LENGTH-(mm) <text:s text:c="13"/></text:p>
          </table:table-cell>
          <table:table-cell office:value-type="float" office:value="138.5601641834" calcext:value-type="float">
            <text:p>1.38560164183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DIFF-ARC-LENGTH-CHORD-LENGTH-(mm) <text:s/></text:p>
          </table:table-cell>
          <table:table-cell office:value-type="float" office:value="0.0253566509806" calcext:value-type="float">
            <text:p>2.535665098060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PCNT-DIFF-ARC-CHORD-LENGTH <text:s text:c="8"/></text:p>
          </table:table-cell>
          <table:table-cell office:value-type="float" office:value="0.01829675338949" calcext:value-type="float">
            <text:p>1.829675338949E-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ERROR/SUM-CHORD-LENGTH <text:s text:c="2"/></text:p>
          </table:table-cell>
          <table:table-cell office:value-type="float" office:value="0.00004881992306637" calcext:value-type="float">
            <text:p>4.88199230663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SUM-ARC-THETA-(rad) <text:s text:c="15"/></text:p>
          </table:table-cell>
          <table:table-cell office:value-type="float" office:value="18.94325318416" calcext:value-type="float">
            <text:p>1.894325318416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SUM-ARC-AREA-(mm2) <text:s text:c="16"/></text:p>
          </table:table-cell>
          <table:table-cell office:value-type="float" office:value="0.0005164360050036" calcext:value-type="float">
            <text:p>5.164360050036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SUM-ARC-AREA/SUM-CHORD-LENGTH <text:s text:c="5"/></text:p>
          </table:table-cell>
          <table:table-cell office:value-type="float" office:value="0.00004881992306637" calcext:value-type="float">
            <text:p>4.88199230663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AVG-CHORD-ERROR-(mm) <text:s text:c="14"/></text:p>
          </table:table-cell>
          <table:table-cell office:value-type="float" office:value="0.0000008082801476275" calcext:value-type="float">
            <text:p>8.08280147627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AVG-ARC-LENGTH-(mm) <text:s text:c="15"/></text:p>
          </table:table-cell>
          <table:table-cell office:value-type="float" office:value="0.01655938831812" calcext:value-type="float">
            <text:p>1.65593883181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AVG-CHORD-LENGTH-(mm) <text:s text:c="13"/></text:p>
          </table:table-cell>
          <table:table-cell office:value-type="float" office:value="0.01655635848768" calcext:value-type="float">
            <text:p>1.65563584876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AVG-ARC-THETA-(rad) <text:s text:c="15"/></text:p>
          </table:table-cell>
          <table:table-cell office:value-type="float" office:value="0.00226350259101" calcext:value-type="float">
            <text:p>2.26350259101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AVG-ARC-AREA-(mm2) <text:s text:c="16"/></text:p>
          </table:table-cell>
          <table:table-cell office:value-type="float" office:value="0.00000006170820946393" calcext:value-type="float">
            <text:p>6.170820946393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6:45:22.38" calcext:value-type="date">
            <text:p>2023-10-06 06:45:22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9.295160546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TOTAL-INTERPOLATED-POINTS <text:s text:c="9"/></text:p>
          </table:table-cell>
          <table:table-cell office:value-type="float" office:value="7766" calcext:value-type="float">
            <text:p>7.766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ERROR-(mm) <text:s text:c="14"/></text:p>
          </table:table-cell>
          <table:table-cell office:value-type="float" office:value="0.007045829082053" calcext:value-type="float">
            <text:p>7.045829082053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ERROR/TOT-INTERPOL-PNTS <text:s/></text:p>
          </table:table-cell>
          <table:table-cell office:value-type="float" office:value="0.000000907383011211" calcext:value-type="float">
            <text:p>9.073830112110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SUM-ARC-LENGTH-(mm) <text:s text:c="15"/></text:p>
          </table:table-cell>
          <table:table-cell office:value-type="float" office:value="138.5878579474" calcext:value-type="float">
            <text:p>1.38587857947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LENGTH-(mm) <text:s text:c="13"/></text:p>
          </table:table-cell>
          <table:table-cell office:value-type="float" office:value="138.5598862029" calcext:value-type="float">
            <text:p>1.38559886202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DIFF-ARC-LENGTH-CHORD-LENGTH-(mm) <text:s/></text:p>
          </table:table-cell>
          <table:table-cell office:value-type="float" office:value="0.02797174444973" calcext:value-type="float">
            <text:p>2.79717444497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PCNT-DIFF-ARC-CHORD-LENGTH <text:s text:c="8"/></text:p>
          </table:table-cell>
          <table:table-cell office:value-type="float" office:value="0.02018340196899" calcext:value-type="float">
            <text:p>2.018340196899E-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ERROR/SUM-CHORD-LENGTH <text:s text:c="2"/></text:p>
          </table:table-cell>
          <table:table-cell office:value-type="float" office:value="0.00005085042486059" calcext:value-type="float">
            <text:p>5.08504248605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SUM-ARC-THETA-(rad) <text:s text:c="15"/></text:p>
          </table:table-cell>
          <table:table-cell office:value-type="float" office:value="18.9423205727" calcext:value-type="float">
            <text:p>1.894232057270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SUM-ARC-AREA-(mm2) <text:s text:c="16"/></text:p>
          </table:table-cell>
          <table:table-cell office:value-type="float" office:value="0.0007283849492346" calcext:value-type="float">
            <text:p>7.283849492346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SUM-ARC-AREA/SUM-CHORD-LENGTH <text:s text:c="5"/></text:p>
          </table:table-cell>
          <table:table-cell office:value-type="float" office:value="0.00005085042486059" calcext:value-type="float">
            <text:p>5.08504248605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AVG-CHORD-ERROR-(mm) <text:s text:c="14"/></text:p>
          </table:table-cell>
          <table:table-cell office:value-type="float" office:value="0.000000907383011211" calcext:value-type="float">
            <text:p>9.073830112110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AVG-ARC-LENGTH-(mm) <text:s text:c="15"/></text:p>
          </table:table-cell>
          <table:table-cell office:value-type="float" office:value="0.01784776019928" calcext:value-type="float">
            <text:p>1.78477601992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AVG-CHORD-LENGTH-(mm) <text:s text:c="13"/></text:p>
          </table:table-cell>
          <table:table-cell office:value-type="float" office:value="0.01784415791409" calcext:value-type="float">
            <text:p>1.78441579140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AVG-ARC-THETA-(rad) <text:s text:c="15"/></text:p>
          </table:table-cell>
          <table:table-cell office:value-type="float" office:value="0.002439448882512" calcext:value-type="float">
            <text:p>2.43944888251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AVG-ARC-AREA-(mm2) <text:s text:c="16"/></text:p>
          </table:table-cell>
          <table:table-cell office:value-type="float" office:value="0.00000009380359938629" calcext:value-type="float">
            <text:p>9.380359938629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6:50:28.67" calcext:value-type="date">
            <text:p>2023-10-06 06:50:2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2.062536810 seconds.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7) RIBBON-10L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TOTAL-INTERPOLATED-POINTS <text:s text:c="9"/></text:p>
          </table:table-cell>
          <table:table-cell office:value-type="float" office:value="7351" calcext:value-type="float">
            <text:p>7.351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ERROR-(mm) <text:s text:c="14"/></text:p>
          </table:table-cell>
          <table:table-cell office:value-type="float" office:value="0.007331686925442" calcext:value-type="float">
            <text:p>7.33168692544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ERROR/TOT-INTERPOL-PNTS <text:s/></text:p>
          </table:table-cell>
          <table:table-cell office:value-type="float" office:value="0.0000009975084252302" calcext:value-type="float">
            <text:p>9.975084252302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SUM-ARC-LENGTH-(mm) <text:s text:c="15"/></text:p>
          </table:table-cell>
          <table:table-cell office:value-type="float" office:value="3.802699021307" calcext:value-type="float">
            <text:p>3.802699021307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LENGTH-(mm) <text:s text:c="13"/></text:p>
          </table:table-cell>
          <table:table-cell office:value-type="float" office:value="15.21079586306" calcext:value-type="float">
            <text:p>1.521079586306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DIFF-ARC-LENGTH-CHORD-LENGTH-(mm) <text:s/></text:p>
          </table:table-cell>
          <table:table-cell office:value-type="float" office:value="-11.40809684176" calcext:value-type="float">
            <text:p>-1.140809684176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PCNT-DIFF-ARC-CHORD-LENGTH <text:s text:c="8"/></text:p>
          </table:table-cell>
          <table:table-cell office:value-type="float" office:value="-299.9999941577" calcext:value-type="float">
            <text:p>-2.999999941577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ERROR/SUM-CHORD-LENGTH <text:s text:c="2"/></text:p>
          </table:table-cell>
          <table:table-cell office:value-type="float" office:value="0.0004820054776519" calcext:value-type="float">
            <text:p>4.8200547765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SUM-ARC-THETA-(rad) <text:s text:c="15"/></text:p>
          </table:table-cell>
          <table:table-cell office:value-type="float" office:value="5.446619853644" calcext:value-type="float">
            <text:p>5.446619853644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SUM-ARC-AREA-(mm2) <text:s text:c="16"/></text:p>
          </table:table-cell>
          <table:table-cell office:value-type="float" office:value="0.000001338515095667" calcext:value-type="float">
            <text:p>1.33851509566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SUM-ARC-AREA/SUM-CHORD-LENGTH <text:s text:c="5"/></text:p>
          </table:table-cell>
          <table:table-cell office:value-type="float" office:value="0.0004820054776519" calcext:value-type="float">
            <text:p>4.8200547765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AVG-CHORD-ERROR-(mm) <text:s text:c="14"/></text:p>
          </table:table-cell>
          <table:table-cell office:value-type="float" office:value="0.0000009975084252302" calcext:value-type="float">
            <text:p>9.97508425230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AVG-ARC-LENGTH-(mm) <text:s text:c="15"/></text:p>
          </table:table-cell>
          <table:table-cell office:value-type="float" office:value="0.0005173740165044" calcext:value-type="float">
            <text:p>5.17374016504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AVG-CHORD-LENGTH-(mm) <text:s text:c="13"/></text:p>
          </table:table-cell>
          <table:table-cell office:value-type="float" office:value="0.002069496035791" calcext:value-type="float">
            <text:p>2.06949603579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AVG-ARC-THETA-(rad) <text:s text:c="15"/></text:p>
          </table:table-cell>
          <table:table-cell office:value-type="float" office:value="0.0007410367147815" calcext:value-type="float">
            <text:p>7.410367147815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AVG-ARC-AREA-(mm2) <text:s text:c="16"/></text:p>
          </table:table-cell>
          <table:table-cell office:value-type="float" office:value="0.0000000001821108973696" calcext:value-type="float">
            <text:p>1.821108973696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4:46:41.47" calcext:value-type="date">
            <text:p>2023-10-06 14:46:4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65.683135834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RIBBON-1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TOTAL-INTERPOLATED-POINTS <text:s text:c="9"/></text:p>
          </table:table-cell>
          <table:table-cell office:value-type="float" office:value="7352" calcext:value-type="float">
            <text:p>7.352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ERROR-(mm) <text:s text:c="14"/></text:p>
          </table:table-cell>
          <table:table-cell office:value-type="float" office:value="0.00733065000196" calcext:value-type="float">
            <text:p>7.33065000196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ERROR/TOT-INTERPOL-PNTS <text:s/></text:p>
          </table:table-cell>
          <table:table-cell office:value-type="float" office:value="0.0000009972316694273" calcext:value-type="float">
            <text:p>9.97231669427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SUM-ARC-LENGTH-(mm) <text:s text:c="15"/></text:p>
          </table:table-cell>
          <table:table-cell office:value-type="float" office:value="3.802672335504" calcext:value-type="float">
            <text:p>3.802672335504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LENGTH-(mm) <text:s text:c="13"/></text:p>
          </table:table-cell>
          <table:table-cell office:value-type="float" office:value="15.21068903483" calcext:value-type="float">
            <text:p>1.521068903483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DIFF-ARC-LENGTH-CHORD-LENGTH-(mm) <text:s/></text:p>
          </table:table-cell>
          <table:table-cell office:value-type="float" office:value="-11.40801669932" calcext:value-type="float">
            <text:p>-1.14080166993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PCNT-DIFF-ARC-CHORD-LENGTH <text:s text:c="8"/></text:p>
          </table:table-cell>
          <table:table-cell office:value-type="float" office:value="-299.9999919218" calcext:value-type="float">
            <text:p>-2.999999919218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ERROR/SUM-CHORD-LENGTH <text:s text:c="2"/></text:p>
          </table:table-cell>
          <table:table-cell office:value-type="float" office:value="0.0004819406921788" calcext:value-type="float">
            <text:p>4.81940692178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SUM-ARC-THETA-(rad) <text:s text:c="15"/></text:p>
          </table:table-cell>
          <table:table-cell office:value-type="float" office:value="5.446616685362" calcext:value-type="float">
            <text:p>5.446616685362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SUM-ARC-AREA-(mm2) <text:s text:c="16"/></text:p>
          </table:table-cell>
          <table:table-cell office:value-type="float" office:value="0.000001338121185915" calcext:value-type="float">
            <text:p>1.338121185915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SUM-ARC-AREA/SUM-CHORD-LENGTH <text:s text:c="5"/></text:p>
          </table:table-cell>
          <table:table-cell office:value-type="float" office:value="0.0004819406921788" calcext:value-type="float">
            <text:p>4.81940692178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AVG-CHORD-ERROR-(mm) <text:s text:c="14"/></text:p>
          </table:table-cell>
          <table:table-cell office:value-type="float" office:value="0.0000009972316694273" calcext:value-type="float">
            <text:p>9.972316694273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AVG-ARC-LENGTH-(mm) <text:s text:c="15"/></text:p>
          </table:table-cell>
          <table:table-cell office:value-type="float" office:value="0.0005173000048298" calcext:value-type="float">
            <text:p>5.173000048298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AVG-CHORD-LENGTH-(mm) <text:s text:c="13"/></text:p>
          </table:table-cell>
          <table:table-cell office:value-type="float" office:value="0.002069199977531" calcext:value-type="float">
            <text:p>2.06919997753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AVG-ARC-THETA-(rad) <text:s text:c="15"/></text:p>
          </table:table-cell>
          <table:table-cell office:value-type="float" office:value="0.0007409354761749" calcext:value-type="float">
            <text:p>7.409354761749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AVG-ARC-AREA-(mm2) <text:s text:c="16"/></text:p>
          </table:table-cell>
          <table:table-cell office:value-type="float" office:value="0.0000000001820325378744" calcext:value-type="float">
            <text:p>1.820325378744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4:55:33.08" calcext:value-type="date">
            <text:p>2023-10-06 14:55:33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59.53985509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TOTAL-INTERPOLATED-POINTS <text:s text:c="9"/></text:p>
          </table:table-cell>
          <table:table-cell office:value-type="float" office:value="7353" calcext:value-type="float">
            <text:p>7.353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ERROR-(mm) <text:s text:c="14"/></text:p>
          </table:table-cell>
          <table:table-cell office:value-type="float" office:value="0.007330843544266" calcext:value-type="float">
            <text:p>7.33084354426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ERROR/TOT-INTERPOL-PNTS <text:s/></text:p>
          </table:table-cell>
          <table:table-cell office:value-type="float" office:value="0.0000009971223536814" calcext:value-type="float">
            <text:p>9.97122353681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SUM-ARC-LENGTH-(mm) <text:s text:c="15"/></text:p>
          </table:table-cell>
          <table:table-cell office:value-type="float" office:value="3.80347826793" calcext:value-type="float">
            <text:p>3.80347826793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LENGTH-(mm) <text:s text:c="13"/></text:p>
          </table:table-cell>
          <table:table-cell office:value-type="float" office:value="15.21391385441" calcext:value-type="float">
            <text:p>1.521391385441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DIFF-ARC-LENGTH-CHORD-LENGTH-(mm) <text:s/></text:p>
          </table:table-cell>
          <table:table-cell office:value-type="float" office:value="-11.41043558648" calcext:value-type="float">
            <text:p>-1.141043558648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PCNT-DIFF-ARC-CHORD-LENGTH <text:s text:c="8"/></text:p>
          </table:table-cell>
          <table:table-cell office:value-type="float" office:value="-300.0000205782" calcext:value-type="float">
            <text:p>-3.000000205782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ERROR/SUM-CHORD-LENGTH <text:s text:c="2"/></text:p>
          </table:table-cell>
          <table:table-cell office:value-type="float" office:value="0.0004818512589475" calcext:value-type="float">
            <text:p>4.818512589475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SUM-ARC-THETA-(rad) <text:s text:c="15"/></text:p>
          </table:table-cell>
          <table:table-cell office:value-type="float" office:value="5.446717935311" calcext:value-type="float">
            <text:p>5.44671793531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SUM-ARC-AREA-(mm2) <text:s text:c="16"/></text:p>
          </table:table-cell>
          <table:table-cell office:value-type="float" office:value="0.000001338217831316" calcext:value-type="float">
            <text:p>1.33821783131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SUM-ARC-AREA/SUM-CHORD-LENGTH <text:s text:c="5"/></text:p>
          </table:table-cell>
          <table:table-cell office:value-type="float" office:value="0.0004818512589475" calcext:value-type="float">
            <text:p>4.818512589475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AVG-CHORD-ERROR-(mm) <text:s text:c="14"/></text:p>
          </table:table-cell>
          <table:table-cell office:value-type="float" office:value="0.0000009971223536814" calcext:value-type="float">
            <text:p>9.97122353681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AVG-ARC-LENGTH-(mm) <text:s text:c="15"/></text:p>
          </table:table-cell>
          <table:table-cell office:value-type="float" office:value="0.0005173392638643" calcext:value-type="float">
            <text:p>5.173392638643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AVG-CHORD-LENGTH-(mm) <text:s text:c="13"/></text:p>
          </table:table-cell>
          <table:table-cell office:value-type="float" office:value="0.002069357161916" calcext:value-type="float">
            <text:p>2.06935716191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AVG-ARC-THETA-(rad) <text:s text:c="15"/></text:p>
          </table:table-cell>
          <table:table-cell office:value-type="float" office:value="0.0007408484678062" calcext:value-type="float">
            <text:p>7.40848467806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AVG-ARC-AREA-(mm2) <text:s text:c="16"/></text:p>
          </table:table-cell>
          <table:table-cell office:value-type="float" office:value="0.0000000001820209237372" calcext:value-type="float">
            <text:p>1.820209237372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08:47.81" calcext:value-type="date">
            <text:p>2023-10-06 15:08:4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5.452534184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TOTAL-INTERPOLATED-POINTS <text:s text:c="9"/></text:p>
          </table:table-cell>
          <table:table-cell office:value-type="float" office:value="7353" calcext:value-type="float">
            <text:p>7.353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ERROR-(mm) <text:s text:c="14"/></text:p>
          </table:table-cell>
          <table:table-cell office:value-type="float" office:value="0.007330107781796" calcext:value-type="float">
            <text:p>7.33010778179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ERROR/TOT-INTERPOL-PNTS <text:s/></text:p>
          </table:table-cell>
          <table:table-cell office:value-type="float" office:value="0.0000009970222771758" calcext:value-type="float">
            <text:p>9.970222771758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SUM-ARC-LENGTH-(mm) <text:s text:c="15"/></text:p>
          </table:table-cell>
          <table:table-cell office:value-type="float" office:value="3.802978777888" calcext:value-type="float">
            <text:p>3.802978777888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LENGTH-(mm) <text:s text:c="13"/></text:p>
          </table:table-cell>
          <table:table-cell office:value-type="float" office:value="15.21191524702" calcext:value-type="float">
            <text:p>1.52119152470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DIFF-ARC-LENGTH-CHORD-LENGTH-(mm) <text:s/></text:p>
          </table:table-cell>
          <table:table-cell office:value-type="float" office:value="-11.40893646914" calcext:value-type="float">
            <text:p>-1.140893646914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PCNT-DIFF-ARC-CHORD-LENGTH <text:s text:c="8"/></text:p>
          </table:table-cell>
          <table:table-cell office:value-type="float" office:value="-300.0000035623" calcext:value-type="float">
            <text:p>-3.000000035623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ERROR/SUM-CHORD-LENGTH <text:s text:c="2"/></text:p>
          </table:table-cell>
          <table:table-cell office:value-type="float" office:value="0.0004818661991448" calcext:value-type="float">
            <text:p>4.81866199144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SUM-ARC-THETA-(rad) <text:s text:c="15"/></text:p>
          </table:table-cell>
          <table:table-cell office:value-type="float" office:value="5.446655391021" calcext:value-type="float">
            <text:p>5.44665539102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SUM-ARC-AREA-(mm2) <text:s text:c="16"/></text:p>
          </table:table-cell>
          <table:table-cell office:value-type="float" office:value="0.000001337920946871" calcext:value-type="float">
            <text:p>1.337920946871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SUM-ARC-AREA/SUM-CHORD-LENGTH <text:s text:c="5"/></text:p>
          </table:table-cell>
          <table:table-cell office:value-type="float" office:value="0.0004818661991448" calcext:value-type="float">
            <text:p>4.81866199144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AVG-CHORD-ERROR-(mm) <text:s text:c="14"/></text:p>
          </table:table-cell>
          <table:table-cell office:value-type="float" office:value="0.0000009970222771758" calcext:value-type="float">
            <text:p>9.970222771758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AVG-ARC-LENGTH-(mm) <text:s text:c="15"/></text:p>
          </table:table-cell>
          <table:table-cell office:value-type="float" office:value="0.0005172713245223" calcext:value-type="float">
            <text:p>5.172713245223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AVG-CHORD-LENGTH-(mm) <text:s text:c="13"/></text:p>
          </table:table-cell>
          <table:table-cell office:value-type="float" office:value="0.002069085316516" calcext:value-type="float">
            <text:p>2.06908531651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AVG-ARC-THETA-(rad) <text:s text:c="15"/></text:p>
          </table:table-cell>
          <table:table-cell office:value-type="float" office:value="0.0007408399606938" calcext:value-type="float">
            <text:p>7.408399606938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AVG-ARC-AREA-(mm2) <text:s text:c="16"/></text:p>
          </table:table-cell>
          <table:table-cell office:value-type="float" office:value="0.0000000001819805422838" calcext:value-type="float">
            <text:p>1.819805422838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12:56.65" calcext:value-type="date">
            <text:p>2023-10-06 15:12:5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3.307374778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8) RIBBON-100L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TOTAL-INTERPOLATED-POINTS <text:s text:c="9"/></text:p>
          </table:table-cell>
          <table:table-cell office:value-type="float" office:value="7480" calcext:value-type="float">
            <text:p>7.480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ERROR-(mm) <text:s text:c="14"/></text:p>
          </table:table-cell>
          <table:table-cell office:value-type="float" office:value="0.007227413654822" calcext:value-type="float">
            <text:p>7.22741365482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ERROR/TOT-INTERPOL-PNTS <text:s/></text:p>
          </table:table-cell>
          <table:table-cell office:value-type="float" office:value="0.0000009663609646773" calcext:value-type="float">
            <text:p>9.66360964677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SUM-ARC-LENGTH-(mm) <text:s text:c="15"/></text:p>
          </table:table-cell>
          <table:table-cell office:value-type="float" office:value="38.02433940498" calcext:value-type="float">
            <text:p>3.802433940498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LENGTH-(mm) <text:s text:c="13"/></text:p>
          </table:table-cell>
          <table:table-cell office:value-type="float" office:value="152.0973548479" calcext:value-type="float">
            <text:p>1.52097354847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DIFF-ARC-LENGTH-CHORD-LENGTH-(mm) <text:s/></text:p>
          </table:table-cell>
          <table:table-cell office:value-type="float" office:value="-114.0730154429" calcext:value-type="float">
            <text:p>-1.14073015442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PCNT-DIFF-ARC-CHORD-LENGTH <text:s text:c="8"/></text:p>
          </table:table-cell>
          <table:table-cell office:value-type="float" office:value="-299.9999927099" calcext:value-type="float">
            <text:p>-2.999999927099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ERROR/SUM-CHORD-LENGTH <text:s text:c="2"/></text:p>
          </table:table-cell>
          <table:table-cell office:value-type="float" office:value="0.00004751833890898" calcext:value-type="float">
            <text:p>4.751833890898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SUM-ARC-THETA-(rad) <text:s text:c="15"/></text:p>
          </table:table-cell>
          <table:table-cell office:value-type="float" office:value="5.446630718238" calcext:value-type="float">
            <text:p>5.446630718238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SUM-ARC-AREA-(mm2) <text:s text:c="16"/></text:p>
          </table:table-cell>
          <table:table-cell office:value-type="float" office:value="0.0001265139232664" calcext:value-type="float">
            <text:p>1.265139232664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SUM-ARC-AREA/SUM-CHORD-LENGTH <text:s text:c="5"/></text:p>
          </table:table-cell>
          <table:table-cell office:value-type="float" office:value="0.00004751833890898" calcext:value-type="float">
            <text:p>4.751833890898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AVG-CHORD-ERROR-(mm) <text:s text:c="14"/></text:p>
          </table:table-cell>
          <table:table-cell office:value-type="float" office:value="0.0000009663609646773" calcext:value-type="float">
            <text:p>9.663609646773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AVG-ARC-LENGTH-(mm) <text:s text:c="15"/></text:p>
          </table:table-cell>
          <table:table-cell office:value-type="float" office:value="0.005084147533759" calcext:value-type="float">
            <text:p>5.08414753375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AVG-CHORD-LENGTH-(mm) <text:s text:c="13"/></text:p>
          </table:table-cell>
          <table:table-cell office:value-type="float" office:value="0.02033658976439" calcext:value-type="float">
            <text:p>2.03365897643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AVG-ARC-THETA-(rad) <text:s text:c="15"/></text:p>
          </table:table-cell>
          <table:table-cell office:value-type="float" office:value="0.0007282565474312" calcext:value-type="float">
            <text:p>7.28256547431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AVG-ARC-AREA-(mm2) <text:s text:c="16"/></text:p>
          </table:table-cell>
          <table:table-cell office:value-type="float" office:value="0.00000001691588758743" calcext:value-type="float">
            <text:p>1.691588758743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30:58.17" calcext:value-type="date">
            <text:p>2023-10-06 15:30:5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6.306206937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RIBBON-10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TOTAL-INTERPOLATED-POINTS <text:s text:c="9"/></text:p>
          </table:table-cell>
          <table:table-cell office:value-type="float" office:value="7348" calcext:value-type="float">
            <text:p>7.348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ERROR-(mm) <text:s text:c="14"/></text:p>
          </table:table-cell>
          <table:table-cell office:value-type="float" office:value="0.007334488978808" calcext:value-type="float">
            <text:p>7.33448897880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ERROR/TOT-INTERPOL-PNTS <text:s/></text:p>
          </table:table-cell>
          <table:table-cell office:value-type="float" office:value="0.0000009982971251951" calcext:value-type="float">
            <text:p>9.98297125195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SUM-ARC-LENGTH-(mm) <text:s text:c="15"/></text:p>
          </table:table-cell>
          <table:table-cell office:value-type="float" office:value="38.02572368417" calcext:value-type="float">
            <text:p>3.802572368417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LENGTH-(mm) <text:s text:c="13"/></text:p>
          </table:table-cell>
          <table:table-cell office:value-type="float" office:value="152.102890678" calcext:value-type="float">
            <text:p>1.52102890678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DIFF-ARC-LENGTH-CHORD-LENGTH-(mm) <text:s/></text:p>
          </table:table-cell>
          <table:table-cell office:value-type="float" office:value="-114.0771669938" calcext:value-type="float">
            <text:p>-1.14077166993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PCNT-DIFF-ARC-CHORD-LENGTH <text:s text:c="8"/></text:p>
          </table:table-cell>
          <table:table-cell office:value-type="float" office:value="-299.9999893265" calcext:value-type="float">
            <text:p>-2.999999893265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ERROR/SUM-CHORD-LENGTH <text:s text:c="2"/></text:p>
          </table:table-cell>
          <table:table-cell office:value-type="float" office:value="0.00004822057586226" calcext:value-type="float">
            <text:p>4.82205758622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SUM-ARC-THETA-(rad) <text:s text:c="15"/></text:p>
          </table:table-cell>
          <table:table-cell office:value-type="float" office:value="5.446603832206" calcext:value-type="float">
            <text:p>5.446603832206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SUM-ARC-AREA-(mm2) <text:s text:c="16"/></text:p>
          </table:table-cell>
          <table:table-cell office:value-type="float" office:value="0.0001339597112819" calcext:value-type="float">
            <text:p>1.3395971128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SUM-ARC-AREA/SUM-CHORD-LENGTH <text:s text:c="5"/></text:p>
          </table:table-cell>
          <table:table-cell office:value-type="float" office:value="0.00004822057586226" calcext:value-type="float">
            <text:p>4.82205758622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AVG-CHORD-ERROR-(mm) <text:s text:c="14"/></text:p>
          </table:table-cell>
          <table:table-cell office:value-type="float" office:value="0.0000009982971251951" calcext:value-type="float">
            <text:p>9.982971251951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AVG-ARC-LENGTH-(mm) <text:s text:c="15"/></text:p>
          </table:table-cell>
          <table:table-cell office:value-type="float" office:value="0.005175680370787" calcext:value-type="float">
            <text:p>5.17568037078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AVG-CHORD-LENGTH-(mm) <text:s text:c="13"/></text:p>
          </table:table-cell>
          <table:table-cell office:value-type="float" office:value="0.02070272093072" calcext:value-type="float">
            <text:p>2.07027209307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AVG-ARC-THETA-(rad) <text:s text:c="15"/></text:p>
          </table:table-cell>
          <table:table-cell office:value-type="float" office:value="0.0007413371215743" calcext:value-type="float">
            <text:p>7.413371215743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AVG-ARC-AREA-(mm2) <text:s text:c="16"/></text:p>
          </table:table-cell>
          <table:table-cell office:value-type="float" office:value="0.00000001823325320292" calcext:value-type="float">
            <text:p>1.823325320292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37:59.53" calcext:value-type="date">
            <text:p>2023-10-06 15:37:5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7.694118593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TOTAL-INTERPOLATED-POINTS <text:s text:c="9"/></text:p>
          </table:table-cell>
          <table:table-cell office:value-type="float" office:value="7349" calcext:value-type="float">
            <text:p>7.349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ERROR-(mm) <text:s text:c="14"/></text:p>
          </table:table-cell>
          <table:table-cell office:value-type="float" office:value="0.007333764811636" calcext:value-type="float">
            <text:p>7.33376481163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ERROR/TOT-INTERPOL-PNTS <text:s/></text:p>
          </table:table-cell>
          <table:table-cell office:value-type="float" office:value="0.0000009980627125254" calcext:value-type="float">
            <text:p>9.98062712525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SUM-ARC-LENGTH-(mm) <text:s text:c="15"/></text:p>
          </table:table-cell>
          <table:table-cell office:value-type="float" office:value="38.02757758292" calcext:value-type="float">
            <text:p>3.80275775829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LENGTH-(mm) <text:s text:c="13"/></text:p>
          </table:table-cell>
          <table:table-cell office:value-type="float" office:value="152.110308628" calcext:value-type="float">
            <text:p>1.52110308628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DIFF-ARC-LENGTH-CHORD-LENGTH-(mm) <text:s/></text:p>
          </table:table-cell>
          <table:table-cell office:value-type="float" office:value="-114.0827310451" calcext:value-type="float">
            <text:p>-1.14082731045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PCNT-DIFF-ARC-CHORD-LENGTH <text:s text:c="8"/></text:p>
          </table:table-cell>
          <table:table-cell office:value-type="float" office:value="-299.9999955199" calcext:value-type="float">
            <text:p>-2.999999955199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ERROR/SUM-CHORD-LENGTH <text:s text:c="2"/></text:p>
          </table:table-cell>
          <table:table-cell office:value-type="float" office:value="0.00004821346349097" calcext:value-type="float">
            <text:p>4.82134634909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SUM-ARC-THETA-(rad) <text:s text:c="15"/></text:p>
          </table:table-cell>
          <table:table-cell office:value-type="float" office:value="5.446627300213" calcext:value-type="float">
            <text:p>5.446627300213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SUM-ARC-AREA-(mm2) <text:s text:c="16"/></text:p>
          </table:table-cell>
          <table:table-cell office:value-type="float" office:value="0.0001339309239988" calcext:value-type="float">
            <text:p>1.33930923998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SUM-ARC-AREA/SUM-CHORD-LENGTH <text:s text:c="5"/></text:p>
          </table:table-cell>
          <table:table-cell office:value-type="float" office:value="0.00004821346349097" calcext:value-type="float">
            <text:p>4.82134634909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AVG-CHORD-ERROR-(mm) <text:s text:c="14"/></text:p>
          </table:table-cell>
          <table:table-cell office:value-type="float" office:value="0.0000009980627125254" calcext:value-type="float">
            <text:p>9.98062712525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AVG-ARC-LENGTH-(mm) <text:s text:c="15"/></text:p>
          </table:table-cell>
          <table:table-cell office:value-type="float" office:value="0.005175228304698" calcext:value-type="float">
            <text:p>5.17522830469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AVG-CHORD-LENGTH-(mm) <text:s text:c="13"/></text:p>
          </table:table-cell>
          <table:table-cell office:value-type="float" office:value="0.02070091298694" calcext:value-type="float">
            <text:p>2.07009129869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AVG-ARC-THETA-(rad) <text:s text:c="15"/></text:p>
          </table:table-cell>
          <table:table-cell office:value-type="float" office:value="0.000741239425723" calcext:value-type="float">
            <text:p>7.412394257230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AVG-ARC-AREA-(mm2) <text:s text:c="16"/></text:p>
          </table:table-cell>
          <table:table-cell office:value-type="float" office:value="0.0000000182268541098" calcext:value-type="float">
            <text:p>1.822685410980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42:41.96" calcext:value-type="date">
            <text:p>2023-10-06 15:42:4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2.698734839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40-L0.18-A28-RIBBON-10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TOTAL-INTERPOLATED-POINTS <text:s text:c="9"/></text:p>
          </table:table-cell>
          <table:table-cell office:value-type="float" office:value="7350" calcext:value-type="float">
            <text:p>7.350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ERROR-(mm) <text:s text:c="14"/></text:p>
          </table:table-cell>
          <table:table-cell office:value-type="float" office:value="0.007333839687707" calcext:value-type="float">
            <text:p>7.33383968770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ERROR/TOT-INTERPOL-PNTS <text:s/></text:p>
          </table:table-cell>
          <table:table-cell office:value-type="float" office:value="0.0000009979370918094" calcext:value-type="float">
            <text:p>9.97937091809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SUM-ARC-LENGTH-(mm) <text:s text:c="15"/></text:p>
          </table:table-cell>
          <table:table-cell office:value-type="float" office:value="38.03483632374" calcext:value-type="float">
            <text:p>3.803483632374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LENGTH-(mm) <text:s text:c="13"/></text:p>
          </table:table-cell>
          <table:table-cell office:value-type="float" office:value="152.1393532475" calcext:value-type="float">
            <text:p>1.521393532475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DIFF-ARC-LENGTH-CHORD-LENGTH-(mm) <text:s/></text:p>
          </table:table-cell>
          <table:table-cell office:value-type="float" office:value="-114.1045169238" calcext:value-type="float">
            <text:p>-1.14104516923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PCNT-DIFF-ARC-CHORD-LENGTH <text:s text:c="8"/></text:p>
          </table:table-cell>
          <table:table-cell office:value-type="float" office:value="-300.0000209086" calcext:value-type="float">
            <text:p>-3.000000209086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ERROR/SUM-CHORD-LENGTH <text:s text:c="2"/></text:p>
          </table:table-cell>
          <table:table-cell office:value-type="float" office:value="0.00004820475130965" calcext:value-type="float">
            <text:p>4.820475130965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SUM-ARC-THETA-(rad) <text:s text:c="15"/></text:p>
          </table:table-cell>
          <table:table-cell office:value-type="float" office:value="5.446718506955" calcext:value-type="float">
            <text:p>5.446718506955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SUM-ARC-AREA-(mm2) <text:s text:c="16"/></text:p>
          </table:table-cell>
          <table:table-cell office:value-type="float" office:value="0.000133934354072" calcext:value-type="float">
            <text:p>1.339343540720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SUM-ARC-AREA/SUM-CHORD-LENGTH <text:s text:c="5"/></text:p>
          </table:table-cell>
          <table:table-cell office:value-type="float" office:value="0.00004820475130965" calcext:value-type="float">
            <text:p>4.820475130965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AVG-CHORD-ERROR-(mm) <text:s text:c="14"/></text:p>
          </table:table-cell>
          <table:table-cell office:value-type="float" office:value="0.0000009979370918094" calcext:value-type="float">
            <text:p>9.97937091809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AVG-ARC-LENGTH-(mm) <text:s text:c="15"/></text:p>
          </table:table-cell>
          <table:table-cell office:value-type="float" office:value="0.005175511814362" calcext:value-type="float">
            <text:p>5.17551181436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AVG-CHORD-LENGTH-(mm) <text:s text:c="13"/></text:p>
          </table:table-cell>
          <table:table-cell office:value-type="float" office:value="0.02070204833957" calcext:value-type="float">
            <text:p>2.07020483395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AVG-ARC-THETA-(rad) <text:s text:c="15"/></text:p>
          </table:table-cell>
          <table:table-cell office:value-type="float" office:value="0.0007411509738679" calcext:value-type="float">
            <text:p>7.411509738679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AVG-ARC-AREA-(mm2) <text:s text:c="16"/></text:p>
          </table:table-cell>
          <table:table-cell office:value-type="float" office:value="0.0000000182248406684" calcext:value-type="float">
            <text:p>1.822484066840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17:07.26" calcext:value-type="date">
            <text:p>2023-10-06 16:17:0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7.33958116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9) ASTEPI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TOTAL-INTERPOLATED-POINTS <text:s text:c="9"/></text:p>
          </table:table-cell>
          <table:table-cell office:value-type="float" office:value="76275" calcext:value-type="float">
            <text:p>7.6275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ERROR-(mm) <text:s text:c="14"/></text:p>
          </table:table-cell>
          <table:table-cell office:value-type="float" office:value="0.0008403732211685" calcext:value-type="float">
            <text:p>8.403732211685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ERROR/TOT-INTERPOL-PNTS <text:s/></text:p>
          </table:table-cell>
          <table:table-cell office:value-type="float" office:value="0.0000000110178202424" calcext:value-type="float">
            <text:p>1.101782024240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SUM-ARC-LENGTH-(mm) <text:s text:c="15"/></text:p>
          </table:table-cell>
          <table:table-cell office:value-type="float" office:value="762.6471894183" calcext:value-type="float">
            <text:p>7.62647189418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LENGTH-(mm) <text:s text:c="13"/></text:p>
          </table:table-cell>
          <table:table-cell office:value-type="float" office:value="426.2622478423" calcext:value-type="float">
            <text:p>4.26262247842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DIFF-ARC-LENGTH-CHORD-LENGTH-(mm) <text:s/></text:p>
          </table:table-cell>
          <table:table-cell office:value-type="float" office:value="336.384941576" calcext:value-type="float">
            <text:p>3.36384941576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PCNT-DIFF-ARC-CHORD-LENGTH <text:s text:c="8"/></text:p>
          </table:table-cell>
          <table:table-cell office:value-type="float" office:value="44.10754359858" calcext:value-type="float">
            <text:p>4.410754359858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ERROR/SUM-CHORD-LENGTH <text:s text:c="2"/></text:p>
          </table:table-cell>
          <table:table-cell office:value-type="float" office:value="0.000001971493430212" calcext:value-type="float">
            <text:p>1.97149343021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SUM-ARC-THETA-(rad) <text:s text:c="15"/></text:p>
          </table:table-cell>
          <table:table-cell office:value-type="float" office:value="13.00410711943" calcext:value-type="float">
            <text:p>1.300410711943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SUM-ARC-AREA-(mm2) <text:s text:c="16"/></text:p>
          </table:table-cell>
          <table:table-cell office:value-type="float" office:value="0.0002898515736808" calcext:value-type="float">
            <text:p>2.89851573680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SUM-ARC-AREA/SUM-CHORD-LENGTH <text:s text:c="5"/></text:p>
          </table:table-cell>
          <table:table-cell office:value-type="float" office:value="0.000001971493430212" calcext:value-type="float">
            <text:p>1.97149343021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AVG-CHORD-ERROR-(mm) <text:s text:c="14"/></text:p>
          </table:table-cell>
          <table:table-cell office:value-type="float" office:value="0.0000000110178202424" calcext:value-type="float">
            <text:p>1.101782024240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AVG-ARC-LENGTH-(mm) <text:s text:c="15"/></text:p>
          </table:table-cell>
          <table:table-cell office:value-type="float" office:value="0.009998783195037" calcext:value-type="float">
            <text:p>9.99878319503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AVG-CHORD-LENGTH-(mm) <text:s text:c="13"/></text:p>
          </table:table-cell>
          <table:table-cell office:value-type="float" office:value="0.005588565537959" calcext:value-type="float">
            <text:p>5.58856553795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AVG-ARC-THETA-(rad) <text:s text:c="15"/></text:p>
          </table:table-cell>
          <table:table-cell office:value-type="float" office:value="0.0001704920040831" calcext:value-type="float">
            <text:p>1.70492004083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AVG-ARC-AREA-(mm2) <text:s text:c="16"/></text:p>
          </table:table-cell>
          <table:table-cell office:value-type="float" office:value="0.000000003800136005465" calcext:value-type="float">
            <text:p>3.800136005465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34:39.88" calcext:value-type="date">
            <text:p>2023-10-06 16:34:3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7.836373672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ASTEPI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TOTAL-INTERPOLATED-POINTS <text:s text:c="9"/></text:p>
          </table:table-cell>
          <table:table-cell office:value-type="float" office:value="38169" calcext:value-type="float">
            <text:p>3.8169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SUM-CHORD-ERROR-(mm) <text:s text:c="14"/></text:p>
          </table:table-cell>
          <table:table-cell office:value-type="float" office:value="0.001641842648547" calcext:value-type="float">
            <text:p>1.64184264854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SUM-CHORD-ERROR/TOT-INTERPOL-PNTS <text:s/></text:p>
          </table:table-cell>
          <table:table-cell office:value-type="float" office:value="0.00000004301620856599" calcext:value-type="float">
            <text:p>4.301620856599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SUM-ARC-LENGTH-(mm) <text:s text:c="15"/></text:p>
          </table:table-cell>
          <table:table-cell office:value-type="float" office:value="762.6564180797" calcext:value-type="float">
            <text:p>7.62656418079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SUM-CHORD-LENGTH-(mm) <text:s text:c="13"/></text:p>
          </table:table-cell>
          <table:table-cell office:value-type="float" office:value="426.2622396899" calcext:value-type="float">
            <text:p>4.26262239689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DIFF-ARC-LENGTH-CHORD-LENGTH-(mm) <text:s/></text:p>
          </table:table-cell>
          <table:table-cell office:value-type="float" office:value="336.3941783897" calcext:value-type="float">
            <text:p>3.36394178389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PCNT-DIFF-ARC-CHORD-LENGTH <text:s text:c="8"/></text:p>
          </table:table-cell>
          <table:table-cell office:value-type="float" office:value="44.10822100426" calcext:value-type="float">
            <text:p>4.410822100426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SUM-CHORD-ERROR/SUM-CHORD-LENGTH <text:s text:c="2"/></text:p>
          </table:table-cell>
          <table:table-cell office:value-type="float" office:value="0.000003851719659103" calcext:value-type="float">
            <text:p>3.85171965910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SUM-ARC-THETA-(rad) <text:s text:c="15"/></text:p>
          </table:table-cell>
          <table:table-cell office:value-type="float" office:value="13.00415390419" calcext:value-type="float">
            <text:p>1.300415390419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SUM-ARC-AREA-(mm2) <text:s text:c="16"/></text:p>
          </table:table-cell>
          <table:table-cell office:value-type="float" office:value="0.0006811935608835" calcext:value-type="float">
            <text:p>6.811935608835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SUM-ARC-AREA/SUM-CHORD-LENGTH <text:s text:c="5"/></text:p>
          </table:table-cell>
          <table:table-cell office:value-type="float" office:value="0.000003851719659103" calcext:value-type="float">
            <text:p>3.85171965910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AVG-CHORD-ERROR-(mm) <text:s text:c="14"/></text:p>
          </table:table-cell>
          <table:table-cell office:value-type="float" office:value="0.00000004301620856599" calcext:value-type="float">
            <text:p>4.301620856599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AVG-ARC-LENGTH-(mm) <text:s text:c="15"/></text:p>
          </table:table-cell>
          <table:table-cell office:value-type="float" office:value="0.01998156618318" calcext:value-type="float">
            <text:p>1.99815661831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AVG-CHORD-LENGTH-(mm) <text:s text:c="13"/></text:p>
          </table:table-cell>
          <table:table-cell office:value-type="float" office:value="0.01116805281099" calcext:value-type="float">
            <text:p>1.11680528109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AVG-ARC-THETA-(rad) <text:s text:c="15"/></text:p>
          </table:table-cell>
          <table:table-cell office:value-type="float" office:value="0.0003407082871566" calcext:value-type="float">
            <text:p>3.407082871566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AVG-ARC-AREA-(mm2) <text:s text:c="16"/></text:p>
          </table:table-cell>
          <table:table-cell office:value-type="float" office:value="0.00000001784724273956" calcext:value-type="float">
            <text:p>1.784724273956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40:06.31" calcext:value-type="date">
            <text:p>2023-10-06 16:40:0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4.372286925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TOTAL-INTERPOLATED-POINTS <text:s text:c="9"/></text:p>
          </table:table-cell>
          <table:table-cell office:value-type="float" office:value="25499" calcext:value-type="float">
            <text:p>2.5499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SUM-CHORD-ERROR-(mm) <text:s text:c="14"/></text:p>
          </table:table-cell>
          <table:table-cell office:value-type="float" office:value="0.002390002467065" calcext:value-type="float">
            <text:p>2.39000246706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SUM-CHORD-ERROR/TOT-INTERPOL-PNTS <text:s/></text:p>
          </table:table-cell>
          <table:table-cell office:value-type="float" office:value="0.00000009373293854673" calcext:value-type="float">
            <text:p>9.373293854673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SUM-ARC-LENGTH-(mm) <text:s text:c="15"/></text:p>
          </table:table-cell>
          <table:table-cell office:value-type="float" office:value="762.6597716718" calcext:value-type="float">
            <text:p>7.62659771671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SUM-CHORD-LENGTH-(mm) <text:s text:c="13"/></text:p>
          </table:table-cell>
          <table:table-cell office:value-type="float" office:value="426.2622295515" calcext:value-type="float">
            <text:p>4.262622295515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DIFF-ARC-LENGTH-CHORD-LENGTH-(mm) <text:s/></text:p>
          </table:table-cell>
          <table:table-cell office:value-type="float" office:value="336.3975421203" calcext:value-type="float">
            <text:p>3.36397542120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PCNT-DIFF-ARC-CHORD-LENGTH <text:s text:c="8"/></text:p>
          </table:table-cell>
          <table:table-cell office:value-type="float" office:value="44.10846810274" calcext:value-type="float">
            <text:p>4.410846810274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SUM-CHORD-ERROR/SUM-CHORD-LENGTH <text:s text:c="2"/></text:p>
          </table:table-cell>
          <table:table-cell office:value-type="float" office:value="0.000005606883043752" calcext:value-type="float">
            <text:p>5.60688304375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SUM-ARC-THETA-(rad) <text:s text:c="15"/></text:p>
          </table:table-cell>
          <table:table-cell office:value-type="float" office:value="13.00401093322" calcext:value-type="float">
            <text:p>1.30040109332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SUM-ARC-AREA-(mm2) <text:s text:c="16"/></text:p>
          </table:table-cell>
          <table:table-cell office:value-type="float" office:value="0.0009367445601128" calcext:value-type="float">
            <text:p>9.36744560112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SUM-ARC-AREA/SUM-CHORD-LENGTH <text:s text:c="5"/></text:p>
          </table:table-cell>
          <table:table-cell office:value-type="float" office:value="0.000005606883043752" calcext:value-type="float">
            <text:p>5.60688304375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AVG-CHORD-ERROR-(mm) <text:s text:c="14"/></text:p>
          </table:table-cell>
          <table:table-cell office:value-type="float" office:value="0.00000009373293854673" calcext:value-type="float">
            <text:p>9.373293854673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AVG-ARC-LENGTH-(mm) <text:s text:c="15"/></text:p>
          </table:table-cell>
          <table:table-cell office:value-type="float" office:value="0.02991057226731" calcext:value-type="float">
            <text:p>2.991057226731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AVG-CHORD-LENGTH-(mm) <text:s text:c="13"/></text:p>
          </table:table-cell>
          <table:table-cell office:value-type="float" office:value="0.01671747703944" calcext:value-type="float">
            <text:p>1.67174770394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AVG-ARC-THETA-(rad) <text:s text:c="15"/></text:p>
          </table:table-cell>
          <table:table-cell office:value-type="float" office:value="0.0005100012131627" calcext:value-type="float">
            <text:p>5.100012131627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AVG-ARC-AREA-(mm2) <text:s text:c="16"/></text:p>
          </table:table-cell>
          <table:table-cell office:value-type="float" office:value="0.00000003673796219754" calcext:value-type="float">
            <text:p>3.673796219754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48:16.49" calcext:value-type="date">
            <text:p>2023-10-06 16:48:1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9.138001576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TOTAL-INTERPOLATED-POINTS <text:s text:c="9"/></text:p>
          </table:table-cell>
          <table:table-cell office:value-type="float" office:value="19184" calcext:value-type="float">
            <text:p>1.9184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SUM-CHORD-ERROR-(mm) <text:s text:c="14"/></text:p>
          </table:table-cell>
          <table:table-cell office:value-type="float" office:value="0.003111370462905" calcext:value-type="float">
            <text:p>3.11137046290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SUM-CHORD-ERROR/TOT-INTERPOL-PNTS <text:s/></text:p>
          </table:table-cell>
          <table:table-cell office:value-type="float" office:value="0.0000001621941543505" calcext:value-type="float">
            <text:p>1.62194154350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SUM-ARC-LENGTH-(mm) <text:s text:c="15"/></text:p>
          </table:table-cell>
          <table:table-cell office:value-type="float" office:value="762.6830175974" calcext:value-type="float">
            <text:p>7.62683017597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SUM-CHORD-LENGTH-(mm) <text:s text:c="13"/></text:p>
          </table:table-cell>
          <table:table-cell office:value-type="float" office:value="426.262233355" calcext:value-type="float">
            <text:p>4.26262233355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DIFF-ARC-LENGTH-CHORD-LENGTH-(mm) <text:s/></text:p>
          </table:table-cell>
          <table:table-cell office:value-type="float" office:value="336.4207842424" calcext:value-type="float">
            <text:p>3.36420784242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PCNT-DIFF-ARC-CHORD-LENGTH <text:s text:c="8"/></text:p>
          </table:table-cell>
          <table:table-cell office:value-type="float" office:value="44.11017113009" calcext:value-type="float">
            <text:p>4.411017113009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SUM-CHORD-ERROR/SUM-CHORD-LENGTH <text:s text:c="2"/></text:p>
          </table:table-cell>
          <table:table-cell office:value-type="float" office:value="0.000007299193359018" calcext:value-type="float">
            <text:p>7.299193359018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SUM-ARC-THETA-(rad) <text:s text:c="15"/></text:p>
          </table:table-cell>
          <table:table-cell office:value-type="float" office:value="13.00396323193" calcext:value-type="float">
            <text:p>1.300396323193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SUM-ARC-AREA-(mm2) <text:s text:c="16"/></text:p>
          </table:table-cell>
          <table:table-cell office:value-type="float" office:value="0.001255001527807" calcext:value-type="float">
            <text:p>1.255001527807E-03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SUM-ARC-AREA/SUM-CHORD-LENGTH <text:s text:c="5"/></text:p>
          </table:table-cell>
          <table:table-cell office:value-type="float" office:value="0.000007299193359018" calcext:value-type="float">
            <text:p>7.299193359018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AVG-CHORD-ERROR-(mm) <text:s text:c="14"/></text:p>
          </table:table-cell>
          <table:table-cell office:value-type="float" office:value="0.0000001621941543505" calcext:value-type="float">
            <text:p>1.62194154350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AVG-ARC-LENGTH-(mm) <text:s text:c="15"/></text:p>
          </table:table-cell>
          <table:table-cell office:value-type="float" office:value="0.03975827647383" calcext:value-type="float">
            <text:p>3.97582764738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AVG-CHORD-LENGTH-(mm) <text:s text:c="13"/></text:p>
          </table:table-cell>
          <table:table-cell office:value-type="float" office:value="0.02222083268285" calcext:value-type="float">
            <text:p>2.22208326828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AVG-ARC-THETA-(rad) <text:s text:c="15"/></text:p>
          </table:table-cell>
          <table:table-cell office:value-type="float" office:value="0.0006778899667376" calcext:value-type="float">
            <text:p>6.778899667376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AVG-ARC-AREA-(mm2) <text:s text:c="16"/></text:p>
          </table:table-cell>
          <table:table-cell office:value-type="float" office:value="0.00000006542258915741" calcext:value-type="float">
            <text:p>6.542258915741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52:22.45" calcext:value-type="date">
            <text:p>2023-10-06 16:52:22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.718773360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10) SNAHYP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TOTAL-INTERPOLATED-POINTS <text:s text:c="9"/></text:p>
          </table:table-cell>
          <table:table-cell office:value-type="float" office:value="38672" calcext:value-type="float">
            <text:p>3.8672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ERROR-(mm) <text:s text:c="14"/></text:p>
          </table:table-cell>
          <table:table-cell office:value-type="float" office:value="0.00284687317582" calcext:value-type="float">
            <text:p>2.84687317582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ERROR/TOT-INTERPOL-PNTS <text:s/></text:p>
          </table:table-cell>
          <table:table-cell office:value-type="float" office:value="0.00000007361778014067" calcext:value-type="float">
            <text:p>7.36177801406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SUM-ARC-LENGTH-(mm) <text:s text:c="15"/></text:p>
          </table:table-cell>
          <table:table-cell office:value-type="float" office:value="377.9474877648" calcext:value-type="float">
            <text:p>3.77947487764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LENGTH-(mm) <text:s text:c="13"/></text:p>
          </table:table-cell>
          <table:table-cell office:value-type="float" office:value="478.9870865777" calcext:value-type="float">
            <text:p>4.78987086577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DIFF-ARC-LENGTH-CHORD-LENGTH-(mm) <text:s/></text:p>
          </table:table-cell>
          <table:table-cell office:value-type="float" office:value="-101.0395988129" calcext:value-type="float">
            <text:p>-1.01039598812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PCNT-DIFF-ARC-CHORD-LENGTH <text:s text:c="8"/></text:p>
          </table:table-cell>
          <table:table-cell office:value-type="float" office:value="-26.73376648446" calcext:value-type="float">
            <text:p>-2.673376648446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ERROR/SUM-CHORD-LENGTH <text:s text:c="2"/></text:p>
          </table:table-cell>
          <table:table-cell office:value-type="float" office:value="0.000005943528031539" calcext:value-type="float">
            <text:p>5.943528031539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SUM-ARC-THETA-(rad) <text:s text:c="15"/></text:p>
          </table:table-cell>
          <table:table-cell office:value-type="float" office:value="548.3921922253" calcext:value-type="float">
            <text:p>5.48392192225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SUM-ARC-AREA-(mm2) <text:s text:c="16"/></text:p>
          </table:table-cell>
          <table:table-cell office:value-type="float" office:value="0.2706870610425" calcext:value-type="float">
            <text:p>2.706870610425E-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SUM-ARC-AREA/SUM-CHORD-LENGTH <text:s text:c="5"/></text:p>
          </table:table-cell>
          <table:table-cell office:value-type="float" office:value="0.000005943528031539" calcext:value-type="float">
            <text:p>5.943528031539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AVG-CHORD-ERROR-(mm) <text:s text:c="14"/></text:p>
          </table:table-cell>
          <table:table-cell office:value-type="float" office:value="0.00000007361778014067" calcext:value-type="float">
            <text:p>7.361778014067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AVG-ARC-LENGTH-(mm) <text:s text:c="15"/></text:p>
          </table:table-cell>
          <table:table-cell office:value-type="float" office:value="0.009773408698114" calcext:value-type="float">
            <text:p>9.77340869811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AVG-CHORD-LENGTH-(mm) <text:s text:c="13"/></text:p>
          </table:table-cell>
          <table:table-cell office:value-type="float" office:value="0.01238620895704" calcext:value-type="float">
            <text:p>1.23862089570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AVG-ARC-THETA-(rad) <text:s text:c="15"/></text:p>
          </table:table-cell>
          <table:table-cell office:value-type="float" office:value="0.01418096744913" calcext:value-type="float">
            <text:p>1.41809674491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AVG-ARC-AREA-(mm2) <text:s text:c="16"/></text:p>
          </table:table-cell>
          <table:table-cell office:value-type="float" office:value="0.000006999742986798" calcext:value-type="float">
            <text:p>6.999742986798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7:04:43.03" calcext:value-type="date">
            <text:p>2023-10-06 17:04:43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8.694644926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NAHY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TOTAL-INTERPOLATED-POINTS <text:s text:c="9"/></text:p>
          </table:table-cell>
          <table:table-cell office:value-type="float" office:value="20223" calcext:value-type="float">
            <text:p>2.0223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SUM-CHORD-ERROR-(mm) <text:s text:c="14"/></text:p>
          </table:table-cell>
          <table:table-cell office:value-type="float" office:value="0.004002975369043" calcext:value-type="float">
            <text:p>4.002975369043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SUM-CHORD-ERROR/TOT-INTERPOL-PNTS <text:s/></text:p>
          </table:table-cell>
          <table:table-cell office:value-type="float" office:value="0.0000001979515067275" calcext:value-type="float">
            <text:p>1.97951506727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SUM-ARC-LENGTH-(mm) <text:s text:c="15"/></text:p>
          </table:table-cell>
          <table:table-cell office:value-type="float" office:value="377.9592539969" calcext:value-type="float">
            <text:p>3.77959253996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SUM-CHORD-LENGTH-(mm) <text:s text:c="13"/></text:p>
          </table:table-cell>
          <table:table-cell office:value-type="float" office:value="478.9986994127" calcext:value-type="float">
            <text:p>4.78998699412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DIFF-ARC-LENGTH-CHORD-LENGTH-(mm) <text:s/></text:p>
          </table:table-cell>
          <table:table-cell office:value-type="float" office:value="-101.0394454158" calcext:value-type="float">
            <text:p>-1.01039445415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PCNT-DIFF-ARC-CHORD-LENGTH <text:s text:c="8"/></text:p>
          </table:table-cell>
          <table:table-cell office:value-type="float" office:value="-26.73289365118" calcext:value-type="float">
            <text:p>-2.673289365118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SUM-CHORD-ERROR/SUM-CHORD-LENGTH <text:s text:c="2"/></text:p>
          </table:table-cell>
          <table:table-cell office:value-type="float" office:value="0.000008356965006276" calcext:value-type="float">
            <text:p>8.35696500627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SUM-ARC-THETA-(rad) <text:s text:c="15"/></text:p>
          </table:table-cell>
          <table:table-cell office:value-type="float" office:value="551.4331568816" calcext:value-type="float">
            <text:p>5.51433156881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SUM-ARC-AREA-(mm2) <text:s text:c="16"/></text:p>
          </table:table-cell>
          <table:table-cell office:value-type="float" office:value="0.2760007501922" calcext:value-type="float">
            <text:p>2.760007501922E-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SUM-ARC-AREA/SUM-CHORD-LENGTH <text:s text:c="5"/></text:p>
          </table:table-cell>
          <table:table-cell office:value-type="float" office:value="0.000008356965006276" calcext:value-type="float">
            <text:p>8.35696500627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AVG-CHORD-ERROR-(mm) <text:s text:c="14"/></text:p>
          </table:table-cell>
          <table:table-cell office:value-type="float" office:value="0.0000001979515067275" calcext:value-type="float">
            <text:p>1.97951506727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AVG-ARC-LENGTH-(mm) <text:s text:c="15"/></text:p>
          </table:table-cell>
          <table:table-cell office:value-type="float" office:value="0.01869049817016" calcext:value-type="float">
            <text:p>1.869049817016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AVG-CHORD-LENGTH-(mm) <text:s text:c="13"/></text:p>
          </table:table-cell>
          <table:table-cell office:value-type="float" office:value="0.02368700916886" calcext:value-type="float">
            <text:p>2.368700916886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AVG-ARC-THETA-(rad) <text:s text:c="15"/></text:p>
          </table:table-cell>
          <table:table-cell office:value-type="float" office:value="0.02726897225208" calcext:value-type="float">
            <text:p>2.72689722520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AVG-ARC-AREA-(mm2) <text:s text:c="16"/></text:p>
          </table:table-cell>
          <table:table-cell office:value-type="float" office:value="0.00001364853872971" calcext:value-type="float">
            <text:p>1.36485387297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7:07:55.36" calcext:value-type="date">
            <text:p>2023-10-06 17:07:5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525007035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TOTAL-INTERPOLATED-POINTS <text:s text:c="9"/></text:p>
          </table:table-cell>
          <table:table-cell office:value-type="float" office:value="16618" calcext:value-type="float">
            <text:p>1.6618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SUM-CHORD-ERROR-(mm) <text:s text:c="14"/></text:p>
          </table:table-cell>
          <table:table-cell office:value-type="float" office:value="0.004459254922025" calcext:value-type="float">
            <text:p>4.45925492202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SUM-CHORD-ERROR/TOT-INTERPOL-PNTS <text:s/></text:p>
          </table:table-cell>
          <table:table-cell office:value-type="float" office:value="0.0000002683549932012" calcext:value-type="float">
            <text:p>2.683549932012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SUM-ARC-LENGTH-(mm) <text:s text:c="15"/></text:p>
          </table:table-cell>
          <table:table-cell office:value-type="float" office:value="377.9667959094" calcext:value-type="float">
            <text:p>3.77966795909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SUM-CHORD-LENGTH-(mm) <text:s text:c="13"/></text:p>
          </table:table-cell>
          <table:table-cell office:value-type="float" office:value="479.0063715425" calcext:value-type="float">
            <text:p>4.790063715425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DIFF-ARC-LENGTH-CHORD-LENGTH-(mm) <text:s/></text:p>
          </table:table-cell>
          <table:table-cell office:value-type="float" office:value="-101.0395756332" calcext:value-type="float">
            <text:p>-1.01039575633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PCNT-DIFF-ARC-CHORD-LENGTH <text:s text:c="8"/></text:p>
          </table:table-cell>
          <table:table-cell office:value-type="float" office:value="-26.7323946777" calcext:value-type="float">
            <text:p>-2.673239467770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SUM-CHORD-ERROR/SUM-CHORD-LENGTH <text:s text:c="2"/></text:p>
          </table:table-cell>
          <table:table-cell office:value-type="float" office:value="0.000009309385400583" calcext:value-type="float">
            <text:p>9.30938540058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SUM-ARC-THETA-(rad) <text:s text:c="15"/></text:p>
          </table:table-cell>
          <table:table-cell office:value-type="float" office:value="551.4225232921" calcext:value-type="float">
            <text:p>5.51422523292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SUM-ARC-AREA-(mm2) <text:s text:c="16"/></text:p>
          </table:table-cell>
          <table:table-cell office:value-type="float" office:value="0.2777614243305" calcext:value-type="float">
            <text:p>2.777614243305E-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SUM-ARC-AREA/SUM-CHORD-LENGTH <text:s text:c="5"/></text:p>
          </table:table-cell>
          <table:table-cell office:value-type="float" office:value="0.000009309385400583" calcext:value-type="float">
            <text:p>9.30938540058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AVG-CHORD-ERROR-(mm) <text:s text:c="14"/></text:p>
          </table:table-cell>
          <table:table-cell office:value-type="float" office:value="0.0000002683549932012" calcext:value-type="float">
            <text:p>2.68354993201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AVG-ARC-LENGTH-(mm) <text:s text:c="15"/></text:p>
          </table:table-cell>
          <table:table-cell office:value-type="float" office:value="0.02274579020939" calcext:value-type="float">
            <text:p>2.27457902093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AVG-CHORD-LENGTH-(mm) <text:s text:c="13"/></text:p>
          </table:table-cell>
          <table:table-cell office:value-type="float" office:value="0.02882628462072" calcext:value-type="float">
            <text:p>2.88262846207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AVG-ARC-THETA-(rad) <text:s text:c="15"/></text:p>
          </table:table-cell>
          <table:table-cell office:value-type="float" office:value="0.03318424043402" calcext:value-type="float">
            <text:p>3.31842404340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AVG-ARC-AREA-(mm2) <text:s text:c="16"/></text:p>
          </table:table-cell>
          <table:table-cell office:value-type="float" office:value="0.0000167154976428" calcext:value-type="float">
            <text:p>1.671549764280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8:02:05.35" calcext:value-type="date">
            <text:p>2023-10-06 18:02:0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490225760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 SNAHYP GOOD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TOTAL-INTERPOLATED-POINTS <text:s text:c="9"/></text:p>
          </table:table-cell>
          <table:table-cell office:value-type="float" office:value="15102" calcext:value-type="float">
            <text:p>1.5102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SUM-CHORD-ERROR-(mm) <text:s text:c="14"/></text:p>
          </table:table-cell>
          <table:table-cell office:value-type="float" office:value="0.004700022719935" calcext:value-type="float">
            <text:p>4.70002271993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SUM-CHORD-ERROR/TOT-INTERPOL-PNTS <text:s/></text:p>
          </table:table-cell>
          <table:table-cell office:value-type="float" office:value="0.0000003112391709116" calcext:value-type="float">
            <text:p>3.112391709116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SUM-ARC-LENGTH-(mm) <text:s text:c="15"/></text:p>
          </table:table-cell>
          <table:table-cell office:value-type="float" office:value="377.9678653378" calcext:value-type="float">
            <text:p>3.77967865337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SUM-CHORD-LENGTH-(mm) <text:s text:c="13"/></text:p>
          </table:table-cell>
          <table:table-cell office:value-type="float" office:value="479.007128689" calcext:value-type="float">
            <text:p>4.79007128689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DIFF-ARC-LENGTH-CHORD-LENGTH-(mm) <text:s/></text:p>
          </table:table-cell>
          <table:table-cell office:value-type="float" office:value="-101.0392633512" calcext:value-type="float">
            <text:p>-1.01039263351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PCNT-DIFF-ARC-CHORD-LENGTH <text:s text:c="8"/></text:p>
          </table:table-cell>
          <table:table-cell office:value-type="float" office:value="-26.73223641934" calcext:value-type="float">
            <text:p>-2.673223641934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SUM-CHORD-ERROR/SUM-CHORD-LENGTH <text:s text:c="2"/></text:p>
          </table:table-cell>
          <table:table-cell office:value-type="float" office:value="0.00000981200996486" calcext:value-type="float">
            <text:p>9.8120099648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SUM-ARC-THETA-(rad) <text:s text:c="15"/></text:p>
          </table:table-cell>
          <table:table-cell office:value-type="float" office:value="548.1728747328" calcext:value-type="float">
            <text:p>5.48172874732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SUM-ARC-AREA-(mm2) <text:s text:c="16"/></text:p>
          </table:table-cell>
          <table:table-cell office:value-type="float" office:value="0.275436869531" calcext:value-type="float">
            <text:p>2.754368695310E-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SUM-ARC-AREA/SUM-CHORD-LENGTH <text:s text:c="5"/></text:p>
          </table:table-cell>
          <table:table-cell office:value-type="float" office:value="0.00000981200996486" calcext:value-type="float">
            <text:p>9.8120099648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AVG-CHORD-ERROR-(mm) <text:s text:c="14"/></text:p>
          </table:table-cell>
          <table:table-cell office:value-type="float" office:value="0.0000003112391709116" calcext:value-type="float">
            <text:p>3.112391709116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AVG-ARC-LENGTH-(mm) <text:s text:c="15"/></text:p>
          </table:table-cell>
          <table:table-cell office:value-type="float" office:value="0.02502932688814" calcext:value-type="float">
            <text:p>2.50293268881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AVG-CHORD-LENGTH-(mm) <text:s text:c="13"/></text:p>
          </table:table-cell>
          <table:table-cell office:value-type="float" office:value="0.03172022572604" calcext:value-type="float">
            <text:p>3.17202257260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AVG-ARC-THETA-(rad) <text:s text:c="15"/></text:p>
          </table:table-cell>
          <table:table-cell office:value-type="float" office:value="0.03630043538393" calcext:value-type="float">
            <text:p>3.63004353839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AVG-ARC-AREA-(mm2) <text:s text:c="16"/></text:p>
          </table:table-cell>
          <table:table-cell office:value-type="float" office:value="0.00001823964436336" calcext:value-type="float">
            <text:p>1.82396443633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8:05:51.07" calcext:value-type="date">
            <text:p>2023-10-06 18:05:5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653850090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 SNAHYP BAD - EPS VALUE DOMINANT FACTOR GEOMETRY IN 4 CONSTRAINTS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38 <text:s/>0.706801123 <text:s/>0.000000000 <text:s/>0.001 4.149960e-03 <text:s/>4.041299e-14 <text:s/>4.149960e-03 <text:s text:c="2"/>29.210 <text:s/>28.597 <text:s/>40.878 <text:s/>2.139017e-14 <text:s text:c="2"/>0.070170 <text:s/>-0.005060 <text:s text:c="2"/>0.000112 <text:s text:c="2"/>0.000111 <text:s/>0.000000409 <text:s text:c="2"/>0.000023 <text:s/>-0.000109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39 <text:s/>0.706801123 <text:s/>0.000000000 <text:s/>0.001 4.149960e-03 <text:s/>3.496248e-14 <text:s/>4.149960e-03 <text:s text:c="2"/>29.210 <text:s/>28.597 <text:s/>40.878 <text:s/>2.071570e-14 <text:s text:c="2"/>0.070170 <text:s/>-0.001820 <text:s text:c="2"/>0.000110 <text:s text:c="2"/>0.000110 <text:s/>0.000000029 <text:s text:c="2"/>0.000023 <text:s/>-0.00010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0 <text:s/>0.706801123 <text:s/>0.000000000 <text:s/>0.001 4.149960e-03 <text:s/>3.021715e-14 <text:s/>4.149960e-03 <text:s text:c="2"/>29.210 <text:s/>28.597 <text:s/>40.878 <text:s/>2.711491e-14 <text:s text:c="2"/>0.070170 <text:s text:c="2"/>0.017200 <text:s text:c="2"/>0.000127 <text:s text:c="2"/>0.000127 <text:s/>0.000000052 <text:s text:c="2"/>0.000027 <text:s/>-0.000124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1 <text:s/>0.706801123 <text:s/>0.000000000 <text:s/>0.001 4.149960e-03 <text:s/>2.646407e-14 <text:s/>4.149960e-03 <text:s text:c="2"/>29.210 <text:s/>28.597 <text:s/>40.878 <text:s/>1.921424e-14 <text:s text:c="2"/>0.070170 <text:s/>-0.015600 <text:s text:c="2"/>0.000112 <text:s text:c="2"/>0.000111 <text:s/>0.00000062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2 <text:s/>0.706801123 <text:s/>0.000000000 <text:s/>0.001 4.149960e-03 <text:s/>2.285498e-14 <text:s/>4.149960e-03 <text:s text:c="2"/>29.210 <text:s/>28.597 <text:s/>40.878 <text:s/>2.383233e-14 <text:s text:c="2"/>0.070170 <text:s text:c="2"/>0.015580 <text:s text:c="2"/>0.000127 <text:s text:c="2"/>0.000127 <text:s/>0.000000072 <text:s text:c="2"/>0.000027 <text:s/>-0.000124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3 <text:s/>0.706801123 <text:s/>0.000000000 <text:s/>0.001 4.149960e-03 <text:s/>1.990422e-14 <text:s/>4.149960e-03 <text:s text:c="2"/>29.210 <text:s/>28.597 <text:s/>40.878 <text:s/>4.296434e-14 <text:s text:c="2"/>0.070170 <text:s text:c="2"/>0.016380 <text:s text:c="2"/>0.000143 <text:s text:c="2"/>0.000143 <text:s/>0.000000183 <text:s text:c="2"/>0.000030 <text:s/>-0.000140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8:10:29] process exited with status 1, elapsed time: 08.51s</text:p>
          </table:table-cell>
          <table:table-cell table:number-columns-repeated="57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 BAD LOWER LAMDA 0.10 NO JITTER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2 <text:s/>0.706801123 <text:s/>0.000000000 <text:s/>0.001 4.149960e-03 <text:s/>2.285498e-14 <text:s/>4.149960e-03 <text:s text:c="2"/>29.210 <text:s/>28.597 <text:s/>40.878 <text:s/>2.383233e-14 <text:s text:c="2"/>0.070170 <text:s text:c="2"/>0.015580 <text:s text:c="2"/>0.000127 <text:s text:c="2"/>0.000127 <text:s/>0.000000072 <text:s text:c="2"/>0.000027 <text:s/>-0.000124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3 <text:s/>0.706801123 <text:s/>0.000000000 <text:s/>0.001 4.149960e-03 <text:s/>1.990422e-14 <text:s/>4.149960e-03 <text:s text:c="2"/>29.210 <text:s/>28.597 <text:s/>40.878 <text:s/>4.296434e-14 <text:s text:c="2"/>0.070170 <text:s text:c="2"/>0.016380 <text:s text:c="2"/>0.000143 <text:s text:c="2"/>0.000143 <text:s/>0.000000183 <text:s text:c="2"/>0.000030 <text:s/>-0.000140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8:29:00] process exited with status 1, elapsed time: 08.17s</text:p>
          </table:table-cell>
          <table:table-cell table:number-columns-repeated="57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 BAD LOWER LAMDA 0.15 NO JITTER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5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5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5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5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8:22:44] process exited with status 1, elapsed time: 08.34s</text:p>
          </table:table-cell>
          <table:table-cell table:number-columns-repeated="57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 BAD BIGGER LAMDA 0.25 MORE JITTER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2 <text:s/>0.706801123 <text:s/>0.000000000 <text:s/>0.001 4.149960e-03 <text:s/>2.285498e-14 <text:s/>4.149960e-03 <text:s text:c="2"/>29.210 <text:s/>28.597 <text:s/>40.878 <text:s/>2.383233e-14 <text:s text:c="2"/>0.070170 <text:s text:c="2"/>0.015580 <text:s text:c="2"/>0.000127 <text:s text:c="2"/>0.000127 <text:s/>0.000000072 <text:s text:c="2"/>0.000027 <text:s/>-0.000124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3 <text:s/>0.706801123 <text:s/>0.000000000 <text:s/>0.001 4.149960e-03 <text:s/>1.990422e-14 <text:s/>4.149960e-03 <text:s text:c="2"/>29.210 <text:s/>28.597 <text:s/>40.878 <text:s/>4.296434e-14 <text:s text:c="2"/>0.070170 <text:s text:c="2"/>0.016380 <text:s text:c="2"/>0.000143 <text:s text:c="2"/>0.000143 <text:s/>0.000000183 <text:s text:c="2"/>0.000030 <text:s/>-0.000140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8:16:36] process exited with status 1, elapsed time: 08.39s</text:p>
          </table:table-cell>
          <table:table-cell table:number-columns-repeated="57"/>
        </table:table-row>
        <table:table-row table:style-name="ro1" table:number-rows-repeated="3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4 <text:s/>0.706104005 <text:s/>0.000000000 <text:s/>0.001 4.200094e-03 <text:s/>1.196794e-13 <text:s/>4.200094e-03 <text:s text:c="2"/>29.192 <text:s/>29.002 <text:s/>41.149 <text:s/>2.711491e-14 <text:s text:c="2"/>0.047475 <text:s/>-0.031920 <text:s text:c="2"/>0.000078 <text:s text:c="2"/>0.000077 <text:s/>0.000000464 <text:s text:c="2"/>0.000025 <text:s/>-0.000073 <text:s/>30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5 <text:s/>0.706104005 <text:s/>0.000000000 <text:s/>0.001 4.200094e-03 <text:s/>8.696169e-14 <text:s/>4.200094e-03 <text:s text:c="2"/>29.192 <text:s/>29.002 <text:s/>41.149 <text:s/>2.225769e-14 <text:s text:c="2"/>0.047475 <text:s text:c="2"/>0.035380 <text:s text:c="2"/>0.000113 <text:s text:c="2"/>0.000113 <text:s/>0.000000228 <text:s text:c="2"/>0.000036 <text:s/>-0.000107 <text:s/>30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6 <text:s/>0.706104005 <text:s/>0.000000000 <text:s/>0.001 4.200094e-03 <text:s/>6.328792e-14 <text:s/>4.200094e-03 <text:s text:c="2"/>29.192 <text:s/>29.002 <text:s/>41.149 <text:s/>1.637720e-14 <text:s text:c="2"/>0.047475 <text:s/>-0.011220 <text:s text:c="2"/>0.000101 <text:s text:c="2"/>0.000101 <text:s/>0.000000103 <text:s text:c="2"/>0.000032 <text:s/>-0.000096 <text:s/>30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7 <text:s/>0.706104005 <text:s/>0.000000000 <text:s/>0.001 4.200094e-03 <text:s/>4.604823e-14 <text:s/>4.200094e-03 <text:s text:c="2"/>29.192 <text:s/>29.002 <text:s/>41.149 <text:s/>3.499017e-14 <text:s text:c="2"/>0.047475 <text:s text:c="2"/>0.003780 <text:s text:c="2"/>0.000105 <text:s text:c="2"/>0.000105 <text:s/>0.000000035 <text:s text:c="2"/>0.000034 <text:s/>-0.000100 <text:s/>30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8 <text:s/>0.706104005 <text:s/>0.000000000 <text:s/>0.001 4.200094e-03 <text:s/>3.357644e-14 <text:s/>4.200094e-03 <text:s text:c="2"/>29.192 <text:s/>29.002 <text:s/>41.149 <text:s/>4.608268e-14 <text:s text:c="2"/>0.047475 <text:s/>-0.007020 <text:s text:c="2"/>0.000099 <text:s text:c="2"/>0.000098 <text:s/>0.000000504 <text:s text:c="2"/>0.000031 <text:s/>-0.000093 <text:s/>30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9 <text:s/>0.706104005 <text:s/>0.000000000 <text:s/>0.001 4.200094e-03 <text:s/>2.433123e-14 <text:s/>4.200094e-03 <text:s text:c="2"/>29.192 <text:s/>29.002 <text:s/>41.149 <text:s/>4.296434e-14 <text:s text:c="2"/>0.047475 <text:s text:c="2"/>0.026500 <text:s text:c="2"/>0.000125 <text:s text:c="2"/>0.000125 <text:s/>0.000000632 <text:s text:c="2"/>0.000040 <text:s/>-0.000118 <text:s/>30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500 <text:s/>0.706104005 <text:s/>0.000000000 <text:s/>0.001 4.200094e-03 <text:s/>1.787459e-14 <text:s/>4.200094e-03 <text:s text:c="2"/>29.192 <text:s/>29.002 <text:s/>41.149 <text:s/>3.351623e-14 <text:s text:c="2"/>0.047475 <text:s/>-0.020700 <text:s text:c="2"/>0.000104 <text:s text:c="2"/>0.000104 <text:s/>0.000000364 <text:s text:c="2"/>0.000033 <text:s/>-0.000099 <text:s/>30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501 <text:s/>0.706104005 <text:s/>0.000000000 <text:s/>0.001 4.200094e-03 <text:s/>1.301129e-14 <text:s/>4.200094e-03 <text:s text:c="2"/>29.192 <text:s/>29.002 <text:s/>41.149 <text:s/>1.913195e-14 <text:s text:c="2"/>0.047475 <text:s text:c="2"/>0.008680 <text:s text:c="2"/>0.000113 <text:s text:c="2"/>0.000113 <text:s/>0.000000208 <text:s text:c="2"/>0.000036 <text:s/>-0.000107 <text:s/>30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7:58:37] process exited with status 1, elapsed time: 08.67s</text:p>
          </table:table-cell>
          <table:table-cell table:number-columns-repeated="57"/>
        </table:table-row>
        <table:table-row table:style-name="ro1" table:number-rows-repeated="7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ALHAMDULILLAH 3 TIMES</text:p>
          </table:table-cell>
          <table:table-cell table:number-columns-repeated="57"/>
        </table:table-row>
        <table:table-row table:style-name="ro1" table:number-rows-repeated="1047190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CEE-Performance" table:style-name="ta1">
        <table:table-column table:style-name="co1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2"/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IRCLE PERFORMANCE 1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ERROR/SUM-CHORD-LENGTH <text:s text:c="2"/></text:p>
          </table:table-cell>
          <table:table-cell office:value-type="float" office:value="0.000002203789163406" calcext:value-type="float">
            <text:p>2.203789163406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CIRCLE SUM-CHORD-ERROR/SUM-CHORD-LENGTH <text:s text:c="2"/></text:p>
          </table:table-cell>
          <table:table-cell office:value-type="float" office:value="0.000004407213023407" calcext:value-type="float">
            <text:p>4.407213023407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CIRCLE SUM-CHORD-ERROR/SUM-CHORD-LENGTH <text:s text:c="2"/></text:p>
          </table:table-cell>
          <table:table-cell office:value-type="float" office:value="0.00000661027138322" calcext:value-type="float">
            <text:p>6.610271383220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CIRCLE SUM-CHORD-ERROR/SUM-CHORD-LENGTH <text:s text:c="2"/></text:p>
          </table:table-cell>
          <table:table-cell office:value-type="float" office:value="0.00000881295627196" calcext:value-type="float">
            <text:p>8.812956271960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4:.D7])" office:value-type="float" office:value="0.000002203789163406" calcext:value-type="float">
            <text:p>2.203789163406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4:.D7])" office:value-type="float" office:value="0.00000881295627196" calcext:value-type="float">
            <text:p>8.812956271960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4:.D7])" office:value-type="float" office:value="0.00000550855746049825" calcext:value-type="float">
            <text:p>5.508557460498E-0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LLIPSE PERFORMANCE 1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ERROR/SUM-CHORD-LENGTH <text:s text:c="2"/></text:p>
          </table:table-cell>
          <table:table-cell office:value-type="float" office:value="0.00001386987988559" calcext:value-type="float">
            <text:p>1.38698798855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ELLIPSE SUM-CHORD-ERROR/SUM-CHORD-LENGTH <text:s text:c="2"/></text:p>
          </table:table-cell>
          <table:table-cell office:value-type="float" office:value="0.00002387508767166" calcext:value-type="float">
            <text:p>2.387508767166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ELLIPSE SUM-CHORD-ERROR/SUM-CHORD-LENGTH <text:s text:c="2"/></text:p>
          </table:table-cell>
          <table:table-cell office:value-type="float" office:value="0.00003042915776933" calcext:value-type="float">
            <text:p>3.042915776933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ELLIPSE SUM-CHORD-ERROR/SUM-CHORD-LENGTH <text:s text:c="2"/></text:p>
          </table:table-cell>
          <table:table-cell office:value-type="float" office:value="0.00003399976598039" calcext:value-type="float">
            <text:p>3.39997659803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14:.D17])" office:value-type="float" office:value="0.00001386987988559" calcext:value-type="float">
            <text:p>1.38698798855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14:.D17])" office:value-type="float" office:value="0.00003399976598039" calcext:value-type="float">
            <text:p>3.39997659803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14:.D17])" office:value-type="float" office:value="0.0000255434728267425" calcext:value-type="float">
            <text:p>2.554347282674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EARDROP PERFORMANCE 1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ERROR/SUM-CHORD-LENGTH <text:s text:c="2"/></text:p>
          </table:table-cell>
          <table:table-cell office:value-type="float" office:value="0.00005705012452441" calcext:value-type="float">
            <text:p>5.705012452441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ERROR/SUM-CHORD-LENGTH <text:s text:c="2"/></text:p>
          </table:table-cell>
          <table:table-cell office:value-type="float" office:value="0.00007011661778683" calcext:value-type="float">
            <text:p>7.011661778683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ERROR/SUM-CHORD-LENGTH <text:s text:c="2"/></text:p>
          </table:table-cell>
          <table:table-cell office:value-type="float" office:value="0.00007202851879506" calcext:value-type="float">
            <text:p>7.202851879506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ERROR/SUM-CHORD-LENGTH <text:s text:c="2"/></text:p>
          </table:table-cell>
          <table:table-cell office:value-type="float" office:value="0.00007202932786929" calcext:value-type="float">
            <text:p>7.20293278692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24:.D27])" office:value-type="float" office:value="0.00005705012452441" calcext:value-type="float">
            <text:p>5.705012452441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24:.D27])" office:value-type="float" office:value="0.00007202932786929" calcext:value-type="float">
            <text:p>7.20293278692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24:.D27])" office:value-type="float" office:value="0.0000678061472438975" calcext:value-type="float">
            <text:p>6.780614724390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UTTERFLY PERFORMANCE 1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ERROR/SUM-CHORD-LENGTH <text:s text:c="2"/></text:p>
          </table:table-cell>
          <table:table-cell office:value-type="float" office:value="0.000005445092899523" calcext:value-type="float">
            <text:p>5.445092899523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ERROR/SUM-CHORD-LENGTH <text:s text:c="2"/></text:p>
          </table:table-cell>
          <table:table-cell office:value-type="float" office:value="0.000009925041122094" calcext:value-type="float">
            <text:p>9.925041122094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ERROR/SUM-CHORD-LENGTH <text:s text:c="2"/></text:p>
          </table:table-cell>
          <table:table-cell office:value-type="float" office:value="0.00001361121273884" calcext:value-type="float">
            <text:p>1.361121273884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ERROR/SUM-CHORD-LENGTH <text:s text:c="2"/></text:p>
          </table:table-cell>
          <table:table-cell office:value-type="float" office:value="0.00001643334424114" calcext:value-type="float">
            <text:p>1.643334424114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34:.D37])" office:value-type="float" office:value="0.000005445092899523" calcext:value-type="float">
            <text:p>5.445092899523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34:.D37])" office:value-type="float" office:value="0.00001643334424114" calcext:value-type="float">
            <text:p>1.643334424114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34:.D37])" office:value-type="float" office:value="0.0000113536727503993" calcext:value-type="float">
            <text:p>1.135367275040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NAILSHELL PERFORMANCE 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ERROR/SUM-CHORD-LENGTH <text:s text:c="2"/></text:p>
          </table:table-cell>
          <table:table-cell office:value-type="float" office:value="0.00003691654413053" calcext:value-type="float">
            <text:p>3.691654413053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ERROR/SUM-CHORD-LENGTH <text:s text:c="2"/></text:p>
          </table:table-cell>
          <table:table-cell office:value-type="float" office:value="0.00004524898511695" calcext:value-type="float">
            <text:p>4.524898511695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ERROR/SUM-CHORD-LENGTH <text:s text:c="2"/></text:p>
          </table:table-cell>
          <table:table-cell office:value-type="float" office:value="0.00004881992306637" calcext:value-type="float">
            <text:p>4.881992306637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ERROR/SUM-CHORD-LENGTH <text:s text:c="2"/></text:p>
          </table:table-cell>
          <table:table-cell office:value-type="float" office:value="0.00005085042486059" calcext:value-type="float">
            <text:p>5.08504248605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44:.D47])" office:value-type="float" office:value="0.00003691654413053" calcext:value-type="float">
            <text:p>3.691654413053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44:.D47])" office:value-type="float" office:value="0.00005085042486059" calcext:value-type="float">
            <text:p>5.08504248605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44:.D47])" office:value-type="float" office:value="0.00004545896929361" calcext:value-type="float">
            <text:p>4.545896929361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KEWED-ASTROID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ERROR/SUM-CHORD-LENGTH <text:s text:c="2"/></text:p>
          </table:table-cell>
          <table:table-cell office:value-type="float" office:value="0.000001158518631091" calcext:value-type="float">
            <text:p>1.158518631091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ERROR/SUM-CHORD-LENGTH <text:s text:c="2"/></text:p>
          </table:table-cell>
          <table:table-cell office:value-type="float" office:value="0.000002316710975042" calcext:value-type="float">
            <text:p>2.316710975042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ERROR/SUM-CHORD-LENGTH <text:s text:c="2"/></text:p>
          </table:table-cell>
          <table:table-cell office:value-type="float" office:value="0.000003474576811966" calcext:value-type="float">
            <text:p>3.474576811966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ERROR/SUM-CHORD-LENGTH <text:s text:c="2"/></text:p>
          </table:table-cell>
          <table:table-cell office:value-type="float" office:value="0.000004632116113725" calcext:value-type="float">
            <text:p>4.632116113725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54:.D57])" office:value-type="float" office:value="0.000001158518631091" calcext:value-type="float">
            <text:p>1.158518631091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54:.D57])" office:value-type="float" office:value="0.000004632116113725" calcext:value-type="float">
            <text:p>4.632116113725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54:.D57])" office:value-type="float" office:value="0.000002895480632956" calcext:value-type="float">
            <text:p>2.895480632956E-0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RIBBON-10L PERFORMANCE 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ERROR/SUM-CHORD-LENGTH <text:s text:c="2"/></text:p>
          </table:table-cell>
          <table:table-cell office:value-type="float" office:value="0.0004820054776519" calcext:value-type="float">
            <text:p>4.820054776519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ERROR/SUM-CHORD-LENGTH <text:s text:c="2"/></text:p>
          </table:table-cell>
          <table:table-cell office:value-type="float" office:value="0.0004819406921788" calcext:value-type="float">
            <text:p>4.819406921788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ERROR/SUM-CHORD-LENGTH <text:s text:c="2"/></text:p>
          </table:table-cell>
          <table:table-cell office:value-type="float" office:value="0.0004818512589475" calcext:value-type="float">
            <text:p>4.818512589475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ERROR/SUM-CHORD-LENGTH <text:s text:c="2"/></text:p>
          </table:table-cell>
          <table:table-cell office:value-type="float" office:value="0.0004818661991448" calcext:value-type="float">
            <text:p>4.818661991448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64:.D67])" office:value-type="float" office:value="0.0004818512589475" calcext:value-type="float">
            <text:p>4.818512589475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64:.D67])" office:value-type="float" office:value="0.0004820054776519" calcext:value-type="float">
            <text:p>4.820054776519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64:.D67])" office:value-type="float" office:value="0.00048191590698075" calcext:value-type="float">
            <text:p>4.819159069808E-0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IBBON-100L PERFORMANCE 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ERROR/SUM-CHORD-LENGTH <text:s text:c="2"/></text:p>
          </table:table-cell>
          <table:table-cell office:value-type="float" office:value="0.00004751833890898" calcext:value-type="float">
            <text:p>4.751833890898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ERROR/SUM-CHORD-LENGTH <text:s text:c="2"/></text:p>
          </table:table-cell>
          <table:table-cell office:value-type="float" office:value="0.00004822057586226" calcext:value-type="float">
            <text:p>4.822057586226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ERROR/SUM-CHORD-LENGTH <text:s text:c="2"/></text:p>
          </table:table-cell>
          <table:table-cell office:value-type="float" office:value="0.00004821346349097" calcext:value-type="float">
            <text:p>4.821346349097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ERROR/SUM-CHORD-LENGTH <text:s text:c="2"/></text:p>
          </table:table-cell>
          <table:table-cell office:value-type="float" office:value="0.00004820475130965" calcext:value-type="float">
            <text:p>4.820475130965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74:.D77])" office:value-type="float" office:value="0.00004751833890898" calcext:value-type="float">
            <text:p>4.751833890898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74:.D77])" office:value-type="float" office:value="0.00004822057586226" calcext:value-type="float">
            <text:p>4.822057586226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74:.D77])" office:value-type="float" office:value="0.000048039282392965" calcext:value-type="float">
            <text:p>4.803928239297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STEPI PERFORMANCE 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ERROR/SUM-CHORD-LENGTH <text:s text:c="2"/></text:p>
          </table:table-cell>
          <table:table-cell office:value-type="float" office:value="0.000001971493430212" calcext:value-type="float">
            <text:p>1.971493430212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ASTEPI SUM-CHORD-ERROR/SUM-CHORD-LENGTH <text:s text:c="2"/></text:p>
          </table:table-cell>
          <table:table-cell office:value-type="float" office:value="0.000003851719659103" calcext:value-type="float">
            <text:p>3.851719659103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ASTEPI SUM-CHORD-ERROR/SUM-CHORD-LENGTH <text:s text:c="2"/></text:p>
          </table:table-cell>
          <table:table-cell office:value-type="float" office:value="0.000005606883043752" calcext:value-type="float">
            <text:p>5.606883043752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ASTEPI SUM-CHORD-ERROR/SUM-CHORD-LENGTH <text:s text:c="2"/></text:p>
          </table:table-cell>
          <table:table-cell office:value-type="float" office:value="0.000007299193359018" calcext:value-type="float">
            <text:p>7.299193359018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84:.D87])" office:value-type="float" office:value="0.000001971493430212" calcext:value-type="float">
            <text:p>1.971493430212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84:.D87])" office:value-type="float" office:value="0.000007299193359018" calcext:value-type="float">
            <text:p>7.299193359018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84:.D87])" office:value-type="float" office:value="0.00000468232237302125" calcext:value-type="float">
            <text:p>4.682322373021E-0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NAHYP PERFORMANCE 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ERROR/SUM-CHORD-LENGTH <text:s text:c="2"/></text:p>
          </table:table-cell>
          <table:table-cell office:value-type="float" office:value="0.000005943528031539" calcext:value-type="float">
            <text:p>5.943528031539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NAHYP SUM-CHORD-ERROR/SUM-CHORD-LENGTH <text:s text:c="2"/></text:p>
          </table:table-cell>
          <table:table-cell office:value-type="float" office:value="0.000008356965006276" calcext:value-type="float">
            <text:p>8.356965006276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5-L0.18-A28-SNAHYP SUM-CHORD-ERROR/SUM-CHORD-LENGTH <text:s text:c="2"/></text:p>
          </table:table-cell>
          <table:table-cell office:value-type="float" office:value="0.000009309385400583" calcext:value-type="float">
            <text:p>9.309385400583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8-L0.18-A28-SNAHYP SUM-CHORD-ERROR/SUM-CHORD-LENGTH <text:s text:c="2"/></text:p>
          </table:table-cell>
          <table:table-cell office:value-type="float" office:value="0.00000981200996486" calcext:value-type="float">
            <text:p>9.812009964860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94:.D97])" office:value-type="float" office:value="0.000005943528031539" calcext:value-type="float">
            <text:p>5.943528031539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94:.D97])" office:value-type="float" office:value="0.00000981200996486" calcext:value-type="float">
            <text:p>9.812009964860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94:.D97])" office:value-type="float" office:value="0.0000083554721008145" calcext:value-type="float">
            <text:p>8.355472100815E-06</text:p>
          </table:table-cell>
        </table:table-row>
        <table:table-row table:style-name="ro1" table:number-rows-repeated="104847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EE-Histo-Perfomance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7" table:default-cell-style-name="Default"/>
        <table:table-column table:style-name="co8" table:default-cell-style-name="ce2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4" office:value-type="string" calcext:value-type="string">
            <text:p>&amp;</text:p>
          </table:table-cell>
          <table:table-cell office:value-type="string" calcext:value-type="string">
            <text:p>PERFORMANCE 1</text:p>
          </table:table-cell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IRCLE PERFORMANCE 1 </text:p>
          </table:table-cell>
          <table:table-cell table:number-columns-repeated="2"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FC10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FC20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FC30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FC40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MINIMUM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MAXIMUM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AVERAGE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>
            <text:p>&amp;</text:p>
          </table:table-cell>
          <table:table-cell office:value-type="string" calcext:value-type="string">
            <text:p>Curve Type</text:p>
          </table:table-cell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10-L0.18-A28-CIRCLE SUM-CHORD-ERROR/SUM-CHORD-LENGTH <text:s text:c="2"/></text:p>
          </table:table-cell>
          <table:table-cell office:value-type="float" office:value="0.000002203789163406" calcext:value-type="float">
            <text:p>2.203789163406E-0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Circle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2203789163406" calcext:value-type="float">
            <text:p>2.203789163406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4407213023407" calcext:value-type="float">
            <text:p>4.407213023407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661027138322" calcext:value-type="float">
            <text:p>6.610271383220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881295627196" calcext:value-type="float">
            <text:p>8.812956271960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2203789163406" calcext:value-type="float">
            <text:p>2.203789163406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881295627196" calcext:value-type="float">
            <text:p>8.812956271960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50855746049825" calcext:value-type="float">
            <text:p>5.508557460498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20-L0.18-A28-CIRCLE SUM-CHORD-ERROR/SUM-CHORD-LENGTH <text:s text:c="2"/></text:p>
          </table:table-cell>
          <table:table-cell office:value-type="float" office:value="0.000004407213023407" calcext:value-type="float">
            <text:p>4.407213023407E-0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Ellipse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386987988559" calcext:value-type="float">
            <text:p>1.38698798855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2387508767166" calcext:value-type="float">
            <text:p>2.387508767166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3042915776933" calcext:value-type="float">
            <text:p>3.042915776933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3399976598039" calcext:value-type="float">
            <text:p>3.39997659803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386987988559" calcext:value-type="float">
            <text:p>1.38698798855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3399976598039" calcext:value-type="float">
            <text:p>3.39997659803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255434728267425" calcext:value-type="float">
            <text:p>2.554347282674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30-L0.18-A28-CIRCLE SUM-CHORD-ERROR/SUM-CHORD-LENGTH <text:s text:c="2"/></text:p>
          </table:table-cell>
          <table:table-cell office:value-type="float" office:value="0.00000661027138322" calcext:value-type="float">
            <text:p>6.610271383220E-0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Teardrop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5705012452441" calcext:value-type="float">
            <text:p>5.705012452441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7011661778683" calcext:value-type="float">
            <text:p>7.011661778683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7202851879506" calcext:value-type="float">
            <text:p>7.202851879506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7202932786929" calcext:value-type="float">
            <text:p>7.20293278692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5705012452441" calcext:value-type="float">
            <text:p>5.705012452441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7202932786929" calcext:value-type="float">
            <text:p>7.20293278692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678061472438975" calcext:value-type="float">
            <text:p>6.780614724390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40-L0.18-A28-CIRCLE SUM-CHORD-ERROR/SUM-CHORD-LENGTH <text:s text:c="2"/></text:p>
          </table:table-cell>
          <table:table-cell office:value-type="float" office:value="0.00000881295627196" calcext:value-type="float">
            <text:p>8.812956271960E-0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Butterfly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445092899523" calcext:value-type="float">
            <text:p>5.445092899523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9925041122094" calcext:value-type="float">
            <text:p>9.925041122094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361121273884" calcext:value-type="float">
            <text:p>1.361121273884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643334424114" calcext:value-type="float">
            <text:p>1.643334424114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445092899523" calcext:value-type="float">
            <text:p>5.445092899523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643334424114" calcext:value-type="float">
            <text:p>1.643334424114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13536727503993" calcext:value-type="float">
            <text:p>1.135367275040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6:.E9])" office:value-type="float" office:value="0.000002203789163406" calcext:value-type="float">
            <text:p>2.203789163406E-0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Snailshell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3691654413053" calcext:value-type="float">
            <text:p>3.691654413053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524898511695" calcext:value-type="float">
            <text:p>4.524898511695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81992306637" calcext:value-type="float">
            <text:p>4.881992306637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5085042486059" calcext:value-type="float">
            <text:p>5.08504248605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3691654413053" calcext:value-type="float">
            <text:p>3.691654413053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5085042486059" calcext:value-type="float">
            <text:p>5.08504248605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545896929361" calcext:value-type="float">
            <text:p>4.545896929361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6:.E9])" office:value-type="float" office:value="0.00000881295627196" calcext:value-type="float">
            <text:p>8.812956271960E-0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Skewed-Astroid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1158518631091" calcext:value-type="float">
            <text:p>1.158518631091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2316710975042" calcext:value-type="float">
            <text:p>2.316710975042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3474576811966" calcext:value-type="float">
            <text:p>3.474576811966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4632116113725" calcext:value-type="float">
            <text:p>4.632116113725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1158518631091" calcext:value-type="float">
            <text:p>1.158518631091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4632116113725" calcext:value-type="float">
            <text:p>4.632116113725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2895480632956" calcext:value-type="float">
            <text:p>2.895480632956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6:.E9])" office:value-type="float" office:value="0.00000550855746049825" calcext:value-type="float">
            <text:p>5.508557460498E-0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Ribbon-10L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20054776519" calcext:value-type="float">
            <text:p>4.820054776519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19406921788" calcext:value-type="float">
            <text:p>4.819406921788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18512589475" calcext:value-type="float">
            <text:p>4.818512589475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18661991448" calcext:value-type="float">
            <text:p>4.818661991448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18512589475" calcext:value-type="float">
            <text:p>4.818512589475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20054776519" calcext:value-type="float">
            <text:p>4.820054776519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191590698075" calcext:value-type="float">
            <text:p>4.819159069808E-04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Ribbon-100L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751833890898" calcext:value-type="float">
            <text:p>4.751833890898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22057586226" calcext:value-type="float">
            <text:p>4.822057586226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21346349097" calcext:value-type="float">
            <text:p>4.821346349097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20475130965" calcext:value-type="float">
            <text:p>4.820475130965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751833890898" calcext:value-type="float">
            <text:p>4.751833890898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22057586226" calcext:value-type="float">
            <text:p>4.822057586226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039282392965" calcext:value-type="float">
            <text:p>4.803928239297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LLIPSE PERFORMANCE 1 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AstEpi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1971493430212" calcext:value-type="float">
            <text:p>1.971493430212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3851719659103" calcext:value-type="float">
            <text:p>3.851719659103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606883043752" calcext:value-type="float">
            <text:p>5.606883043752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7299193359018" calcext:value-type="float">
            <text:p>7.299193359018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1971493430212" calcext:value-type="float">
            <text:p>1.971493430212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7299193359018" calcext:value-type="float">
            <text:p>7.299193359018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468232237302125" calcext:value-type="float">
            <text:p>4.682322373021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SnaHyp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943528031539" calcext:value-type="float">
            <text:p>5.943528031539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8356965006276" calcext:value-type="float">
            <text:p>8.356965006276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9309385400583" calcext:value-type="float">
            <text:p>9.309385400583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981200996486" calcext:value-type="float">
            <text:p>9.812009964860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943528031539" calcext:value-type="float">
            <text:p>5.943528031539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981200996486" calcext:value-type="float">
            <text:p>9.812009964860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83554721008145" calcext:value-type="float">
            <text:p>8.355472100815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10-L0.18-A28-ELLIPSE SUM-CHORD-ERROR/SUM-CHORD-LENGTH <text:s text:c="2"/></text:p>
          </table:table-cell>
          <table:table-cell office:value-type="float" office:value="0.00001386987988559" calcext:value-type="float">
            <text:p>1.386987988559E-05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20-L0.18-A28-ELLIPSE SUM-CHORD-ERROR/SUM-CHORD-LENGTH <text:s text:c="2"/></text:p>
          </table:table-cell>
          <table:table-cell office:value-type="float" office:value="0.00002387508767166" calcext:value-type="float">
            <text:p>2.387508767166E-05</text:p>
          </table:table-cell>
          <table:table-cell/>
          <table:table-cell table:style-name="ce4" office:value-type="string" calcext:value-type="string">
            <text:p>&amp;</text:p>
          </table:table-cell>
          <table:table-cell office:value-type="string" calcext:value-type="string">
            <text:p>MINIMUM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J6:.J15])" office:value-type="float" office:value="0.000001158518631091" calcext:value-type="float">
            <text:p>1.158518631091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L6:.L15])" office:value-type="float" office:value="0.000002316710975042" calcext:value-type="float">
            <text:p>2.316710975042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N6:.N15])" office:value-type="float" office:value="0.000003474576811966" calcext:value-type="float">
            <text:p>3.474576811966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P6:.P15])" office:value-type="float" office:value="0.000004632116113725" calcext:value-type="float">
            <text:p>4.632116113725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R6:.R15])" office:value-type="float" office:value="0.000001158518631091" calcext:value-type="float">
            <text:p>1.158518631091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T6:.T15])" office:value-type="float" office:value="0.000004632116113725" calcext:value-type="float">
            <text:p>4.632116113725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V6:.V15])" office:value-type="float" office:value="0.000002895480632956" calcext:value-type="float">
            <text:p>2.895480632956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30-L0.18-A28-ELLIPSE SUM-CHORD-ERROR/SUM-CHORD-LENGTH <text:s text:c="2"/></text:p>
          </table:table-cell>
          <table:table-cell office:value-type="float" office:value="0.00003042915776933" calcext:value-type="float">
            <text:p>3.042915776933E-05</text:p>
          </table:table-cell>
          <table:table-cell/>
          <table:table-cell table:style-name="ce4" office:value-type="string" calcext:value-type="string">
            <text:p>&amp;</text:p>
          </table:table-cell>
          <table:table-cell office:value-type="string" calcext:value-type="string">
            <text:p>MAXIMUM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J6:.J15])" office:value-type="float" office:value="0.0004820054776519" calcext:value-type="float">
            <text:p>4.820054776519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L6:.L15])" office:value-type="float" office:value="0.0004819406921788" calcext:value-type="float">
            <text:p>4.819406921788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N6:.N15])" office:value-type="float" office:value="0.0004818512589475" calcext:value-type="float">
            <text:p>4.818512589475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P6:.P15])" office:value-type="float" office:value="0.0004818661991448" calcext:value-type="float">
            <text:p>4.818661991448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R6:.R15])" office:value-type="float" office:value="0.0004818512589475" calcext:value-type="float">
            <text:p>4.818512589475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T6:.T15])" office:value-type="float" office:value="0.0004820054776519" calcext:value-type="float">
            <text:p>4.820054776519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V6:.V15])" office:value-type="float" office:value="0.00048191590698075" calcext:value-type="float">
            <text:p>4.819159069808E-04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40-L0.18-A28-ELLIPSE SUM-CHORD-ERROR/SUM-CHORD-LENGTH <text:s text:c="2"/></text:p>
          </table:table-cell>
          <table:table-cell office:value-type="float" office:value="0.00003399976598039" calcext:value-type="float">
            <text:p>3.399976598039E-05</text:p>
          </table:table-cell>
          <table:table-cell/>
          <table:table-cell table:style-name="ce4" office:value-type="string" calcext:value-type="string">
            <text:p>&amp;</text:p>
          </table:table-cell>
          <table:table-cell office:value-type="string" calcext:value-type="string">
            <text:p>AVERAGE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J6:.J15])" office:value-type="float" office:value="0.0000654082787257181" calcext:value-type="float">
            <text:p>6.540827872572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L6:.L15])" office:value-type="float" office:value="0.0000698259608402422" calcext:value-type="float">
            <text:p>6.982596084024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N6:.N15])" office:value-type="float" office:value="0.0000719954651447591" calcext:value-type="float">
            <text:p>7.199546514476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P6:.P15])" office:value-type="float" office:value="0.0000733940089115423" calcext:value-type="float">
            <text:p>7.339400891154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R6:.R15])" office:value-type="float" office:value="0.0000653928568552781" calcext:value-type="float">
            <text:p>6.539285685528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T6:.T15])" office:value-type="float" office:value="0.0000734095192175133" calcext:value-type="float">
            <text:p>7.340951921751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V6:.V15])" office:value-type="float" office:value="0.0000701559284055654" calcext:value-type="float">
            <text:p>7.015592840557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16:.E19])" office:value-type="float" office:value="0.00001386987988559" calcext:value-type="float">
            <text:p>1.386987988559E-05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16:.E19])" office:value-type="float" office:value="0.00003399976598039" calcext:value-type="float">
            <text:p>3.399976598039E-05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16:.E19])" office:value-type="float" office:value="0.0000255434728267425" calcext:value-type="float">
            <text:p>2.554347282674E-05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EARDROP PERFORMANCE 1 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TEARDROP SUM-CHORD-ERROR/SUM-CHORD-LENGTH <text:s text:c="2"/></text:p>
          </table:table-cell>
          <table:table-cell office:value-type="float" office:value="0.00005705012452441" calcext:value-type="float">
            <text:p>5.705012452441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TEARDROP SUM-CHORD-ERROR/SUM-CHORD-LENGTH <text:s text:c="2"/></text:p>
          </table:table-cell>
          <table:table-cell office:value-type="float" office:value="0.00007011661778683" calcext:value-type="float">
            <text:p>7.011661778683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TEARDROP SUM-CHORD-ERROR/SUM-CHORD-LENGTH <text:s text:c="2"/></text:p>
          </table:table-cell>
          <table:table-cell office:value-type="float" office:value="0.00007202851879506" calcext:value-type="float">
            <text:p>7.202851879506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TEARDROP SUM-CHORD-ERROR/SUM-CHORD-LENGTH <text:s text:c="2"/></text:p>
          </table:table-cell>
          <table:table-cell office:value-type="float" office:value="0.00007202932786929" calcext:value-type="float">
            <text:p>7.202932786929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26:.E29])" office:value-type="float" office:value="0.00005705012452441" calcext:value-type="float">
            <text:p>5.705012452441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26:.E29])" office:value-type="float" office:value="0.00007202932786929" calcext:value-type="float">
            <text:p>7.202932786929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26:.E29])" office:value-type="float" office:value="0.0000678061472438975" calcext:value-type="float">
            <text:p>6.780614724390E-05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BUTTERFLY PERFORMANCE 1 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BUTTERFLY SUM-CHORD-ERROR/SUM-CHORD-LENGTH <text:s text:c="2"/></text:p>
          </table:table-cell>
          <table:table-cell office:value-type="float" office:value="0.000005445092899523" calcext:value-type="float">
            <text:p>5.445092899523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BUTTERFLY SUM-CHORD-ERROR/SUM-CHORD-LENGTH <text:s text:c="2"/></text:p>
          </table:table-cell>
          <table:table-cell office:value-type="float" office:value="0.000009925041122094" calcext:value-type="float">
            <text:p>9.925041122094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BUTTERFLY SUM-CHORD-ERROR/SUM-CHORD-LENGTH <text:s text:c="2"/></text:p>
          </table:table-cell>
          <table:table-cell office:value-type="float" office:value="0.00001361121273884" calcext:value-type="float">
            <text:p>1.361121273884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BUTTERFLY SUM-CHORD-ERROR/SUM-CHORD-LENGTH <text:s text:c="2"/></text:p>
          </table:table-cell>
          <table:table-cell office:value-type="float" office:value="0.00001643334424114" calcext:value-type="float">
            <text:p>1.643334424114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36:.E39])" office:value-type="float" office:value="0.000005445092899523" calcext:value-type="float">
            <text:p>5.445092899523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36:.E39])" office:value-type="float" office:value="0.00001643334424114" calcext:value-type="float">
            <text:p>1.643334424114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36:.E39])" office:value-type="float" office:value="0.0000113536727503993" calcext:value-type="float">
            <text:p>1.135367275040E-05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NAILSHELL PERFORMANCE 1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SNAILSHELL SUM-CHORD-ERROR/SUM-CHORD-LENGTH <text:s text:c="2"/></text:p>
          </table:table-cell>
          <table:table-cell office:value-type="float" office:value="0.00003691654413053" calcext:value-type="float">
            <text:p>3.691654413053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SNAILSHELL SUM-CHORD-ERROR/SUM-CHORD-LENGTH <text:s text:c="2"/></text:p>
          </table:table-cell>
          <table:table-cell office:value-type="float" office:value="0.00004524898511695" calcext:value-type="float">
            <text:p>4.524898511695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SNAILSHELL SUM-CHORD-ERROR/SUM-CHORD-LENGTH <text:s text:c="2"/></text:p>
          </table:table-cell>
          <table:table-cell office:value-type="float" office:value="0.00004881992306637" calcext:value-type="float">
            <text:p>4.881992306637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SNAILSHELL SUM-CHORD-ERROR/SUM-CHORD-LENGTH <text:s text:c="2"/></text:p>
          </table:table-cell>
          <table:table-cell office:value-type="float" office:value="0.00005085042486059" calcext:value-type="float">
            <text:p>5.085042486059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46:.E49])" office:value-type="float" office:value="0.00003691654413053" calcext:value-type="float">
            <text:p>3.691654413053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46:.E49])" office:value-type="float" office:value="0.00005085042486059" calcext:value-type="float">
            <text:p>5.085042486059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46:.E49])" office:value-type="float" office:value="0.00004545896929361" calcext:value-type="float">
            <text:p>4.545896929361E-05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KEWED-ASTROID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SKEWEDASTROID SUM-CHORD-ERROR/SUM-CHORD-LENGTH <text:s text:c="2"/></text:p>
          </table:table-cell>
          <table:table-cell office:value-type="float" office:value="0.000001158518631091" calcext:value-type="float">
            <text:p>1.158518631091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SKEWEDASTROID SUM-CHORD-ERROR/SUM-CHORD-LENGTH <text:s text:c="2"/></text:p>
          </table:table-cell>
          <table:table-cell office:value-type="float" office:value="0.000002316710975042" calcext:value-type="float">
            <text:p>2.316710975042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SKEWEDASTROID SUM-CHORD-ERROR/SUM-CHORD-LENGTH <text:s text:c="2"/></text:p>
          </table:table-cell>
          <table:table-cell office:value-type="float" office:value="0.000003474576811966" calcext:value-type="float">
            <text:p>3.474576811966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SKEWEDASTROID SUM-CHORD-ERROR/SUM-CHORD-LENGTH <text:s text:c="2"/></text:p>
          </table:table-cell>
          <table:table-cell office:value-type="float" office:value="0.000004632116113725" calcext:value-type="float">
            <text:p>4.632116113725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56:.E59])" office:value-type="float" office:value="0.000001158518631091" calcext:value-type="float">
            <text:p>1.158518631091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56:.E59])" office:value-type="float" office:value="0.000004632116113725" calcext:value-type="float">
            <text:p>4.632116113725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56:.E59])" office:value-type="float" office:value="0.000002895480632956" calcext:value-type="float">
            <text:p>2.895480632956E-06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RIBBON-10L PERFORMANCE 1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RIBBON-10L SUM-CHORD-ERROR/SUM-CHORD-LENGTH <text:s text:c="2"/></text:p>
          </table:table-cell>
          <table:table-cell office:value-type="float" office:value="0.0004820054776519" calcext:value-type="float">
            <text:p>4.820054776519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RIBBON-10L SUM-CHORD-ERROR/SUM-CHORD-LENGTH <text:s text:c="2"/></text:p>
          </table:table-cell>
          <table:table-cell office:value-type="float" office:value="0.0004819406921788" calcext:value-type="float">
            <text:p>4.819406921788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RIBBON-10L SUM-CHORD-ERROR/SUM-CHORD-LENGTH <text:s text:c="2"/></text:p>
          </table:table-cell>
          <table:table-cell office:value-type="float" office:value="0.0004818512589475" calcext:value-type="float">
            <text:p>4.818512589475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RIBBON-10L SUM-CHORD-ERROR/SUM-CHORD-LENGTH <text:s text:c="2"/></text:p>
          </table:table-cell>
          <table:table-cell office:value-type="float" office:value="0.0004818661991448" calcext:value-type="float">
            <text:p>4.818661991448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66:.E69])" office:value-type="float" office:value="0.0004818512589475" calcext:value-type="float">
            <text:p>4.818512589475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66:.E69])" office:value-type="float" office:value="0.0004820054776519" calcext:value-type="float">
            <text:p>4.820054776519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66:.E69])" office:value-type="float" office:value="0.00048191590698075" calcext:value-type="float">
            <text:p>4.819159069808E-04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RIBBON-100L PERFORMANCE 1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RIBBON-100L SUM-CHORD-ERROR/SUM-CHORD-LENGTH <text:s text:c="2"/></text:p>
          </table:table-cell>
          <table:table-cell office:value-type="float" office:value="0.00004751833890898" calcext:value-type="float">
            <text:p>4.751833890898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RIBBON-100L SUM-CHORD-ERROR/SUM-CHORD-LENGTH <text:s text:c="2"/></text:p>
          </table:table-cell>
          <table:table-cell office:value-type="float" office:value="0.00004822057586226" calcext:value-type="float">
            <text:p>4.822057586226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RIBBON-100L SUM-CHORD-ERROR/SUM-CHORD-LENGTH <text:s text:c="2"/></text:p>
          </table:table-cell>
          <table:table-cell office:value-type="float" office:value="0.00004821346349097" calcext:value-type="float">
            <text:p>4.821346349097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RIBBON-100L SUM-CHORD-ERROR/SUM-CHORD-LENGTH <text:s text:c="2"/></text:p>
          </table:table-cell>
          <table:table-cell office:value-type="float" office:value="0.00004820475130965" calcext:value-type="float">
            <text:p>4.820475130965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76:.E79])" office:value-type="float" office:value="0.00004751833890898" calcext:value-type="float">
            <text:p>4.751833890898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76:.E79])" office:value-type="float" office:value="0.00004822057586226" calcext:value-type="float">
            <text:p>4.822057586226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76:.E79])" office:value-type="float" office:value="0.000048039282392965" calcext:value-type="float">
            <text:p>4.803928239297E-05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ASTEPI PERFORMANCE 1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ASTEPI SUM-CHORD-ERROR/SUM-CHORD-LENGTH <text:s text:c="2"/></text:p>
          </table:table-cell>
          <table:table-cell office:value-type="float" office:value="0.000001971493430212" calcext:value-type="float">
            <text:p>1.971493430212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ASTEPI SUM-CHORD-ERROR/SUM-CHORD-LENGTH <text:s text:c="2"/></text:p>
          </table:table-cell>
          <table:table-cell office:value-type="float" office:value="0.000003851719659103" calcext:value-type="float">
            <text:p>3.851719659103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ASTEPI SUM-CHORD-ERROR/SUM-CHORD-LENGTH <text:s text:c="2"/></text:p>
          </table:table-cell>
          <table:table-cell office:value-type="float" office:value="0.000005606883043752" calcext:value-type="float">
            <text:p>5.606883043752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ASTEPI SUM-CHORD-ERROR/SUM-CHORD-LENGTH <text:s text:c="2"/></text:p>
          </table:table-cell>
          <table:table-cell office:value-type="float" office:value="0.000007299193359018" calcext:value-type="float">
            <text:p>7.299193359018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86:.E89])" office:value-type="float" office:value="0.000001971493430212" calcext:value-type="float">
            <text:p>1.971493430212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86:.E89])" office:value-type="float" office:value="0.000007299193359018" calcext:value-type="float">
            <text:p>7.299193359018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86:.E89])" office:value-type="float" office:value="0.00000468232237302125" calcext:value-type="float">
            <text:p>4.682322373021E-06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SNAHYP PERFORMANCE 1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SNAHYP SUM-CHORD-ERROR/SUM-CHORD-LENGTH <text:s text:c="2"/></text:p>
          </table:table-cell>
          <table:table-cell office:value-type="float" office:value="0.000005943528031539" calcext:value-type="float">
            <text:p>5.943528031539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SNAHYP SUM-CHORD-ERROR/SUM-CHORD-LENGTH <text:s text:c="2"/></text:p>
          </table:table-cell>
          <table:table-cell office:value-type="float" office:value="0.000008356965006276" calcext:value-type="float">
            <text:p>8.356965006276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5-L0.18-A28-SNAHYP SUM-CHORD-ERROR/SUM-CHORD-LENGTH <text:s text:c="2"/></text:p>
          </table:table-cell>
          <table:table-cell office:value-type="float" office:value="0.000009309385400583" calcext:value-type="float">
            <text:p>9.309385400583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8-L0.18-A28-SNAHYP SUM-CHORD-ERROR/SUM-CHORD-LENGTH <text:s text:c="2"/></text:p>
          </table:table-cell>
          <table:table-cell office:value-type="float" office:value="0.00000981200996486" calcext:value-type="float">
            <text:p>9.812009964860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96:.E99])" office:value-type="float" office:value="0.000005943528031539" calcext:value-type="float">
            <text:p>5.943528031539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96:.E99])" office:value-type="float" office:value="0.00000981200996486" calcext:value-type="float">
            <text:p>9.812009964860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96:.E99])" office:value-type="float" office:value="0.0000083554721008145" calcext:value-type="float">
            <text:p>8.355472100815E-06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Teardrop" table:style-name="ta1"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4"/>
        <table:table-column table:style-name="co22" table:default-cell-style-name="Default"/>
        <table:table-column table:style-name="co23" table:default-cell-style-name="Default"/>
        <table:table-column table:style-name="co17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21" table:default-cell-style-name="ce4"/>
        <table:table-column table:style-name="co26" table:default-cell-style-name="ce4"/>
        <table:table-column table:style-name="co27" table:default-cell-style-name="Default"/>
        <table:table-column table:style-name="co26" table:default-cell-style-name="ce4"/>
        <table:table-column table:style-name="co23" table:default-cell-style-name="Default"/>
        <table:table-column table:style-name="co26" table:default-cell-style-name="ce4"/>
        <table:table-column table:style-name="co17" table:default-cell-style-name="Default"/>
        <table:table-column table:style-name="co26" table:default-cell-style-name="ce4"/>
        <table:table-column table:style-name="co24" table:default-cell-style-name="Default"/>
        <table:table-column table:style-name="co26" table:default-cell-style-name="ce4"/>
        <table:table-column table:style-name="co12" table:default-cell-style-name="Default"/>
        <table:table-column table:style-name="co28" table:default-cell-style-name="Default"/>
        <table:table-row table:style-name="ro1">
          <table:table-cell table:number-columns-repeated="22"/>
        </table:table-row>
        <table:table-row table:style-name="ro1">
          <table:table-cell table:number-columns-repeated="11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urve Type</text:p>
          </table:table-cell>
          <table:table-cell table:number-columns-repeated="4" table:style-name="ce4" office:value-type="string" calcext:value-type="string">
            <text:p>TEARDRO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urve Type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TEARDROP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TEARDROP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TEARDROP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TEARDROP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User Feedrate Command FC(mm/s) <text:s text:c="18"/></text:p>
          </table:table-cell>
          <table:table-cell table:style-name="ce4" office:value-type="string" calcext:value-type="string">
            <text:p>FC10</text:p>
          </table:table-cell>
          <table:table-cell table:style-name="ce4" office:value-type="string" calcext:value-type="string">
            <text:p>FC20</text:p>
          </table:table-cell>
          <table:table-cell table:style-name="ce4" office:value-type="string" calcext:value-type="string">
            <text:p>FC30</text:p>
          </table:table-cell>
          <table:table-cell table:style-name="ce4" office:value-type="string" calcext:value-type="string">
            <text:p>FC4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User Feedrate Command FC(mm/s) <text:s text:c="18"/>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FC10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FC20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FC30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FC40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User Lamda Acceleration Safety Factor</text:p>
          </table:table-cell>
          <table:table-cell table:number-columns-repeated="4" table:style-name="ce4" office:value-type="float" office:value="0.18" calcext:value-type="float">
            <text:p>0.1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User Lamda Acceleration Safety Factor</text:p>
          </table:table-cell>
          <table:table-cell office:value-type="string" calcext:value-type="string">
            <text:p>&amp;</text:p>
          </table:table-cell>
          <table:table-cell table:style-name="ce4" office:value-type="float" office:value="0.18" calcext:value-type="float">
            <text:p>0.18</text:p>
          </table:table-cell>
          <table:table-cell office:value-type="string" calcext:value-type="string">
            <text:p>&amp;</text:p>
          </table:table-cell>
          <table:table-cell table:style-name="ce4" office:value-type="float" office:value="0.18" calcext:value-type="float">
            <text:p>0.18</text:p>
          </table:table-cell>
          <table:table-cell office:value-type="string" calcext:value-type="string">
            <text:p>&amp;</text:p>
          </table:table-cell>
          <table:table-cell table:style-name="ce4" office:value-type="float" office:value="0.18" calcext:value-type="float">
            <text:p>0.18</text:p>
          </table:table-cell>
          <table:table-cell office:value-type="string" calcext:value-type="string">
            <text:p>&amp;</text:p>
          </table:table-cell>
          <table:table-cell table:style-name="ce4" office:value-type="float" office:value="0.18" calcext:value-type="float">
            <text:p>0.18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Total Iterpolated Points (TIP)</text:p>
          </table:table-cell>
          <table:table-cell table:style-name="ce2" office:value-type="float" office:value="10261" calcext:value-type="float">
            <text:p>1.026100000000E+04</text:p>
          </table:table-cell>
          <table:table-cell table:style-name="ce2" office:value-type="float" office:value="7599" calcext:value-type="float">
            <text:p>7.599000000000E+03</text:p>
          </table:table-cell>
          <table:table-cell table:number-columns-repeated="2" table:style-name="ce2" office:value-type="float" office:value="7347" calcext:value-type="float">
            <text:p>7.347000000000E+0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Iterpolated Points (TIP)</text:p>
          </table:table-cell>
          <table:table-cell office:value-type="string" calcext:value-type="string">
            <text:p>&amp;</text:p>
          </table:table-cell>
          <table:table-cell table:style-name="ce9" office:value-type="float" office:value="10261" calcext:value-type="float">
            <text:p>10261</text:p>
          </table:table-cell>
          <table:table-cell office:value-type="string" calcext:value-type="string">
            <text:p>&amp;</text:p>
          </table:table-cell>
          <table:table-cell table:style-name="ce9" office:value-type="float" office:value="7599" calcext:value-type="float">
            <text:p>7599</text:p>
          </table:table-cell>
          <table:table-cell office:value-type="string" calcext:value-type="string">
            <text:p>&amp;</text:p>
          </table:table-cell>
          <table:table-cell table:style-name="ce9" office:value-type="float" office:value="7347" calcext:value-type="float">
            <text:p>7347</text:p>
          </table:table-cell>
          <table:table-cell office:value-type="string" calcext:value-type="string">
            <text:p>&amp;</text:p>
          </table:table-cell>
          <table:table-cell table:style-name="ce9" office:value-type="float" office:value="7347" calcext:value-type="float">
            <text:p>7347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Total Sum-Chord-Error (SCE) (mm)</text:p>
          </table:table-cell>
          <table:table-cell table:style-name="ce2" office:value-type="float" office:value="0.005809737838076" calcext:value-type="float">
            <text:p>5.809737838076E-03</text:p>
          </table:table-cell>
          <table:table-cell table:style-name="ce2" office:value-type="float" office:value="0.00714080716286" calcext:value-type="float">
            <text:p>7.140807162860E-03</text:p>
          </table:table-cell>
          <table:table-cell table:style-name="ce2" office:value-type="float" office:value="0.007336793707381" calcext:value-type="float">
            <text:p>7.336793707381E-03</text:p>
          </table:table-cell>
          <table:table-cell table:style-name="ce2" office:value-type="float" office:value="0.007335147000398" calcext:value-type="float">
            <text:p>7.335147000398E-0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Sum-Chord-Error (SCE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5809737838076" calcext:value-type="float">
            <text:p>5.809737838076E-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714080716286" calcext:value-type="float">
            <text:p>7.140807162860E-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7336793707381" calcext:value-type="float">
            <text:p>7.336793707381E-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7335147000398" calcext:value-type="float">
            <text:p>7.335147000398E-03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atio 1 = (SCE/TIP) = Chord-Error/Point</text:p>
          </table:table-cell>
          <table:table-cell table:style-name="ce2" office:value-type="float" office:value="0.0000005662512512745" calcext:value-type="float">
            <text:p>5.662512512745E-07</text:p>
          </table:table-cell>
          <table:table-cell table:style-name="ce2" office:value-type="float" office:value="0.0000009398272128007" calcext:value-type="float">
            <text:p>9.398272128007E-07</text:p>
          </table:table-cell>
          <table:table-cell table:style-name="ce2" office:value-type="float" office:value="0.0000009987467611463" calcext:value-type="float">
            <text:p>9.987467611463E-07</text:p>
          </table:table-cell>
          <table:table-cell table:style-name="ce2" office:value-type="float" office:value="0.0000009985225973861" calcext:value-type="float">
            <text:p>9.985225973861E-0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atio 1 = (SCE/TIP) = Chord-Error/Point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5662512512745" calcext:value-type="float">
            <text:p>5.662512512745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9398272128007" calcext:value-type="float">
            <text:p>9.398272128007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9987467611463" calcext:value-type="float">
            <text:p>9.987467611463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9985225973861" calcext:value-type="float">
            <text:p>9.985225973861E-07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Total Sum-Arc-Length (SAL) (mm)</text:p>
          </table:table-cell>
          <table:table-cell table:style-name="ce2" office:value-type="float" office:value="101.8356741269" calcext:value-type="float">
            <text:p>1.018356741269E+02</text:p>
          </table:table-cell>
          <table:table-cell table:style-name="ce2" office:value-type="float" office:value="101.8418663504" calcext:value-type="float">
            <text:p>1.018418663504E+02</text:p>
          </table:table-cell>
          <table:table-cell table:style-name="ce2" office:value-type="float" office:value="101.8595636256" calcext:value-type="float">
            <text:p>1.018595636256E+02</text:p>
          </table:table-cell>
          <table:table-cell table:style-name="ce2" office:value-type="float" office:value="101.8355644559" calcext:value-type="float">
            <text:p>1.018355644559E+0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Sum-Arc-Length (SAL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101.8356741269" calcext:value-type="float">
            <text:p>1.018356741269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101.8418663504" calcext:value-type="float">
            <text:p>1.018418663504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101.8595636256" calcext:value-type="float">
            <text:p>1.018595636256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101.8355644559" calcext:value-type="float">
            <text:p>1.018355644559E+02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Total Sum-Chord-Length (SCL) (mm)</text:p>
          </table:table-cell>
          <table:table-cell table:style-name="ce2" office:value-type="float" office:value="101.8356732173" calcext:value-type="float">
            <text:p>1.018356732173E+02</text:p>
          </table:table-cell>
          <table:table-cell table:style-name="ce2" office:value-type="float" office:value="101.8418655699" calcext:value-type="float">
            <text:p>1.018418655699E+02</text:p>
          </table:table-cell>
          <table:table-cell table:style-name="ce2" office:value-type="float" office:value="101.8595666011" calcext:value-type="float">
            <text:p>1.018595666011E+02</text:p>
          </table:table-cell>
          <table:table-cell table:style-name="ce2" office:value-type="float" office:value="101.8355608386" calcext:value-type="float">
            <text:p>1.018355608386E+0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Sum-Chord-Length (SCL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101.8356732173" calcext:value-type="float">
            <text:p>1.018356732173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101.8418655699" calcext:value-type="float">
            <text:p>1.018418655699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101.8595666011" calcext:value-type="float">
            <text:p>1.018595666011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101.8355608386" calcext:value-type="float">
            <text:p>1.018355608386E+02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Difference = (SAL – SCL) (mm)</text:p>
          </table:table-cell>
          <table:table-cell table:style-name="ce2" office:value-type="float" office:value="0.0000009095903408252" calcext:value-type="float">
            <text:p>9.095903408252E-07</text:p>
          </table:table-cell>
          <table:table-cell table:style-name="ce2" office:value-type="float" office:value="0.0000007805327442156" calcext:value-type="float">
            <text:p>7.805327442156E-07</text:p>
          </table:table-cell>
          <table:table-cell table:style-name="ce2" office:value-type="float" office:value="-0.000002975420997586" calcext:value-type="float">
            <text:p>-2.975420997586E-06</text:p>
          </table:table-cell>
          <table:table-cell table:style-name="ce2" office:value-type="float" office:value="0.000003617250541765" calcext:value-type="float">
            <text:p>3.617250541765E-06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Difference = (SAL – SCL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9095903408252" calcext:value-type="float">
            <text:p>9.095903408252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7805327442156" calcext:value-type="float">
            <text:p>7.805327442156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-0.000002975420997586" calcext:value-type="float">
            <text:p>-2.975420997586E-06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3617250541765" calcext:value-type="float">
            <text:p>3.617250541765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Percentage Difference = (SAL – SCL)/SAL</text:p>
          </table:table-cell>
          <table:table-cell table:style-name="ce2" office:value-type="float" office:value="0.0000008931942058845" calcext:value-type="float">
            <text:p>8.931942058845E-07</text:p>
          </table:table-cell>
          <table:table-cell table:style-name="ce2" office:value-type="float" office:value="0.0000007664163788301" calcext:value-type="float">
            <text:p>7.664163788301E-07</text:p>
          </table:table-cell>
          <table:table-cell table:style-name="ce2" office:value-type="float" office:value="-0.000002921101261067" calcext:value-type="float">
            <text:p>-2.921101261067E-06</text:p>
          </table:table-cell>
          <table:table-cell table:style-name="ce2" office:value-type="float" office:value="0.00000355205036776" calcext:value-type="float">
            <text:p>3.552050367760E-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ercentage Difference = (SAL – SCL)/SAL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8931942058845" calcext:value-type="float">
            <text:p>8.931942058845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7664163788301" calcext:value-type="float">
            <text:p>7.664163788301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-0.000002921101261067" calcext:value-type="float">
            <text:p>-2.921101261067E-06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355205036776" calcext:value-type="float">
            <text:p>3.552050367760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Ratio 2 = (SCE/SCL) = Chord Error/Chord-Length</text:p>
          </table:table-cell>
          <table:table-cell table:style-name="ce2" office:value-type="float" office:value="0.00005705012452441" calcext:value-type="float">
            <text:p>5.705012452441E-05</text:p>
          </table:table-cell>
          <table:table-cell table:style-name="ce2" office:value-type="float" office:value="0.00007011661778683" calcext:value-type="float">
            <text:p>7.011661778683E-05</text:p>
          </table:table-cell>
          <table:table-cell table:style-name="ce2" office:value-type="float" office:value="0.00007202851879506" calcext:value-type="float">
            <text:p>7.202851879506E-05</text:p>
          </table:table-cell>
          <table:table-cell table:style-name="ce2" office:value-type="float" office:value="0.00007202932786929" calcext:value-type="float">
            <text:p>7.202932786929E-0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atio 2 = (SCE/SCL) = Chord Error/Chord-Length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5705012452441" calcext:value-type="float">
            <text:p>5.705012452441E-05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7011661778683" calcext:value-type="float">
            <text:p>7.011661778683E-05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7202851879506" calcext:value-type="float">
            <text:p>7.202851879506E-05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7202932786929" calcext:value-type="float">
            <text:p>7.202932786929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Total Sum-Arc-Theta (SAT) (rad)</text:p>
          </table:table-cell>
          <table:table-cell table:style-name="ce2" office:value-type="float" office:value="4.712304324578" calcext:value-type="float">
            <text:p>4.712304324578E+00</text:p>
          </table:table-cell>
          <table:table-cell table:style-name="ce2" office:value-type="float" office:value="4.71226880577" calcext:value-type="float">
            <text:p>4.712268805770E+00</text:p>
          </table:table-cell>
          <table:table-cell table:style-name="ce2" office:value-type="float" office:value="4.712349787227" calcext:value-type="float">
            <text:p>4.712349787227E+00</text:p>
          </table:table-cell>
          <table:table-cell table:style-name="ce2" office:value-type="float" office:value="4.712123379377" calcext:value-type="float">
            <text:p>4.712123379377E+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Sum-Arc-Theta (SAT) (rad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4.712304324578" calcext:value-type="float">
            <text:p>4.712304324578E+00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4.71226880577" calcext:value-type="float">
            <text:p>4.712268805770E+00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4.712349787227" calcext:value-type="float">
            <text:p>4.712349787227E+00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4.712123379377" calcext:value-type="float">
            <text:p>4.712123379377E+00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Total Sum-Arc-Area (SAA) (mm2)</text:p>
          </table:table-cell>
          <table:table-cell table:style-name="ce2" office:value-type="float" office:value="0.00003822127588087" calcext:value-type="float">
            <text:p>3.822127588087E-05</text:p>
          </table:table-cell>
          <table:table-cell table:style-name="ce2" office:value-type="float" office:value="0.00006182290957317" calcext:value-type="float">
            <text:p>6.182290957317E-05</text:p>
          </table:table-cell>
          <table:table-cell table:style-name="ce2" office:value-type="float" office:value="0.00006781012634326" calcext:value-type="float">
            <text:p>6.781012634326E-05</text:p>
          </table:table-cell>
          <table:table-cell table:style-name="ce2" office:value-type="float" office:value="0.00006777759239889" calcext:value-type="float">
            <text:p>6.777759239889E-0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Sum-Arc-Area (SAA) (mm2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3822127588087" calcext:value-type="float">
            <text:p>3.822127588087E-05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6182290957317" calcext:value-type="float">
            <text:p>6.182290957317E-05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6781012634326" calcext:value-type="float">
            <text:p>6.781012634326E-05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6777759239889" calcext:value-type="float">
            <text:p>6.777759239889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Ratio 3 = (SAA/SCL) = Arc-Area/Chord-Length</text:p>
          </table:table-cell>
          <table:table-cell table:style-name="ce2" office:value-type="float" office:value="0.00005705012452441" calcext:value-type="float">
            <text:p>5.705012452441E-05</text:p>
          </table:table-cell>
          <table:table-cell table:style-name="ce2" office:value-type="float" office:value="0.00007011661778683" calcext:value-type="float">
            <text:p>7.011661778683E-05</text:p>
          </table:table-cell>
          <table:table-cell table:style-name="ce2" office:value-type="float" office:value="0.00007202851879506" calcext:value-type="float">
            <text:p>7.202851879506E-05</text:p>
          </table:table-cell>
          <table:table-cell table:style-name="ce2" office:value-type="float" office:value="0.00007202932786929" calcext:value-type="float">
            <text:p>7.202932786929E-0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atio 3 = (SAA/SCL) = Arc-Area/Chord-Length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5705012452441" calcext:value-type="float">
            <text:p>5.705012452441E-05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7011661778683" calcext:value-type="float">
            <text:p>7.011661778683E-05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7202851879506" calcext:value-type="float">
            <text:p>7.202851879506E-05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7202932786929" calcext:value-type="float">
            <text:p>7.202932786929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Average-Chord-Error (ACE) (mm)</text:p>
          </table:table-cell>
          <table:table-cell table:style-name="ce2" office:value-type="float" office:value="0.0000005662512512745" calcext:value-type="float">
            <text:p>5.662512512745E-07</text:p>
          </table:table-cell>
          <table:table-cell table:style-name="ce2" office:value-type="float" office:value="0.0000009398272128007" calcext:value-type="float">
            <text:p>9.398272128007E-07</text:p>
          </table:table-cell>
          <table:table-cell table:style-name="ce2" office:value-type="float" office:value="0.0000009987467611463" calcext:value-type="float">
            <text:p>9.987467611463E-07</text:p>
          </table:table-cell>
          <table:table-cell table:style-name="ce2" office:value-type="float" office:value="0.0000009985225973861" calcext:value-type="float">
            <text:p>9.985225973861E-0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verage-Chord-Error (ACE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5662512512745" calcext:value-type="float">
            <text:p>5.662512512745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9398272128007" calcext:value-type="float">
            <text:p>9.398272128007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9987467611463" calcext:value-type="float">
            <text:p>9.987467611463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9985225973861" calcext:value-type="float">
            <text:p>9.985225973861E-07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Average-Arc-Length (AAL) (mm)</text:p>
          </table:table-cell>
          <table:table-cell table:style-name="ce2" office:value-type="float" office:value="0.009925504300871" calcext:value-type="float">
            <text:p>9.925504300871E-03</text:p>
          </table:table-cell>
          <table:table-cell table:style-name="ce2" office:value-type="float" office:value="0.01340377288107" calcext:value-type="float">
            <text:p>1.340377288107E-02</text:p>
          </table:table-cell>
          <table:table-cell table:style-name="ce2" office:value-type="float" office:value="0.01386599014779" calcext:value-type="float">
            <text:p>1.386599014779E-02</text:p>
          </table:table-cell>
          <table:table-cell table:style-name="ce2" office:value-type="float" office:value="0.01386272317668" calcext:value-type="float">
            <text:p>1.386272317668E-0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verage-Arc-Length (AAL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9925504300871" calcext:value-type="float">
            <text:p>9.925504300871E-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1340377288107" calcext:value-type="float">
            <text:p>1.340377288107E-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1386599014779" calcext:value-type="float">
            <text:p>1.386599014779E-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1386272317668" calcext:value-type="float">
            <text:p>1.386272317668E-02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Average-Chord-Length (ACL) (mm)</text:p>
          </table:table-cell>
          <table:table-cell table:style-name="ce2" office:value-type="float" office:value="0.009925504212216" calcext:value-type="float">
            <text:p>9.925504212216E-03</text:p>
          </table:table-cell>
          <table:table-cell table:style-name="ce2" office:value-type="float" office:value="0.01340377277834" calcext:value-type="float">
            <text:p>1.340377277834E-02</text:p>
          </table:table-cell>
          <table:table-cell table:style-name="ce2" office:value-type="float" office:value="0.01386599055283" calcext:value-type="float">
            <text:p>1.386599055283E-02</text:p>
          </table:table-cell>
          <table:table-cell table:style-name="ce2" office:value-type="float" office:value="0.01386272268427" calcext:value-type="float">
            <text:p>1.386272268427E-0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verage-Chord-Length (ACL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9925504212216" calcext:value-type="float">
            <text:p>9.925504212216E-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1340377277834" calcext:value-type="float">
            <text:p>1.340377277834E-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1386599055283" calcext:value-type="float">
            <text:p>1.386599055283E-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1386272268427" calcext:value-type="float">
            <text:p>1.386272268427E-02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Average-Arc-Theta (AAT) (rad)</text:p>
          </table:table-cell>
          <table:table-cell table:style-name="ce2" office:value-type="float" office:value="0.0004592889205241" calcext:value-type="float">
            <text:p>4.592889205241E-04</text:p>
          </table:table-cell>
          <table:table-cell table:style-name="ce2" office:value-type="float" office:value="0.0006201985793327" calcext:value-type="float">
            <text:p>6.201985793327E-04</text:p>
          </table:table-cell>
          <table:table-cell table:style-name="ce2" office:value-type="float" office:value="0.0006414851330284" calcext:value-type="float">
            <text:p>6.414851330284E-04</text:p>
          </table:table-cell>
          <table:table-cell table:style-name="ce2" office:value-type="float" office:value="0.0006414543124663" calcext:value-type="float">
            <text:p>6.414543124663E-0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verage-Arc-Theta (AAT) (rad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4592889205241" calcext:value-type="float">
            <text:p>4.592889205241E-04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6201985793327" calcext:value-type="float">
            <text:p>6.201985793327E-04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6414851330284" calcext:value-type="float">
            <text:p>6.414851330284E-04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6414543124663" calcext:value-type="float">
            <text:p>6.414543124663E-04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Average-Arc-Area (AAA) (mm2)</text:p>
          </table:table-cell>
          <table:table-cell table:style-name="ce2" office:value-type="float" office:value="0.000000003725270553691" calcext:value-type="float">
            <text:p>3.725270553691E-09</text:p>
          </table:table-cell>
          <table:table-cell table:style-name="ce2" office:value-type="float" office:value="0.00000000813673461084" calcext:value-type="float">
            <text:p>8.136734610840E-09</text:p>
          </table:table-cell>
          <table:table-cell table:style-name="ce2" office:value-type="float" office:value="0.000000009230891143923" calcext:value-type="float">
            <text:p>9.230891143923E-09</text:p>
          </table:table-cell>
          <table:table-cell table:style-name="ce2" office:value-type="float" office:value="0.000000009226462346704" calcext:value-type="float">
            <text:p>9.226462346704E-0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verage-Arc-Area (AAA) (mm2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003725270553691" calcext:value-type="float">
            <text:p>3.725270553691E-09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00813673461084" calcext:value-type="float">
            <text:p>8.136734610840E-09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009230891143923" calcext:value-type="float">
            <text:p>9.230891143923E-09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009226462346704" calcext:value-type="float">
            <text:p>9.226462346704E-09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8"/>
          <table:table-cell table:style-name="ce2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Algorithm actual runtime on computer (ART) (s) </text:p>
          </table:table-cell>
          <table:table-cell office:value-type="float" office:value="4.487434922" calcext:value-type="float">
            <text:p>4.487434922</text:p>
          </table:table-cell>
          <table:table-cell office:value-type="float" office:value="19.907344569" calcext:value-type="float">
            <text:p>19.907344569</text:p>
          </table:table-cell>
          <table:table-cell office:value-type="float" office:value="28.094412173" calcext:value-type="float">
            <text:p>28.094412173</text:p>
          </table:table-cell>
          <table:table-cell office:value-type="float" office:value="32.96324077" calcext:value-type="float">
            <text:p>32.9632407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lgorithm actual runtime on computer (ART) (s) </text:p>
          </table:table-cell>
          <table:table-cell office:value-type="string" calcext:value-type="string">
            <text:p>&amp;</text:p>
          </table:table-cell>
          <table:table-cell office:value-type="float" office:value="4.487434922" calcext:value-type="float">
            <text:p>4.487434922</text:p>
          </table:table-cell>
          <table:table-cell office:value-type="string" calcext:value-type="string">
            <text:p>&amp;</text:p>
          </table:table-cell>
          <table:table-cell office:value-type="float" office:value="19.907344569" calcext:value-type="float">
            <text:p>19.907344569</text:p>
          </table:table-cell>
          <table:table-cell office:value-type="string" calcext:value-type="string">
            <text:p>&amp;</text:p>
          </table:table-cell>
          <table:table-cell office:value-type="float" office:value="28.094412173" calcext:value-type="float">
            <text:p>28.094412173</text:p>
          </table:table-cell>
          <table:table-cell office:value-type="string" calcext:value-type="string">
            <text:p>&amp;</text:p>
          </table:table-cell>
          <table:table-cell office:value-type="float" office:value="32.96324077" calcext:value-type="float">
            <text:p>32.96324077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number-columns-repeated="2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12"/>
          <table:table-cell office:value-type="string" calcext:value-type="string">
            <text:p>Teardrop Performance 1: Chord-Error per Interpolated-Point</text:p>
          </table:table-cell>
          <table:table-cell/>
          <table:table-cell table:style-name="ce4" office:value-type="string" calcext:value-type="string">
            <text:p>(SCE/TIP)</text:p>
          </table:table-cell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2"/>
          <table:table-cell office:value-type="string" calcext:value-type="string">
            <text:p>FC10 Teardrop L0.18</text:p>
          </table:table-cell>
          <table:table-cell/>
          <table:table-cell table:style-name="ce2" office:value-type="float" office:value="0.0000005662512512745" calcext:value-type="float">
            <text:p>5.662512512745E-07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FC20 Teardrop L0.18</text:p>
          </table:table-cell>
          <table:table-cell/>
          <table:table-cell table:style-name="ce2" office:value-type="float" office:value="0.0000009398272128007" calcext:value-type="float">
            <text:p>9.398272128007E-0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C40-L0.18-A28-TEARDROP (9) ALGORITHM EXECUTION STATISTICS </text:p>
          </table:table-cell>
          <table:table-cell table:style-name="ce2"/>
          <table:table-cell table:number-columns-repeated="9"/>
          <table:table-cell office:value-type="string" calcext:value-type="string">
            <text:p>FC30 Teardrop L0.18</text:p>
          </table:table-cell>
          <table:table-cell/>
          <table:table-cell table:style-name="ce2" office:value-type="float" office:value="0.0000009987467611463" calcext:value-type="float">
            <text:p>9.987467611463E-0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/>
          <table:table-cell table:number-columns-repeated="9"/>
          <table:table-cell office:value-type="string" calcext:value-type="string">
            <text:p>FC40 Teardrop L0.18</text:p>
          </table:table-cell>
          <table:table-cell/>
          <table:table-cell table:style-name="ce2" office:value-type="float" office:value="0.0000009985225973861" calcext:value-type="float">
            <text:p>9.985225973861E-0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C40-L0.18-A28-TEARDROP TOTAL-INTERPOLATED-POINTS <text:s text:c="9"/></text:p>
          </table:table-cell>
          <table:table-cell table:style-name="ce2" office:value-type="float" office:value="7347" calcext:value-type="float">
            <text:p>7.347000000000E+03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FC40-L0.18-A28-TEARDROP SUM-CHORD-ERROR-(mm) <text:s text:c="14"/></text:p>
          </table:table-cell>
          <table:table-cell table:style-name="ce2" office:value-type="float" office:value="0.007335147000398" calcext:value-type="float">
            <text:p>7.335147000398E-03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FC40-L0.18-A28-TEARDROP SUM-CHORD-ERROR/TOT-INTERPOL-PNTS <text:s/></text:p>
          </table:table-cell>
          <table:table-cell table:style-name="ce2" office:value-type="float" office:value="0.0000009985225973861" calcext:value-type="float">
            <text:p>9.985225973861E-07</text:p>
          </table:table-cell>
          <table:table-cell table:number-columns-repeated="9"/>
          <table:table-cell office:value-type="string" calcext:value-type="string">
            <text:p>Teardrop Performance 2: Chord-Error per Chord-Length</text:p>
          </table:table-cell>
          <table:table-cell/>
          <table:table-cell table:style-name="ce4" office:value-type="string" calcext:value-type="string">
            <text:p>(SCE/SCL)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/>
          <table:table-cell table:number-columns-repeated="19"/>
        </table:table-row>
        <table:table-row table:style-name="ro1">
          <table:table-cell/>
          <table:table-cell office:value-type="string" calcext:value-type="string">
            <text:p>FC40-L0.18-A28-TEARDROP SUM-ARC-LENGTH-(mm) <text:s text:c="15"/></text:p>
          </table:table-cell>
          <table:table-cell table:style-name="ce2" office:value-type="float" office:value="101.8355644559" calcext:value-type="float">
            <text:p>1.018355644559E+02</text:p>
          </table:table-cell>
          <table:table-cell table:number-columns-repeated="9"/>
          <table:table-cell office:value-type="string" calcext:value-type="string">
            <text:p>FC10 Teardrop L0.18</text:p>
          </table:table-cell>
          <table:table-cell/>
          <table:table-cell office:value-type="float" office:value="0.00005705012452441" calcext:value-type="float">
            <text:p>5.705012452441E-0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C40-L0.18-A28-TEARDROP SUM-CHORD-LENGTH-(mm) <text:s text:c="13"/></text:p>
          </table:table-cell>
          <table:table-cell table:style-name="ce2" office:value-type="float" office:value="101.8355608386" calcext:value-type="float">
            <text:p>1.018355608386E+02</text:p>
          </table:table-cell>
          <table:table-cell table:number-columns-repeated="9"/>
          <table:table-cell office:value-type="string" calcext:value-type="string">
            <text:p>FC20 Teardrop L0.18</text:p>
          </table:table-cell>
          <table:table-cell/>
          <table:table-cell office:value-type="float" office:value="0.00007011661778683" calcext:value-type="float">
            <text:p>7.011661778683E-0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C40-L0.18-A28-TEARDROP DIFF-ARC-LENGTH-CHORD-LENGTH-(mm) <text:s/></text:p>
          </table:table-cell>
          <table:table-cell table:style-name="ce2" office:value-type="float" office:value="0.000003617250541765" calcext:value-type="float">
            <text:p>3.617250541765E-06</text:p>
          </table:table-cell>
          <table:table-cell table:number-columns-repeated="9"/>
          <table:table-cell office:value-type="string" calcext:value-type="string">
            <text:p>FC30 Teardrop L0.18</text:p>
          </table:table-cell>
          <table:table-cell/>
          <table:table-cell office:value-type="float" office:value="0.00007202851879506" calcext:value-type="float">
            <text:p>7.202851879506E-0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C40-L0.18-A28-TEARDROP PCNT-DIFF-ARC-CHORD-LENGTH <text:s text:c="8"/></text:p>
          </table:table-cell>
          <table:table-cell table:style-name="ce2" office:value-type="float" office:value="0.00000355205036776" calcext:value-type="float">
            <text:p>3.552050367760E-06</text:p>
          </table:table-cell>
          <table:table-cell table:number-columns-repeated="9"/>
          <table:table-cell office:value-type="string" calcext:value-type="string">
            <text:p>FC40 Teardrop L0.18</text:p>
          </table:table-cell>
          <table:table-cell/>
          <table:table-cell office:value-type="float" office:value="0.00007202932786929" calcext:value-type="float">
            <text:p>7.202932786929E-0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/>
          <table:table-cell table:number-columns-repeated="19"/>
        </table:table-row>
        <table:table-row table:style-name="ro1">
          <table:table-cell/>
          <table:table-cell office:value-type="string" calcext:value-type="string">
            <text:p>FC40-L0.18-A28-TEARDROP SUM-CHORD-ERROR/SUM-CHORD-LENGTH <text:s text:c="2"/></text:p>
          </table:table-cell>
          <table:table-cell table:style-name="ce2" office:value-type="float" office:value="0.00007202932786929" calcext:value-type="float">
            <text:p>7.202932786929E-05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2"/>
          <table:table-cell table:number-columns-repeated="9"/>
          <table:table-cell office:value-type="string" calcext:value-type="string">
            <text:p>Teardrop Performance 3: Arc-Area per Chord-Length</text:p>
          </table:table-cell>
          <table:table-cell/>
          <table:table-cell table:style-name="ce4" office:value-type="string" calcext:value-type="string">
            <text:p>(SAA/SCL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C40-L0.18-A28-TEARDROP SUM-ARC-THETA-(rad) <text:s text:c="15"/></text:p>
          </table:table-cell>
          <table:table-cell table:style-name="ce2" office:value-type="float" office:value="4.712123379377" calcext:value-type="float">
            <text:p>4.712123379377E+0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FC40-L0.18-A28-TEARDROP SUM-ARC-AREA-(mm2) <text:s text:c="16"/></text:p>
          </table:table-cell>
          <table:table-cell table:style-name="ce2" office:value-type="float" office:value="0.00006777759239889" calcext:value-type="float">
            <text:p>6.777759239889E-05</text:p>
          </table:table-cell>
          <table:table-cell table:number-columns-repeated="9"/>
          <table:table-cell office:value-type="string" calcext:value-type="string">
            <text:p>FC10 Teardrop L0.18</text:p>
          </table:table-cell>
          <table:table-cell/>
          <table:table-cell table:style-name="ce2" office:value-type="float" office:value="0.00005705012452441" calcext:value-type="float">
            <text:p>5.705012452441E-0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/>
          <table:table-cell table:number-columns-repeated="9"/>
          <table:table-cell office:value-type="string" calcext:value-type="string">
            <text:p>FC20 Teardrop L0.18</text:p>
          </table:table-cell>
          <table:table-cell/>
          <table:table-cell table:style-name="ce2" office:value-type="float" office:value="0.00007011661778683" calcext:value-type="float">
            <text:p>7.011661778683E-0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C40-L0.18-A28-TEARDROP SUM-ARC-AREA/SUM-CHORD-LENGTH <text:s text:c="5"/></text:p>
          </table:table-cell>
          <table:table-cell table:style-name="ce2" office:value-type="float" office:value="0.00007202932786929" calcext:value-type="float">
            <text:p>7.202932786929E-05</text:p>
          </table:table-cell>
          <table:table-cell table:number-columns-repeated="9"/>
          <table:table-cell office:value-type="string" calcext:value-type="string">
            <text:p>FC30 Teardrop L0.18</text:p>
          </table:table-cell>
          <table:table-cell/>
          <table:table-cell table:style-name="ce2" office:value-type="float" office:value="0.00007202851879506" calcext:value-type="float">
            <text:p>7.202851879506E-0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/>
          <table:table-cell table:number-columns-repeated="9"/>
          <table:table-cell office:value-type="string" calcext:value-type="string">
            <text:p>FC40 Teardrop L0.18</text:p>
          </table:table-cell>
          <table:table-cell/>
          <table:table-cell table:style-name="ce2" office:value-type="float" office:value="0.00007202932786929" calcext:value-type="float">
            <text:p>7.202932786929E-0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C40-L0.18-A28-TEARDROP AVG-CHORD-ERROR-(mm) <text:s text:c="14"/></text:p>
          </table:table-cell>
          <table:table-cell table:style-name="ce2" office:value-type="float" office:value="0.0000009985225973861" calcext:value-type="float">
            <text:p>9.985225973861E-07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FC40-L0.18-A28-TEARDROP AVG-ARC-LENGTH-(mm) <text:s text:c="15"/></text:p>
          </table:table-cell>
          <table:table-cell table:style-name="ce2" office:value-type="float" office:value="0.01386272317668" calcext:value-type="float">
            <text:p>1.386272317668E-0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FC40-L0.18-A28-TEARDROP AVG-CHORD-LENGTH-(mm) <text:s text:c="13"/></text:p>
          </table:table-cell>
          <table:table-cell table:style-name="ce2" office:value-type="float" office:value="0.01386272268427" calcext:value-type="float">
            <text:p>1.386272268427E-02</text:p>
          </table:table-cell>
          <table:table-cell table:number-columns-repeated="9"/>
          <table:table-cell office:value-type="string" calcext:value-type="string">
            <text:p>Teardrop Percentage Difference : Arc-Length vs Chord-Length</text:p>
          </table:table-cell>
          <table:table-cell/>
          <table:table-cell table:style-name="ce4" office:value-type="string" calcext:value-type="string">
            <text:p>(SAL-SCL)/(SAL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C40-L0.18-A28-TEARDROP AVG-ARC-THETA-(rad) <text:s text:c="15"/></text:p>
          </table:table-cell>
          <table:table-cell table:style-name="ce2" office:value-type="float" office:value="0.0006414543124663" calcext:value-type="float">
            <text:p>6.414543124663E-04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FC40-L0.18-A28-TEARDROP AVG-ARC-AREA-(mm2) <text:s text:c="16"/></text:p>
          </table:table-cell>
          <table:table-cell table:style-name="ce2" office:value-type="float" office:value="0.000000009226462346704" calcext:value-type="float">
            <text:p>9.226462346704E-09</text:p>
          </table:table-cell>
          <table:table-cell table:number-columns-repeated="9"/>
          <table:table-cell office:value-type="string" calcext:value-type="string">
            <text:p>FC10 Teardrop L0.18</text:p>
          </table:table-cell>
          <table:table-cell/>
          <table:table-cell office:value-type="float" office:value="0.0000008931942058845" calcext:value-type="float">
            <text:p>8.931942058845E-0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/>
          <table:table-cell table:number-columns-repeated="9"/>
          <table:table-cell office:value-type="string" calcext:value-type="string">
            <text:p>FC20 Teardrop L0.18</text:p>
          </table:table-cell>
          <table:table-cell/>
          <table:table-cell office:value-type="float" office:value="0.0000007664163788301" calcext:value-type="float">
            <text:p>7.664163788301E-0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date" office:date-value="2023-10-05T11:11:55.56" calcext:value-type="date">
            <text:p>2023-10-05 11:11:55</text:p>
          </table:table-cell>
          <table:table-cell table:style-name="ce2" office:value-type="string" calcext:value-type="string">
            <text:p>Total program run duration <text:s text:c="2"/></text:p>
          </table:table-cell>
          <table:table-cell office:value-type="string" calcext:value-type="string">
            <text:p><text:s/>32.963240770 seconds.</text:p>
          </table:table-cell>
          <table:table-cell table:number-columns-repeated="6"/>
          <table:table-cell office:value-type="string" calcext:value-type="string">
            <text:p><text:s/>32.963240770 seconds.</text:p>
          </table:table-cell>
          <table:table-cell/>
          <table:table-cell office:value-type="string" calcext:value-type="string">
            <text:p>FC30 Teardrop L0.18</text:p>
          </table:table-cell>
          <table:table-cell/>
          <table:table-cell office:value-type="float" office:value="-0.000002921101261067" calcext:value-type="float">
            <text:p>-2.921101261067E-06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FC40 Teardrop L0.18</text:p>
          </table:table-cell>
          <table:table-cell/>
          <table:table-cell office:value-type="float" office:value="0.00000355205036776" calcext:value-type="float">
            <text:p>3.55205036776E-06</text:p>
          </table:table-cell>
          <table:table-cell table:number-columns-repeated="7"/>
        </table:table-row>
        <table:table-row table:style-name="ro1" table:number-rows-repeated="1048513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2" loext:min-decimal-places="12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8">00/00/0000</text:date>, <text:time style:data-style-name="N2" text:time-value="07:08:58.6520245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5T07:00:02.303865667</meta:creation-date>
    <dc:date>2023-10-18T07:30:54.884907172</dc:date>
    <meta:editing-duration>PT3H54M54S</meta:editing-duration>
    <meta:editing-cycles>37</meta:editing-cycles>
    <meta:generator>LibreOffice/6.4.7.2$Linux_X86_64 LibreOffice_project/40$Build-2</meta:generator>
    <meta:document-statistic meta:table-count="4" meta:cell-count="2944" meta:object-count="0"/>
  </office:meta>
</office:document-meta>
</file>